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02cm"/>
    </style:style>
    <style:style style:name="co3" style:family="table-column">
      <style:table-column-properties fo:break-before="auto" style:column-width="1.455cm"/>
    </style:style>
    <style:style style:name="co4" style:family="table-column">
      <style:table-column-properties fo:break-before="auto" style:column-width="1.189cm"/>
    </style:style>
    <style:style style:name="co5" style:family="table-column">
      <style:table-column-properties fo:break-before="auto" style:column-width="1.646cm"/>
    </style:style>
    <style:style style:name="co6" style:family="table-column">
      <style:table-column-properties fo:break-before="auto" style:column-width="1.265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>
            <text:p>#seconds</text:p>
          </table:table-cell>
          <table:table-cell office:value-type="string">
            <text:p>angular_velocity</text:p>
          </table:table-cell>
          <table:table-cell office:value-type="string">
            <text:p>angle</text:p>
          </table:table-cell>
          <table:table-cell office:value-type="string">
            <text:p>torque</text:p>
          </table:table-cell>
          <table:table-cell office:value-type="string">
            <text:p>power</text:p>
          </table:table-cell>
          <table:table-cell office:value-type="string">
            <text:p>P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string">
            <text:p>J</text:p>
          </table:table-cell>
          <table:table-cell/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9.4">
            <text:p>9.4</text:p>
          </table:table-cell>
          <table:table-cell office:value-type="float" office:value="0.41">
            <text:p>0.41</text:p>
          </table:table-cell>
          <table:table-cell office:value-type="float" office:value="-0.055">
            <text:p>-0.055</text:p>
          </table:table-cell>
          <table:table-cell office:value-type="float" office:value="0.504">
            <text:p>0.504</text:p>
          </table:table-cell>
          <table:table-cell office:value-type="float" office:value="-0.013">
            <text:p>-0.013</text:p>
          </table:table-cell>
          <table:table-cell office:value-type="float" office:value="-0.021">
            <text:p>-0.021</text:p>
          </table:table-cell>
          <table:table-cell office:value-type="float" office:value="-0.02">
            <text:p>-0.02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9.4">
            <text:p>9.4</text:p>
          </table:table-cell>
          <table:table-cell office:value-type="float" office:value="0.41">
            <text:p>0.41</text:p>
          </table:table-cell>
          <table:table-cell office:value-type="float" office:value="-0.055">
            <text:p>-0.055</text:p>
          </table:table-cell>
          <table:table-cell office:value-type="float" office:value="0.504">
            <text:p>0.504</text:p>
          </table:table-cell>
          <table:table-cell office:value-type="float" office:value="-0.013">
            <text:p>-0.013</text:p>
          </table:table-cell>
          <table:table-cell office:value-type="float" office:value="-0.021">
            <text:p>-0.021</text:p>
          </table:table-cell>
          <table:table-cell office:value-type="float" office:value="-0.02">
            <text:p>-0.02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-0.78">
            <text:p>-0.78</text:p>
          </table:table-cell>
          <table:table-cell office:value-type="float" office:value="0.43">
            <text:p>0.43</text:p>
          </table:table-cell>
          <table:table-cell office:value-type="float" office:value="-0.035">
            <text:p>-0.035</text:p>
          </table:table-cell>
          <table:table-cell office:value-type="float" office:value="0.504">
            <text:p>0.504</text:p>
          </table:table-cell>
          <table:table-cell office:value-type="float" office:value="-0.015">
            <text:p>-0.015</text:p>
          </table:table-cell>
          <table:table-cell office:value-type="float" office:value="-0.021">
            <text:p>-0.021</text:p>
          </table:table-cell>
          <table:table-cell office:value-type="float" office:value="0.0039">
            <text:p>0.0039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-0.78">
            <text:p>-0.78</text:p>
          </table:table-cell>
          <table:table-cell office:value-type="float" office:value="0.43">
            <text:p>0.43</text:p>
          </table:table-cell>
          <table:table-cell office:value-type="float" office:value="-0.035">
            <text:p>-0.035</text:p>
          </table:table-cell>
          <table:table-cell office:value-type="float" office:value="0.504">
            <text:p>0.504</text:p>
          </table:table-cell>
          <table:table-cell office:value-type="float" office:value="-0.015">
            <text:p>-0.015</text:p>
          </table:table-cell>
          <table:table-cell office:value-type="float" office:value="-0.021">
            <text:p>-0.021</text:p>
          </table:table-cell>
          <table:table-cell office:value-type="float" office:value="0.0039">
            <text:p>0.0039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-4.7">
            <text:p>-4.7</text:p>
          </table:table-cell>
          <table:table-cell office:value-type="float" office:value="0.39">
            <text:p>0.39</text:p>
          </table:table-cell>
          <table:table-cell office:value-type="float" office:value="-0.023">
            <text:p>-0.023</text:p>
          </table:table-cell>
          <table:table-cell office:value-type="float" office:value="0.508">
            <text:p>0.508</text:p>
          </table:table-cell>
          <table:table-cell office:value-type="float" office:value="-0.013">
            <text:p>-0.013</text:p>
          </table:table-cell>
          <table:table-cell office:value-type="float" office:value="-0.022">
            <text:p>-0.022</text:p>
          </table:table-cell>
          <table:table-cell office:value-type="float" office:value="0.01">
            <text:p>0.01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4.7">
            <text:p>-4.7</text:p>
          </table:table-cell>
          <table:table-cell office:value-type="float" office:value="0.39">
            <text:p>0.39</text:p>
          </table:table-cell>
          <table:table-cell office:value-type="float" office:value="-0.023">
            <text:p>-0.023</text:p>
          </table:table-cell>
          <table:table-cell office:value-type="float" office:value="0.508">
            <text:p>0.508</text:p>
          </table:table-cell>
          <table:table-cell office:value-type="float" office:value="-0.013">
            <text:p>-0.013</text:p>
          </table:table-cell>
          <table:table-cell office:value-type="float" office:value="-0.022">
            <text:p>-0.022</text:p>
          </table:table-cell>
          <table:table-cell office:value-type="float" office:value="0.01">
            <text:p>0.01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-2.3">
            <text:p>-2.3</text:p>
          </table:table-cell>
          <table:table-cell office:value-type="float" office:value="0.38">
            <text:p>0.38</text:p>
          </table:table-cell>
          <table:table-cell office:value-type="float" office:value="-0.039">
            <text:p>-0.039</text:p>
          </table:table-cell>
          <table:table-cell office:value-type="float" office:value="0.508">
            <text:p>0.508</text:p>
          </table:table-cell>
          <table:table-cell office:value-type="float" office:value="-0.011">
            <text:p>-0.011</text:p>
          </table:table-cell>
          <table:table-cell office:value-type="float" office:value="-0.022">
            <text:p>-0.022</text:p>
          </table:table-cell>
          <table:table-cell office:value-type="float" office:value="-0.0039">
            <text:p>-0.0039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-2.3">
            <text:p>-2.3</text:p>
          </table:table-cell>
          <table:table-cell office:value-type="float" office:value="0.38">
            <text:p>0.38</text:p>
          </table:table-cell>
          <table:table-cell office:value-type="float" office:value="-0.039">
            <text:p>-0.039</text:p>
          </table:table-cell>
          <table:table-cell office:value-type="float" office:value="0.508">
            <text:p>0.508</text:p>
          </table:table-cell>
          <table:table-cell office:value-type="float" office:value="-0.011">
            <text:p>-0.011</text:p>
          </table:table-cell>
          <table:table-cell office:value-type="float" office:value="-0.022">
            <text:p>-0.022</text:p>
          </table:table-cell>
          <table:table-cell office:value-type="float" office:value="-0.0039">
            <text:p>-0.0039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2.3">
            <text:p>2.3</text:p>
          </table:table-cell>
          <table:table-cell office:value-type="float" office:value="0.4">
            <text:p>0.4</text:p>
          </table:table-cell>
          <table:table-cell office:value-type="float" office:value="-0.043">
            <text:p>-0.043</text:p>
          </table:table-cell>
          <table:table-cell office:value-type="float" office:value="0.508">
            <text:p>0.508</text:p>
          </table:table-cell>
          <table:table-cell office:value-type="float" office:value="-0.013">
            <text:p>-0.013</text:p>
          </table:table-cell>
          <table:table-cell office:value-type="float" office:value="-0.023">
            <text:p>-0.023</text:p>
          </table:table-cell>
          <table:table-cell office:value-type="float" office:value="-0.0055">
            <text:p>-0.0055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2.3">
            <text:p>2.3</text:p>
          </table:table-cell>
          <table:table-cell office:value-type="float" office:value="0.4">
            <text:p>0.4</text:p>
          </table:table-cell>
          <table:table-cell office:value-type="float" office:value="-0.043">
            <text:p>-0.043</text:p>
          </table:table-cell>
          <table:table-cell office:value-type="float" office:value="0.508">
            <text:p>0.508</text:p>
          </table:table-cell>
          <table:table-cell office:value-type="float" office:value="-0.013">
            <text:p>-0.013</text:p>
          </table:table-cell>
          <table:table-cell office:value-type="float" office:value="-0.023">
            <text:p>-0.023</text:p>
          </table:table-cell>
          <table:table-cell office:value-type="float" office:value="-0.0055">
            <text:p>-0.0055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2.3">
            <text:p>2.3</text:p>
          </table:table-cell>
          <table:table-cell office:value-type="float" office:value="0.42">
            <text:p>0.42</text:p>
          </table:table-cell>
          <table:table-cell office:value-type="float" office:value="-0.035">
            <text:p>-0.035</text:p>
          </table:table-cell>
          <table:table-cell office:value-type="float" office:value="0.508">
            <text:p>0.508</text:p>
          </table:table-cell>
          <table:table-cell office:value-type="float" office:value="-0.014">
            <text:p>-0.014</text:p>
          </table:table-cell>
          <table:table-cell office:value-type="float" office:value="-0.023">
            <text:p>-0.023</text:p>
          </table:table-cell>
          <table:table-cell office:value-type="float" office:value="0.0023">
            <text:p>0.0023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2.3">
            <text:p>2.3</text:p>
          </table:table-cell>
          <table:table-cell office:value-type="float" office:value="0.42">
            <text:p>0.42</text:p>
          </table:table-cell>
          <table:table-cell office:value-type="float" office:value="-0.035">
            <text:p>-0.035</text:p>
          </table:table-cell>
          <table:table-cell office:value-type="float" office:value="0.508">
            <text:p>0.508</text:p>
          </table:table-cell>
          <table:table-cell office:value-type="float" office:value="-0.014">
            <text:p>-0.014</text:p>
          </table:table-cell>
          <table:table-cell office:value-type="float" office:value="-0.023">
            <text:p>-0.023</text:p>
          </table:table-cell>
          <table:table-cell office:value-type="float" office:value="0.0023">
            <text:p>0.0023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-2.3">
            <text:p>-2.3</text:p>
          </table:table-cell>
          <table:table-cell office:value-type="float" office:value="0.42">
            <text:p>0.42</text:p>
          </table:table-cell>
          <table:table-cell office:value-type="float" office:value="-0.086">
            <text:p>-0.086</text:p>
          </table:table-cell>
          <table:table-cell office:value-type="float" office:value="0.512">
            <text:p>0.512</text:p>
          </table:table-cell>
          <table:table-cell office:value-type="float" office:value="-0.03">
            <text:p>-0.03</text:p>
          </table:table-cell>
          <table:table-cell office:value-type="float" office:value="-0.024">
            <text:p>-0.024</text:p>
          </table:table-cell>
          <table:table-cell office:value-type="float" office:value="-0.03">
            <text:p>-0.03</text:p>
          </table:table-cell>
          <table:table-cell office:value-type="float" office:value="-0.000122">
            <text:p>-0.000122</text:p>
          </table:table-cell>
          <table:table-cell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-2.3">
            <text:p>-2.3</text:p>
          </table:table-cell>
          <table:table-cell office:value-type="float" office:value="0.42">
            <text:p>0.42</text:p>
          </table:table-cell>
          <table:table-cell office:value-type="float" office:value="-0.086">
            <text:p>-0.086</text:p>
          </table:table-cell>
          <table:table-cell office:value-type="float" office:value="0.512">
            <text:p>0.512</text:p>
          </table:table-cell>
          <table:table-cell office:value-type="float" office:value="-0.03">
            <text:p>-0.03</text:p>
          </table:table-cell>
          <table:table-cell office:value-type="float" office:value="-0.024">
            <text:p>-0.024</text:p>
          </table:table-cell>
          <table:table-cell office:value-type="float" office:value="-0.03">
            <text:p>-0.03</text:p>
          </table:table-cell>
          <table:table-cell office:value-type="float" office:value="-0.000122">
            <text:p>-0.000122</text:p>
          </table:table-cell>
          <table:table-cell/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-15">
            <text:p>-15</text:p>
          </table:table-cell>
          <table:table-cell office:value-type="float" office:value="0.35">
            <text:p>0.35</text:p>
          </table:table-cell>
          <table:table-cell office:value-type="float" office:value="-0.023">
            <text:p>-0.023</text:p>
          </table:table-cell>
          <table:table-cell office:value-type="float" office:value="0.508">
            <text:p>0.508</text:p>
          </table:table-cell>
          <table:table-cell office:value-type="float" office:value="-0.026">
            <text:p>-0.026</text:p>
          </table:table-cell>
          <table:table-cell office:value-type="float" office:value="-0.025">
            <text:p>-0.025</text:p>
          </table:table-cell>
          <table:table-cell office:value-type="float" office:value="0.027">
            <text:p>0.027</text:p>
          </table:table-cell>
          <table:table-cell office:value-type="float" office:value="0.000305">
            <text:p>0.000305</text:p>
          </table:table-cell>
          <table:table-cell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-15">
            <text:p>-15</text:p>
          </table:table-cell>
          <table:table-cell office:value-type="float" office:value="0.35">
            <text:p>0.35</text:p>
          </table:table-cell>
          <table:table-cell office:value-type="float" office:value="-0.023">
            <text:p>-0.023</text:p>
          </table:table-cell>
          <table:table-cell office:value-type="float" office:value="0.508">
            <text:p>0.508</text:p>
          </table:table-cell>
          <table:table-cell office:value-type="float" office:value="-0.026">
            <text:p>-0.026</text:p>
          </table:table-cell>
          <table:table-cell office:value-type="float" office:value="-0.025">
            <text:p>-0.025</text:p>
          </table:table-cell>
          <table:table-cell office:value-type="float" office:value="0.027">
            <text:p>0.027</text:p>
          </table:table-cell>
          <table:table-cell office:value-type="float" office:value="0.000305">
            <text:p>0.000305</text:p>
          </table:table-cell>
          <table:table-cell/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-13">
            <text:p>-13</text:p>
          </table:table-cell>
          <table:table-cell office:value-type="float" office:value="0.23">
            <text:p>0.23</text:p>
          </table:table-cell>
          <table:table-cell office:value-type="float" office:value="-0.027">
            <text:p>-0.027</text:p>
          </table:table-cell>
          <table:table-cell office:value-type="float" office:value="0.508">
            <text:p>0.508</text:p>
          </table:table-cell>
          <table:table-cell office:value-type="float" office:value="-0.017">
            <text:p>-0.017</text:p>
          </table:table-cell>
          <table:table-cell office:value-type="float" office:value="-0.026">
            <text:p>-0.026</text:p>
          </table:table-cell>
          <table:table-cell office:value-type="float" office:value="0.016">
            <text:p>0.016</text:p>
          </table:table-cell>
          <table:table-cell office:value-type="float" office:value="0.000793">
            <text:p>0.000793</text:p>
          </table:table-cell>
          <table:table-cell/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-13">
            <text:p>-13</text:p>
          </table:table-cell>
          <table:table-cell office:value-type="float" office:value="0.23">
            <text:p>0.23</text:p>
          </table:table-cell>
          <table:table-cell office:value-type="float" office:value="-0.027">
            <text:p>-0.027</text:p>
          </table:table-cell>
          <table:table-cell office:value-type="float" office:value="0.508">
            <text:p>0.508</text:p>
          </table:table-cell>
          <table:table-cell office:value-type="float" office:value="-0.017">
            <text:p>-0.017</text:p>
          </table:table-cell>
          <table:table-cell office:value-type="float" office:value="-0.026">
            <text:p>-0.026</text:p>
          </table:table-cell>
          <table:table-cell office:value-type="float" office:value="0.016">
            <text:p>0.016</text:p>
          </table:table-cell>
          <table:table-cell office:value-type="float" office:value="0.000793">
            <text:p>0.000793</text:p>
          </table:table-cell>
          <table:table-cell/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-5.5">
            <text:p>-5.5</text:p>
          </table:table-cell>
          <table:table-cell office:value-type="float" office:value="0.17">
            <text:p>0.17</text:p>
          </table:table-cell>
          <table:table-cell office:value-type="float" office:value="-0.039">
            <text:p>-0.039</text:p>
          </table:table-cell>
          <table:table-cell office:value-type="float" office:value="0.508">
            <text:p>0.508</text:p>
          </table:table-cell>
          <table:table-cell office:value-type="float" office:value="-0.013">
            <text:p>-0.013</text:p>
          </table:table-cell>
          <table:table-cell office:value-type="float" office:value="-0.026">
            <text:p>-0.026</text:p>
          </table:table-cell>
          <table:table-cell office:value-type="float" office:value="0.0016">
            <text:p>0.0016</text:p>
          </table:table-cell>
          <table:table-cell office:value-type="float" office:value="0.000366">
            <text:p>0.000366</text:p>
          </table:table-cell>
          <table:table-cell/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-5.5">
            <text:p>-5.5</text:p>
          </table:table-cell>
          <table:table-cell office:value-type="float" office:value="0.17">
            <text:p>0.17</text:p>
          </table:table-cell>
          <table:table-cell office:value-type="float" office:value="-0.039">
            <text:p>-0.039</text:p>
          </table:table-cell>
          <table:table-cell office:value-type="float" office:value="0.508">
            <text:p>0.508</text:p>
          </table:table-cell>
          <table:table-cell office:value-type="float" office:value="-0.013">
            <text:p>-0.013</text:p>
          </table:table-cell>
          <table:table-cell office:value-type="float" office:value="-0.026">
            <text:p>-0.026</text:p>
          </table:table-cell>
          <table:table-cell office:value-type="float" office:value="0.0016">
            <text:p>0.0016</text:p>
          </table:table-cell>
          <table:table-cell office:value-type="float" office:value="0.000366">
            <text:p>0.000366</text:p>
          </table:table-cell>
          <table:table-cell/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-3.1">
            <text:p>-3.1</text:p>
          </table:table-cell>
          <table:table-cell office:value-type="float" office:value="0.16">
            <text:p>0.16</text:p>
          </table:table-cell>
          <table:table-cell office:value-type="float" office:value="-0.039">
            <text:p>-0.039</text:p>
          </table:table-cell>
          <table:table-cell office:value-type="float" office:value="0.508">
            <text:p>0.508</text:p>
          </table:table-cell>
          <table:table-cell office:value-type="float" office:value="-0.012">
            <text:p>-0.012</text:p>
          </table:table-cell>
          <table:table-cell office:value-type="float" office:value="-0.027">
            <text:p>-0.027</text:p>
          </table:table-cell>
          <table:table-cell office:value-type="float" office:value="0">
            <text:p>0</text:p>
          </table:table-cell>
          <table:table-cell office:value-type="float" office:value="0.000305">
            <text:p>0.000305</text:p>
          </table:table-cell>
          <table:table-cell/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-3.1">
            <text:p>-3.1</text:p>
          </table:table-cell>
          <table:table-cell office:value-type="float" office:value="0.16">
            <text:p>0.16</text:p>
          </table:table-cell>
          <table:table-cell office:value-type="float" office:value="-0.039">
            <text:p>-0.039</text:p>
          </table:table-cell>
          <table:table-cell office:value-type="float" office:value="0.508">
            <text:p>0.508</text:p>
          </table:table-cell>
          <table:table-cell office:value-type="float" office:value="-0.012">
            <text:p>-0.012</text:p>
          </table:table-cell>
          <table:table-cell office:value-type="float" office:value="-0.027">
            <text:p>-0.027</text:p>
          </table:table-cell>
          <table:table-cell office:value-type="float" office:value="0">
            <text:p>0</text:p>
          </table:table-cell>
          <table:table-cell office:value-type="float" office:value="0.000305">
            <text:p>0.000305</text:p>
          </table:table-cell>
          <table:table-cell/>
        </table:table-row>
        <table:table-row table:style-name="ro1">
          <table:table-cell office:value-type="float" office:value="1.85">
            <text:p>1.85</text:p>
          </table:table-cell>
          <table:table-cell office:value-type="float" office:value="-3.1">
            <text:p>-3.1</text:p>
          </table:table-cell>
          <table:table-cell office:value-type="float" office:value="0.13">
            <text:p>0.13</text:p>
          </table:table-cell>
          <table:table-cell office:value-type="float" office:value="-0.035">
            <text:p>-0.035</text:p>
          </table:table-cell>
          <table:table-cell office:value-type="float" office:value="0.504">
            <text:p>0.504</text:p>
          </table:table-cell>
          <table:table-cell office:value-type="float" office:value="-0.01">
            <text:p>-0.01</text:p>
          </table:table-cell>
          <table:table-cell office:value-type="float" office:value="-0.027">
            <text:p>-0.027</text:p>
          </table:table-cell>
          <table:table-cell office:value-type="float" office:value="0.0039">
            <text:p>0.0039</text:p>
          </table:table-cell>
          <table:table-cell office:value-type="float" office:value="0.000305">
            <text:p>0.000305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 office:value-type="float" office:value="-3.1">
            <text:p>-3.1</text:p>
          </table:table-cell>
          <table:table-cell office:value-type="float" office:value="0.13">
            <text:p>0.13</text:p>
          </table:table-cell>
          <table:table-cell office:value-type="float" office:value="-0.035">
            <text:p>-0.035</text:p>
          </table:table-cell>
          <table:table-cell office:value-type="float" office:value="0.504">
            <text:p>0.504</text:p>
          </table:table-cell>
          <table:table-cell office:value-type="float" office:value="-0.01">
            <text:p>-0.01</text:p>
          </table:table-cell>
          <table:table-cell office:value-type="float" office:value="-0.027">
            <text:p>-0.027</text:p>
          </table:table-cell>
          <table:table-cell office:value-type="float" office:value="0.0039">
            <text:p>0.0039</text:p>
          </table:table-cell>
          <table:table-cell office:value-type="float" office:value="0.000305">
            <text:p>0.000305</text:p>
          </table:table-cell>
          <table:table-cell/>
        </table:table-row>
        <table:table-row table:style-name="ro1">
          <table:table-cell office:value-type="float" office:value="1.95">
            <text:p>1.95</text:p>
          </table:table-cell>
          <table:table-cell office:value-type="float" office:value="-3.9">
            <text:p>-3.9</text:p>
          </table:table-cell>
          <table:table-cell office:value-type="float" office:value="0.091">
            <text:p>0.091</text:p>
          </table:table-cell>
          <table:table-cell office:value-type="float" office:value="0.012">
            <text:p>0.012</text:p>
          </table:table-cell>
          <table:table-cell office:value-type="float" office:value="0.5">
            <text:p>0.5</text:p>
          </table:table-cell>
          <table:table-cell office:value-type="float" office:value="-0.0047">
            <text:p>-0.0047</text:p>
          </table:table-cell>
          <table:table-cell office:value-type="float" office:value="-0.027">
            <text:p>-0.027</text:p>
          </table:table-cell>
          <table:table-cell office:value-type="float" office:value="0.045">
            <text:p>0.045</text:p>
          </table:table-cell>
          <table:table-cell office:value-type="float" office:value="0.0322">
            <text:p>0.032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3.9">
            <text:p>-3.9</text:p>
          </table:table-cell>
          <table:table-cell office:value-type="float" office:value="0.091">
            <text:p>0.091</text:p>
          </table:table-cell>
          <table:table-cell office:value-type="float" office:value="0.012">
            <text:p>0.012</text:p>
          </table:table-cell>
          <table:table-cell office:value-type="float" office:value="0.5">
            <text:p>0.5</text:p>
          </table:table-cell>
          <table:table-cell office:value-type="float" office:value="-0.0047">
            <text:p>-0.0047</text:p>
          </table:table-cell>
          <table:table-cell office:value-type="float" office:value="-0.027">
            <text:p>-0.027</text:p>
          </table:table-cell>
          <table:table-cell office:value-type="float" office:value="0.045">
            <text:p>0.045</text:p>
          </table:table-cell>
          <table:table-cell office:value-type="float" office:value="0.0322">
            <text:p>0.0322</text:p>
          </table:table-cell>
          <table:table-cell/>
        </table:table-row>
        <table:table-row table:style-name="ro1">
          <table:table-cell office:value-type="float" office:value="2.05">
            <text:p>2.05</text:p>
          </table:table-cell>
          <table:table-cell office:value-type="float" office:value="-1.6">
            <text:p>-1.6</text:p>
          </table:table-cell>
          <table:table-cell office:value-type="float" office:value="0.056">
            <text:p>0.056</text:p>
          </table:table-cell>
          <table:table-cell office:value-type="float" office:value="0.012">
            <text:p>0.012</text:p>
          </table:table-cell>
          <table:table-cell office:value-type="float" office:value="0.504">
            <text:p>0.504</text:p>
          </table:table-cell>
          <table:table-cell office:value-type="float" office:value="0.012">
            <text:p>0.012</text:p>
          </table:table-cell>
          <table:table-cell office:value-type="float" office:value="-0.027">
            <text:p>-0.027</text:p>
          </table:table-cell>
          <table:table-cell office:value-type="float" office:value="0.027">
            <text:p>0.027</text:p>
          </table:table-cell>
          <table:table-cell office:value-type="float" office:value="0.219">
            <text:p>0.219</text:p>
          </table:table-cell>
          <table:table-cell/>
        </table:table-row>
        <table:table-row table:style-name="ro1">
          <table:table-cell office:value-type="float" office:value="2.1">
            <text:p>2.1</text:p>
          </table:table-cell>
          <table:table-cell office:value-type="float" office:value="-1.6">
            <text:p>-1.6</text:p>
          </table:table-cell>
          <table:table-cell office:value-type="float" office:value="0.056">
            <text:p>0.056</text:p>
          </table:table-cell>
          <table:table-cell office:value-type="float" office:value="0.012">
            <text:p>0.012</text:p>
          </table:table-cell>
          <table:table-cell office:value-type="float" office:value="0.504">
            <text:p>0.504</text:p>
          </table:table-cell>
          <table:table-cell office:value-type="float" office:value="0.012">
            <text:p>0.012</text:p>
          </table:table-cell>
          <table:table-cell office:value-type="float" office:value="-0.027">
            <text:p>-0.027</text:p>
          </table:table-cell>
          <table:table-cell office:value-type="float" office:value="0.027">
            <text:p>0.027</text:p>
          </table:table-cell>
          <table:table-cell office:value-type="float" office:value="0.219">
            <text:p>0.219</text:p>
          </table:table-cell>
          <table:table-cell/>
        </table:table-row>
        <table:table-row table:style-name="ro1">
          <table:table-cell office:value-type="float" office:value="2.15">
            <text:p>2.15</text:p>
          </table:table-cell>
          <table:table-cell office:value-type="float" office:value="14">
            <text:p>14</text:p>
          </table:table-cell>
          <table:table-cell office:value-type="float" office:value="0.12">
            <text:p>0.12</text:p>
          </table:table-cell>
          <table:table-cell office:value-type="float" office:value="-0.043">
            <text:p>-0.043</text:p>
          </table:table-cell>
          <table:table-cell office:value-type="float" office:value="0.504">
            <text:p>0.504</text:p>
          </table:table-cell>
          <table:table-cell office:value-type="float" office:value="0.0078">
            <text:p>0.0078</text:p>
          </table:table-cell>
          <table:table-cell office:value-type="float" office:value="-0.027">
            <text:p>-0.027</text:p>
          </table:table-cell>
          <table:table-cell office:value-type="float" office:value="-0.023">
            <text:p>-0.023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14">
            <text:p>14</text:p>
          </table:table-cell>
          <table:table-cell office:value-type="float" office:value="0.12">
            <text:p>0.12</text:p>
          </table:table-cell>
          <table:table-cell office:value-type="float" office:value="-0.043">
            <text:p>-0.043</text:p>
          </table:table-cell>
          <table:table-cell office:value-type="float" office:value="0.504">
            <text:p>0.504</text:p>
          </table:table-cell>
          <table:table-cell office:value-type="float" office:value="0.0078">
            <text:p>0.0078</text:p>
          </table:table-cell>
          <table:table-cell office:value-type="float" office:value="-0.027">
            <text:p>-0.027</text:p>
          </table:table-cell>
          <table:table-cell office:value-type="float" office:value="-0.023">
            <text:p>-0.023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2.25">
            <text:p>2.25</text:p>
          </table:table-cell>
          <table:table-cell office:value-type="float" office:value="15">
            <text:p>15</text:p>
          </table:table-cell>
          <table:table-cell office:value-type="float" office:value="0.25">
            <text:p>0.25</text:p>
          </table:table-cell>
          <table:table-cell office:value-type="float" office:value="-0.051">
            <text:p>-0.051</text:p>
          </table:table-cell>
          <table:table-cell office:value-type="float" office:value="0.508">
            <text:p>0.508</text:p>
          </table:table-cell>
          <table:table-cell office:value-type="float" office:value="-0.0016">
            <text:p>-0.0016</text:p>
          </table:table-cell>
          <table:table-cell office:value-type="float" office:value="-0.027">
            <text:p>-0.027</text:p>
          </table:table-cell>
          <table:table-cell office:value-type="float" office:value="-0.022">
            <text:p>-0.022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2.3">
            <text:p>2.3</text:p>
          </table:table-cell>
          <table:table-cell office:value-type="float" office:value="15">
            <text:p>15</text:p>
          </table:table-cell>
          <table:table-cell office:value-type="float" office:value="0.25">
            <text:p>0.25</text:p>
          </table:table-cell>
          <table:table-cell office:value-type="float" office:value="-0.051">
            <text:p>-0.051</text:p>
          </table:table-cell>
          <table:table-cell office:value-type="float" office:value="0.508">
            <text:p>0.508</text:p>
          </table:table-cell>
          <table:table-cell office:value-type="float" office:value="-0.0016">
            <text:p>-0.0016</text:p>
          </table:table-cell>
          <table:table-cell office:value-type="float" office:value="-0.027">
            <text:p>-0.027</text:p>
          </table:table-cell>
          <table:table-cell office:value-type="float" office:value="-0.022">
            <text:p>-0.022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2.35">
            <text:p>2.35</text:p>
          </table:table-cell>
          <table:table-cell office:value-type="float" office:value="4.7">
            <text:p>4.7</text:p>
          </table:table-cell>
          <table:table-cell office:value-type="float" office:value="0.32">
            <text:p>0.32</text:p>
          </table:table-cell>
          <table:table-cell office:value-type="float" office:value="-0.047">
            <text:p>-0.047</text:p>
          </table:table-cell>
          <table:table-cell office:value-type="float" office:value="0.508">
            <text:p>0.508</text:p>
          </table:table-cell>
          <table:table-cell office:value-type="float" office:value="-0.007">
            <text:p>-0.007</text:p>
          </table:table-cell>
          <table:table-cell office:value-type="float" office:value="-0.027">
            <text:p>-0.027</text:p>
          </table:table-cell>
          <table:table-cell office:value-type="float" office:value="-0.012">
            <text:p>-0.012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2.4">
            <text:p>2.4</text:p>
          </table:table-cell>
          <table:table-cell office:value-type="float" office:value="4.7">
            <text:p>4.7</text:p>
          </table:table-cell>
          <table:table-cell office:value-type="float" office:value="0.32">
            <text:p>0.32</text:p>
          </table:table-cell>
          <table:table-cell office:value-type="float" office:value="-0.047">
            <text:p>-0.047</text:p>
          </table:table-cell>
          <table:table-cell office:value-type="float" office:value="0.508">
            <text:p>0.508</text:p>
          </table:table-cell>
          <table:table-cell office:value-type="float" office:value="-0.007">
            <text:p>-0.007</text:p>
          </table:table-cell>
          <table:table-cell office:value-type="float" office:value="-0.027">
            <text:p>-0.027</text:p>
          </table:table-cell>
          <table:table-cell office:value-type="float" office:value="-0.012">
            <text:p>-0.012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2.45">
            <text:p>2.45</text:p>
          </table:table-cell>
          <table:table-cell office:value-type="float" office:value="-2.3">
            <text:p>-2.3</text:p>
          </table:table-cell>
          <table:table-cell office:value-type="float" office:value="0.34">
            <text:p>0.34</text:p>
          </table:table-cell>
          <table:table-cell office:value-type="float" office:value="-0.035">
            <text:p>-0.035</text:p>
          </table:table-cell>
          <table:table-cell office:value-type="float" office:value="0.508">
            <text:p>0.508</text:p>
          </table:table-cell>
          <table:table-cell office:value-type="float" office:value="-0.0086">
            <text:p>-0.0086</text:p>
          </table:table-cell>
          <table:table-cell office:value-type="float" office:value="-0.027">
            <text:p>-0.027</text:p>
          </table:table-cell>
          <table:table-cell office:value-type="float" office:value="0">
            <text:p>0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-2.3">
            <text:p>-2.3</text:p>
          </table:table-cell>
          <table:table-cell office:value-type="float" office:value="0.34">
            <text:p>0.34</text:p>
          </table:table-cell>
          <table:table-cell office:value-type="float" office:value="-0.035">
            <text:p>-0.035</text:p>
          </table:table-cell>
          <table:table-cell office:value-type="float" office:value="0.508">
            <text:p>0.508</text:p>
          </table:table-cell>
          <table:table-cell office:value-type="float" office:value="-0.0086">
            <text:p>-0.0086</text:p>
          </table:table-cell>
          <table:table-cell office:value-type="float" office:value="-0.027">
            <text:p>-0.027</text:p>
          </table:table-cell>
          <table:table-cell office:value-type="float" office:value="0">
            <text:p>0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2.55">
            <text:p>2.55</text:p>
          </table:table-cell>
          <table:table-cell office:value-type="float" office:value="-0.78">
            <text:p>-0.78</text:p>
          </table:table-cell>
          <table:table-cell office:value-type="float" office:value="0.35">
            <text:p>0.35</text:p>
          </table:table-cell>
          <table:table-cell office:value-type="float" office:value="-0.047">
            <text:p>-0.047</text:p>
          </table:table-cell>
          <table:table-cell office:value-type="float" office:value="0.508">
            <text:p>0.508</text:p>
          </table:table-cell>
          <table:table-cell office:value-type="float" office:value="-0.0094">
            <text:p>-0.0094</text:p>
          </table:table-cell>
          <table:table-cell office:value-type="float" office:value="-0.027">
            <text:p>-0.027</text:p>
          </table:table-cell>
          <table:table-cell office:value-type="float" office:value="-0.0078">
            <text:p>-0.0078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2.6">
            <text:p>2.6</text:p>
          </table:table-cell>
          <table:table-cell office:value-type="float" office:value="-0.78">
            <text:p>-0.78</text:p>
          </table:table-cell>
          <table:table-cell office:value-type="float" office:value="0.35">
            <text:p>0.35</text:p>
          </table:table-cell>
          <table:table-cell office:value-type="float" office:value="-0.047">
            <text:p>-0.047</text:p>
          </table:table-cell>
          <table:table-cell office:value-type="float" office:value="0.508">
            <text:p>0.508</text:p>
          </table:table-cell>
          <table:table-cell office:value-type="float" office:value="-0.0094">
            <text:p>-0.0094</text:p>
          </table:table-cell>
          <table:table-cell office:value-type="float" office:value="-0.027">
            <text:p>-0.027</text:p>
          </table:table-cell>
          <table:table-cell office:value-type="float" office:value="-0.0078">
            <text:p>-0.0078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2.65">
            <text:p>2.65</text:p>
          </table:table-cell>
          <table:table-cell office:value-type="float" office:value="2.3">
            <text:p>2.3</text:p>
          </table:table-cell>
          <table:table-cell office:value-type="float" office:value="0.38">
            <text:p>0.38</text:p>
          </table:table-cell>
          <table:table-cell office:value-type="float" office:value="-0.14">
            <text:p>-0.14</text:p>
          </table:table-cell>
          <table:table-cell office:value-type="float" office:value="0.59">
            <text:p>0.59</text:p>
          </table:table-cell>
          <table:table-cell office:value-type="float" office:value="-0.036">
            <text:p>-0.036</text:p>
          </table:table-cell>
          <table:table-cell office:value-type="float" office:value="-0.027">
            <text:p>-0.027</text:p>
          </table:table-cell>
          <table:table-cell office:value-type="float" office:value="-0.073">
            <text:p>-0.073</text:p>
          </table:table-cell>
          <table:table-cell office:value-type="float" office:value="-0.106">
            <text:p>-0.106</text:p>
          </table:table-cell>
          <table:table-cell/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2.3">
            <text:p>2.3</text:p>
          </table:table-cell>
          <table:table-cell office:value-type="float" office:value="0.38">
            <text:p>0.38</text:p>
          </table:table-cell>
          <table:table-cell office:value-type="float" office:value="-0.14">
            <text:p>-0.14</text:p>
          </table:table-cell>
          <table:table-cell office:value-type="float" office:value="0.59">
            <text:p>0.59</text:p>
          </table:table-cell>
          <table:table-cell office:value-type="float" office:value="-0.036">
            <text:p>-0.036</text:p>
          </table:table-cell>
          <table:table-cell office:value-type="float" office:value="-0.027">
            <text:p>-0.027</text:p>
          </table:table-cell>
          <table:table-cell office:value-type="float" office:value="-0.073">
            <text:p>-0.073</text:p>
          </table:table-cell>
          <table:table-cell office:value-type="float" office:value="-0.106">
            <text:p>-0.106</text:p>
          </table:table-cell>
          <table:table-cell/>
        </table:table-row>
        <table:table-row table:style-name="ro1">
          <table:table-cell office:value-type="float" office:value="2.75">
            <text:p>2.75</text:p>
          </table:table-cell>
          <table:table-cell office:value-type="float" office:value="-7.8">
            <text:p>-7.8</text:p>
          </table:table-cell>
          <table:table-cell office:value-type="float" office:value="0.37">
            <text:p>0.37</text:p>
          </table:table-cell>
          <table:table-cell office:value-type="float" office:value="-0.047">
            <text:p>-0.047</text:p>
          </table:table-cell>
          <table:table-cell office:value-type="float" office:value="0.508">
            <text:p>0.508</text:p>
          </table:table-cell>
          <table:table-cell office:value-type="float" office:value="-0.027">
            <text:p>-0.027</text:p>
          </table:table-cell>
          <table:table-cell office:value-type="float" office:value="-0.029">
            <text:p>-0.029</text:p>
          </table:table-cell>
          <table:table-cell office:value-type="float" office:value="0.0086">
            <text:p>0.0086</text:p>
          </table:table-cell>
          <table:table-cell office:value-type="float" office:value="0.000854">
            <text:p>0.000854</text:p>
          </table:table-cell>
          <table:table-cell/>
        </table:table-row>
        <table:table-row table:style-name="ro1">
          <table:table-cell office:value-type="float" office:value="2.8">
            <text:p>2.8</text:p>
          </table:table-cell>
          <table:table-cell office:value-type="float" office:value="-7.8">
            <text:p>-7.8</text:p>
          </table:table-cell>
          <table:table-cell office:value-type="float" office:value="0.37">
            <text:p>0.37</text:p>
          </table:table-cell>
          <table:table-cell office:value-type="float" office:value="-0.047">
            <text:p>-0.047</text:p>
          </table:table-cell>
          <table:table-cell office:value-type="float" office:value="0.508">
            <text:p>0.508</text:p>
          </table:table-cell>
          <table:table-cell office:value-type="float" office:value="-0.027">
            <text:p>-0.027</text:p>
          </table:table-cell>
          <table:table-cell office:value-type="float" office:value="-0.029">
            <text:p>-0.029</text:p>
          </table:table-cell>
          <table:table-cell office:value-type="float" office:value="0.0086">
            <text:p>0.0086</text:p>
          </table:table-cell>
          <table:table-cell office:value-type="float" office:value="0.000854">
            <text:p>0.000854</text:p>
          </table:table-cell>
          <table:table-cell/>
        </table:table-row>
        <table:table-row table:style-name="ro1">
          <table:table-cell office:value-type="float" office:value="2.85">
            <text:p>2.85</text:p>
          </table:table-cell>
          <table:table-cell office:value-type="float" office:value="-17">
            <text:p>-17</text:p>
          </table:table-cell>
          <table:table-cell office:value-type="float" office:value="0.24">
            <text:p>0.24</text:p>
          </table:table-cell>
          <table:table-cell office:value-type="float" office:value="-0.023">
            <text:p>-0.023</text:p>
          </table:table-cell>
          <table:table-cell office:value-type="float" office:value="0.508">
            <text:p>0.508</text:p>
          </table:table-cell>
          <table:table-cell office:value-type="float" office:value="-0.018">
            <text:p>-0.018</text:p>
          </table:table-cell>
          <table:table-cell office:value-type="float" office:value="-0.03">
            <text:p>-0.03</text:p>
          </table:table-cell>
          <table:table-cell office:value-type="float" office:value="0.026">
            <text:p>0.026</text:p>
          </table:table-cell>
          <table:table-cell office:value-type="float" office:value="0.000366">
            <text:p>0.000366</text:p>
          </table:table-cell>
          <table:table-cell/>
        </table:table-row>
        <table:table-row table:style-name="ro1">
          <table:table-cell office:value-type="float" office:value="2.9">
            <text:p>2.9</text:p>
          </table:table-cell>
          <table:table-cell office:value-type="float" office:value="-17">
            <text:p>-17</text:p>
          </table:table-cell>
          <table:table-cell office:value-type="float" office:value="0.24">
            <text:p>0.24</text:p>
          </table:table-cell>
          <table:table-cell office:value-type="float" office:value="-0.023">
            <text:p>-0.023</text:p>
          </table:table-cell>
          <table:table-cell office:value-type="float" office:value="0.508">
            <text:p>0.508</text:p>
          </table:table-cell>
          <table:table-cell office:value-type="float" office:value="-0.018">
            <text:p>-0.018</text:p>
          </table:table-cell>
          <table:table-cell office:value-type="float" office:value="-0.03">
            <text:p>-0.03</text:p>
          </table:table-cell>
          <table:table-cell office:value-type="float" office:value="0.026">
            <text:p>0.026</text:p>
          </table:table-cell>
          <table:table-cell office:value-type="float" office:value="0.000366">
            <text:p>0.000366</text:p>
          </table:table-cell>
          <table:table-cell/>
        </table:table-row>
        <table:table-row table:style-name="ro1">
          <table:table-cell office:value-type="float" office:value="2.95">
            <text:p>2.95</text:p>
          </table:table-cell>
          <table:table-cell office:value-type="float" office:value="-16">
            <text:p>-16</text:p>
          </table:table-cell>
          <table:table-cell office:value-type="float" office:value="0.12">
            <text:p>0.12</text:p>
          </table:table-cell>
          <table:table-cell office:value-type="float" office:value="-0.016">
            <text:p>-0.016</text:p>
          </table:table-cell>
          <table:table-cell office:value-type="float" office:value="0.508">
            <text:p>0.508</text:p>
          </table:table-cell>
          <table:table-cell office:value-type="float" office:value="-0.0086">
            <text:p>-0.0086</text:p>
          </table:table-cell>
          <table:table-cell office:value-type="float" office:value="-0.03">
            <text:p>-0.03</text:p>
          </table:table-cell>
          <table:table-cell office:value-type="float" office:value="0.025">
            <text:p>0.025</text:p>
          </table:table-cell>
          <table:table-cell office:value-type="float" office:value="0.000793">
            <text:p>0.00079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6">
            <text:p>-16</text:p>
          </table:table-cell>
          <table:table-cell office:value-type="float" office:value="0.12">
            <text:p>0.12</text:p>
          </table:table-cell>
          <table:table-cell office:value-type="float" office:value="-0.016">
            <text:p>-0.016</text:p>
          </table:table-cell>
          <table:table-cell office:value-type="float" office:value="0.508">
            <text:p>0.508</text:p>
          </table:table-cell>
          <table:table-cell office:value-type="float" office:value="-0.0086">
            <text:p>-0.0086</text:p>
          </table:table-cell>
          <table:table-cell office:value-type="float" office:value="-0.03">
            <text:p>-0.03</text:p>
          </table:table-cell>
          <table:table-cell office:value-type="float" office:value="0.025">
            <text:p>0.025</text:p>
          </table:table-cell>
          <table:table-cell office:value-type="float" office:value="0.000793">
            <text:p>0.000793</text:p>
          </table:table-cell>
          <table:table-cell/>
        </table:table-row>
        <table:table-row table:style-name="ro1">
          <table:table-cell office:value-type="float" office:value="3.05">
            <text:p>3.05</text:p>
          </table:table-cell>
          <table:table-cell office:value-type="float" office:value="-4.7">
            <text:p>-4.7</text:p>
          </table:table-cell>
          <table:table-cell office:value-type="float" office:value="0.03">
            <text:p>0.03</text:p>
          </table:table-cell>
          <table:table-cell office:value-type="float" office:value="-0.023">
            <text:p>-0.023</text:p>
          </table:table-cell>
          <table:table-cell office:value-type="float" office:value="0.508">
            <text:p>0.508</text:p>
          </table:table-cell>
          <table:table-cell office:value-type="float" office:value="-0.0023">
            <text:p>-0.0023</text:p>
          </table:table-cell>
          <table:table-cell office:value-type="float" office:value="-0.03">
            <text:p>-0.03</text:p>
          </table:table-cell>
          <table:table-cell office:value-type="float" office:value="0.0094">
            <text:p>0.0094</text:p>
          </table:table-cell>
          <table:table-cell office:value-type="float" office:value="0.000854">
            <text:p>0.000854</text:p>
          </table:table-cell>
          <table:table-cell/>
        </table:table-row>
        <table:table-row table:style-name="ro1">
          <table:table-cell office:value-type="float" office:value="3.1">
            <text:p>3.1</text:p>
          </table:table-cell>
          <table:table-cell office:value-type="float" office:value="-4.7">
            <text:p>-4.7</text:p>
          </table:table-cell>
          <table:table-cell office:value-type="float" office:value="0.03">
            <text:p>0.03</text:p>
          </table:table-cell>
          <table:table-cell office:value-type="float" office:value="-0.023">
            <text:p>-0.023</text:p>
          </table:table-cell>
          <table:table-cell office:value-type="float" office:value="0.508">
            <text:p>0.508</text:p>
          </table:table-cell>
          <table:table-cell office:value-type="float" office:value="-0.0023">
            <text:p>-0.0023</text:p>
          </table:table-cell>
          <table:table-cell office:value-type="float" office:value="-0.03">
            <text:p>-0.03</text:p>
          </table:table-cell>
          <table:table-cell office:value-type="float" office:value="0.0094">
            <text:p>0.0094</text:p>
          </table:table-cell>
          <table:table-cell office:value-type="float" office:value="0.000854">
            <text:p>0.000854</text:p>
          </table:table-cell>
          <table:table-cell/>
        </table:table-row>
        <table:table-row table:style-name="ro1">
          <table:table-cell office:value-type="float" office:value="3.15">
            <text:p>3.15</text:p>
          </table:table-cell>
          <table:table-cell office:value-type="float" office:value="-0.78">
            <text:p>-0.78</text:p>
          </table:table-cell>
          <table:table-cell office:value-type="float" office:value="0.0079">
            <text:p>0.0079</text:p>
          </table:table-cell>
          <table:table-cell office:value-type="float" office:value="-0.031">
            <text:p>-0.031</text:p>
          </table:table-cell>
          <table:table-cell office:value-type="float" office:value="0.504">
            <text:p>0.504</text:p>
          </table:table-cell>
          <table:table-cell office:value-type="float" office:value="-0.00078">
            <text:p>-0.00078</text:p>
          </table:table-cell>
          <table:table-cell office:value-type="float" office:value="-0.03">
            <text:p>-0.03</text:p>
          </table:table-cell>
          <table:table-cell office:value-type="float" office:value="0.00078">
            <text:p>0.00078</text:p>
          </table:table-cell>
          <table:table-cell office:value-type="float" office:value="0.000366">
            <text:p>0.000366</text:p>
          </table:table-cell>
          <table:table-cell/>
        </table:table-row>
        <table:table-row table:style-name="ro1">
          <table:table-cell office:value-type="float" office:value="3.2">
            <text:p>3.2</text:p>
          </table:table-cell>
          <table:table-cell office:value-type="float" office:value="-0.78">
            <text:p>-0.78</text:p>
          </table:table-cell>
          <table:table-cell office:value-type="float" office:value="0.0079">
            <text:p>0.0079</text:p>
          </table:table-cell>
          <table:table-cell office:value-type="float" office:value="-0.031">
            <text:p>-0.031</text:p>
          </table:table-cell>
          <table:table-cell office:value-type="float" office:value="0.504">
            <text:p>0.504</text:p>
          </table:table-cell>
          <table:table-cell office:value-type="float" office:value="-0.00078">
            <text:p>-0.00078</text:p>
          </table:table-cell>
          <table:table-cell office:value-type="float" office:value="-0.03">
            <text:p>-0.03</text:p>
          </table:table-cell>
          <table:table-cell office:value-type="float" office:value="0.00078">
            <text:p>0.00078</text:p>
          </table:table-cell>
          <table:table-cell office:value-type="float" office:value="0.000366">
            <text:p>0.000366</text:p>
          </table:table-cell>
          <table:table-cell/>
        </table:table-row>
        <table:table-row table:style-name="ro1">
          <table:table-cell office:value-type="float" office:value="3.25">
            <text:p>3.25</text:p>
          </table:table-cell>
          <table:table-cell office:value-type="float" office:value="-1.6">
            <text:p>-1.6</text:p>
          </table:table-cell>
          <table:table-cell office:value-type="float" office:value="0.0018">
            <text:p>0.0018</text:p>
          </table:table-cell>
          <table:table-cell office:value-type="float" office:value="-0.023">
            <text:p>-0.023</text:p>
          </table:table-cell>
          <table:table-cell office:value-type="float" office:value="0.508">
            <text:p>0.508</text:p>
          </table:table-cell>
          <table:table-cell office:value-type="float" office:value="-0.00078">
            <text:p>-0.00078</text:p>
          </table:table-cell>
          <table:table-cell office:value-type="float" office:value="-0.03">
            <text:p>-0.03</text:p>
          </table:table-cell>
          <table:table-cell office:value-type="float" office:value="0.0063">
            <text:p>0.0063</text:p>
          </table:table-cell>
          <table:table-cell office:value-type="float" office:value="0.000793">
            <text:p>0.000793</text:p>
          </table:table-cell>
          <table:table-cell/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-1.6">
            <text:p>-1.6</text:p>
          </table:table-cell>
          <table:table-cell office:value-type="float" office:value="0.0018">
            <text:p>0.0018</text:p>
          </table:table-cell>
          <table:table-cell office:value-type="float" office:value="-0.023">
            <text:p>-0.023</text:p>
          </table:table-cell>
          <table:table-cell office:value-type="float" office:value="0.508">
            <text:p>0.508</text:p>
          </table:table-cell>
          <table:table-cell office:value-type="float" office:value="-0.00078">
            <text:p>-0.00078</text:p>
          </table:table-cell>
          <table:table-cell office:value-type="float" office:value="-0.03">
            <text:p>-0.03</text:p>
          </table:table-cell>
          <table:table-cell office:value-type="float" office:value="0.0063">
            <text:p>0.0063</text:p>
          </table:table-cell>
          <table:table-cell office:value-type="float" office:value="0.000793">
            <text:p>0.000793</text:p>
          </table:table-cell>
          <table:table-cell/>
        </table:table-row>
        <table:table-row table:style-name="ro1">
          <table:table-cell office:value-type="float" office:value="3.35">
            <text:p>3.35</text:p>
          </table:table-cell>
          <table:table-cell office:value-type="float" office:value="-6.2">
            <text:p>-6.2</text:p>
          </table:table-cell>
          <table:table-cell office:value-type="float" office:value="-0.031">
            <text:p>-0.031</text:p>
          </table:table-cell>
          <table:table-cell office:value-type="float" office:value="-0.023">
            <text:p>-0.023</text:p>
          </table:table-cell>
          <table:table-cell office:value-type="float" office:value="0.508">
            <text:p>0.508</text:p>
          </table:table-cell>
          <table:table-cell office:value-type="float" office:value="0.0016">
            <text:p>0.0016</text:p>
          </table:table-cell>
          <table:table-cell office:value-type="float" office:value="-0.03">
            <text:p>-0.03</text:p>
          </table:table-cell>
          <table:table-cell office:value-type="float" office:value="0.0047">
            <text:p>0.0047</text:p>
          </table:table-cell>
          <table:table-cell office:value-type="float" office:value="-0.000244">
            <text:p>-0.000244</text:p>
          </table:table-cell>
          <table:table-cell/>
        </table:table-row>
        <table:table-row table:style-name="ro1">
          <table:table-cell office:value-type="float" office:value="3.4">
            <text:p>3.4</text:p>
          </table:table-cell>
          <table:table-cell office:value-type="float" office:value="-6.2">
            <text:p>-6.2</text:p>
          </table:table-cell>
          <table:table-cell office:value-type="float" office:value="-0.031">
            <text:p>-0.031</text:p>
          </table:table-cell>
          <table:table-cell office:value-type="float" office:value="-0.023">
            <text:p>-0.023</text:p>
          </table:table-cell>
          <table:table-cell office:value-type="float" office:value="0.508">
            <text:p>0.508</text:p>
          </table:table-cell>
          <table:table-cell office:value-type="float" office:value="0.0016">
            <text:p>0.0016</text:p>
          </table:table-cell>
          <table:table-cell office:value-type="float" office:value="-0.03">
            <text:p>-0.03</text:p>
          </table:table-cell>
          <table:table-cell office:value-type="float" office:value="0.0047">
            <text:p>0.0047</text:p>
          </table:table-cell>
          <table:table-cell office:value-type="float" office:value="-0.000244">
            <text:p>-0.000244</text:p>
          </table:table-cell>
          <table:table-cell/>
        </table:table-row>
        <table:table-row table:style-name="ro1">
          <table:table-cell office:value-type="float" office:value="3.45">
            <text:p>3.45</text:p>
          </table:table-cell>
          <table:table-cell office:value-type="float" office:value="-3.9">
            <text:p>-3.9</text:p>
          </table:table-cell>
          <table:table-cell office:value-type="float" office:value="-0.08">
            <text:p>-0.08</text:p>
          </table:table-cell>
          <table:table-cell office:value-type="float" office:value="0.027">
            <text:p>0.027</text:p>
          </table:table-cell>
          <table:table-cell office:value-type="float" office:value="0.5">
            <text:p>0.5</text:p>
          </table:table-cell>
          <table:table-cell office:value-type="float" office:value="0.0086">
            <text:p>0.0086</text:p>
          </table:table-cell>
          <table:table-cell office:value-type="float" office:value="-0.03">
            <text:p>-0.03</text:p>
          </table:table-cell>
          <table:table-cell office:value-type="float" office:value="0.051">
            <text:p>0.051</text:p>
          </table:table-cell>
          <table:table-cell office:value-type="float" office:value="0.0405">
            <text:p>0.0405</text:p>
          </table:table-cell>
          <table:table-cell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-3.9">
            <text:p>-3.9</text:p>
          </table:table-cell>
          <table:table-cell office:value-type="float" office:value="-0.08">
            <text:p>-0.08</text:p>
          </table:table-cell>
          <table:table-cell office:value-type="float" office:value="0.027">
            <text:p>0.027</text:p>
          </table:table-cell>
          <table:table-cell office:value-type="float" office:value="0.5">
            <text:p>0.5</text:p>
          </table:table-cell>
          <table:table-cell office:value-type="float" office:value="0.0086">
            <text:p>0.0086</text:p>
          </table:table-cell>
          <table:table-cell office:value-type="float" office:value="-0.03">
            <text:p>-0.03</text:p>
          </table:table-cell>
          <table:table-cell office:value-type="float" office:value="0.051">
            <text:p>0.051</text:p>
          </table:table-cell>
          <table:table-cell office:value-type="float" office:value="0.0405">
            <text:p>0.0405</text:p>
          </table:table-cell>
          <table:table-cell/>
        </table:table-row>
        <table:table-row table:style-name="ro1">
          <table:table-cell office:value-type="float" office:value="3.55">
            <text:p>3.55</text:p>
          </table:table-cell>
          <table:table-cell office:value-type="float" office:value="3.1">
            <text:p>3.1</text:p>
          </table:table-cell>
          <table:table-cell office:value-type="float" office:value="-0.087">
            <text:p>-0.087</text:p>
          </table:table-cell>
          <table:table-cell office:value-type="float" office:value="0.012">
            <text:p>0.012</text:p>
          </table:table-cell>
          <table:table-cell office:value-type="float" office:value="0.5">
            <text:p>0.5</text:p>
          </table:table-cell>
          <table:table-cell office:value-type="float" office:value="0.023">
            <text:p>0.023</text:p>
          </table:table-cell>
          <table:table-cell office:value-type="float" office:value="-0.029">
            <text:p>-0.029</text:p>
          </table:table-cell>
          <table:table-cell office:value-type="float" office:value="0.017">
            <text:p>0.017</text:p>
          </table:table-cell>
          <table:table-cell office:value-type="float" office:value="0.23">
            <text:p>0.23</text:p>
          </table:table-cell>
          <table:table-cell/>
        </table:table-row>
        <table:table-row table:style-name="ro1">
          <table:table-cell office:value-type="float" office:value="3.6">
            <text:p>3.6</text:p>
          </table:table-cell>
          <table:table-cell office:value-type="float" office:value="3.1">
            <text:p>3.1</text:p>
          </table:table-cell>
          <table:table-cell office:value-type="float" office:value="-0.087">
            <text:p>-0.087</text:p>
          </table:table-cell>
          <table:table-cell office:value-type="float" office:value="0.012">
            <text:p>0.012</text:p>
          </table:table-cell>
          <table:table-cell office:value-type="float" office:value="0.5">
            <text:p>0.5</text:p>
          </table:table-cell>
          <table:table-cell office:value-type="float" office:value="0.023">
            <text:p>0.023</text:p>
          </table:table-cell>
          <table:table-cell office:value-type="float" office:value="-0.029">
            <text:p>-0.029</text:p>
          </table:table-cell>
          <table:table-cell office:value-type="float" office:value="0.017">
            <text:p>0.017</text:p>
          </table:table-cell>
          <table:table-cell office:value-type="float" office:value="0.23">
            <text:p>0.23</text:p>
          </table:table-cell>
          <table:table-cell/>
        </table:table-row>
        <table:table-row table:style-name="ro1">
          <table:table-cell office:value-type="float" office:value="3.65">
            <text:p>3.65</text:p>
          </table:table-cell>
          <table:table-cell office:value-type="float" office:value="20">
            <text:p>20</text:p>
          </table:table-cell>
          <table:table-cell office:value-type="float" office:value="0.03">
            <text:p>0.03</text:p>
          </table:table-cell>
          <table:table-cell office:value-type="float" office:value="-0.047">
            <text:p>-0.047</text:p>
          </table:table-cell>
          <table:table-cell office:value-type="float" office:value="0.508">
            <text:p>0.508</text:p>
          </table:table-cell>
          <table:table-cell office:value-type="float" office:value="0.014">
            <text:p>0.014</text:p>
          </table:table-cell>
          <table:table-cell office:value-type="float" office:value="-0.029">
            <text:p>-0.029</text:p>
          </table:table-cell>
          <table:table-cell office:value-type="float" office:value="-0.033">
            <text:p>-0.033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3.7">
            <text:p>3.7</text:p>
          </table:table-cell>
          <table:table-cell office:value-type="float" office:value="20">
            <text:p>20</text:p>
          </table:table-cell>
          <table:table-cell office:value-type="float" office:value="0.03">
            <text:p>0.03</text:p>
          </table:table-cell>
          <table:table-cell office:value-type="float" office:value="-0.047">
            <text:p>-0.047</text:p>
          </table:table-cell>
          <table:table-cell office:value-type="float" office:value="0.508">
            <text:p>0.508</text:p>
          </table:table-cell>
          <table:table-cell office:value-type="float" office:value="0.014">
            <text:p>0.014</text:p>
          </table:table-cell>
          <table:table-cell office:value-type="float" office:value="-0.029">
            <text:p>-0.029</text:p>
          </table:table-cell>
          <table:table-cell office:value-type="float" office:value="-0.033">
            <text:p>-0.033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3.75">
            <text:p>3.75</text:p>
          </table:table-cell>
          <table:table-cell office:value-type="float" office:value="14">
            <text:p>14</text:p>
          </table:table-cell>
          <table:table-cell office:value-type="float" office:value="0.2">
            <text:p>0.2</text:p>
          </table:table-cell>
          <table:table-cell office:value-type="float" office:value="-0.051">
            <text:p>-0.051</text:p>
          </table:table-cell>
          <table:table-cell office:value-type="float" office:value="0.508">
            <text:p>0.508</text:p>
          </table:table-cell>
          <table:table-cell office:value-type="float" office:value="0.0023">
            <text:p>0.0023</text:p>
          </table:table-cell>
          <table:table-cell office:value-type="float" office:value="-0.028">
            <text:p>-0.028</text:p>
          </table:table-cell>
          <table:table-cell office:value-type="float" office:value="-0.022">
            <text:p>-0.022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3.8">
            <text:p>3.8</text:p>
          </table:table-cell>
          <table:table-cell office:value-type="float" office:value="14">
            <text:p>14</text:p>
          </table:table-cell>
          <table:table-cell office:value-type="float" office:value="0.2">
            <text:p>0.2</text:p>
          </table:table-cell>
          <table:table-cell office:value-type="float" office:value="-0.051">
            <text:p>-0.051</text:p>
          </table:table-cell>
          <table:table-cell office:value-type="float" office:value="0.508">
            <text:p>0.508</text:p>
          </table:table-cell>
          <table:table-cell office:value-type="float" office:value="0.0023">
            <text:p>0.0023</text:p>
          </table:table-cell>
          <table:table-cell office:value-type="float" office:value="-0.028">
            <text:p>-0.028</text:p>
          </table:table-cell>
          <table:table-cell office:value-type="float" office:value="-0.022">
            <text:p>-0.022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3.85">
            <text:p>3.85</text:p>
          </table:table-cell>
          <table:table-cell office:value-type="float" office:value="0.78">
            <text:p>0.78</text:p>
          </table:table-cell>
          <table:table-cell office:value-type="float" office:value="0.26">
            <text:p>0.26</text:p>
          </table:table-cell>
          <table:table-cell office:value-type="float" office:value="-0.035">
            <text:p>-0.035</text:p>
          </table:table-cell>
          <table:table-cell office:value-type="float" office:value="0.508">
            <text:p>0.508</text:p>
          </table:table-cell>
          <table:table-cell office:value-type="float" office:value="-0.0031">
            <text:p>-0.0031</text:p>
          </table:table-cell>
          <table:table-cell office:value-type="float" office:value="-0.028">
            <text:p>-0.028</text:p>
          </table:table-cell>
          <table:table-cell office:value-type="float" office:value="-0.0016">
            <text:p>-0.0016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0.78">
            <text:p>0.78</text:p>
          </table:table-cell>
          <table:table-cell office:value-type="float" office:value="0.26">
            <text:p>0.26</text:p>
          </table:table-cell>
          <table:table-cell office:value-type="float" office:value="-0.035">
            <text:p>-0.035</text:p>
          </table:table-cell>
          <table:table-cell office:value-type="float" office:value="0.508">
            <text:p>0.508</text:p>
          </table:table-cell>
          <table:table-cell office:value-type="float" office:value="-0.0031">
            <text:p>-0.0031</text:p>
          </table:table-cell>
          <table:table-cell office:value-type="float" office:value="-0.028">
            <text:p>-0.028</text:p>
          </table:table-cell>
          <table:table-cell office:value-type="float" office:value="-0.0016">
            <text:p>-0.0016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3.95">
            <text:p>3.95</text:p>
          </table:table-cell>
          <table:table-cell office:value-type="float" office:value="-3.9">
            <text:p>-3.9</text:p>
          </table:table-cell>
          <table:table-cell office:value-type="float" office:value="0.26">
            <text:p>0.26</text:p>
          </table:table-cell>
          <table:table-cell office:value-type="float" office:value="-0.027">
            <text:p>-0.027</text:p>
          </table:table-cell>
          <table:table-cell office:value-type="float" office:value="0.508">
            <text:p>0.508</text:p>
          </table:table-cell>
          <table:table-cell office:value-type="float" office:value="-0.0023">
            <text:p>-0.0023</text:p>
          </table:table-cell>
          <table:table-cell office:value-type="float" office:value="-0.028">
            <text:p>-0.028</text:p>
          </table:table-cell>
          <table:table-cell office:value-type="float" office:value="0.0023">
            <text:p>0.0023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3.9">
            <text:p>-3.9</text:p>
          </table:table-cell>
          <table:table-cell office:value-type="float" office:value="0.26">
            <text:p>0.26</text:p>
          </table:table-cell>
          <table:table-cell office:value-type="float" office:value="-0.027">
            <text:p>-0.027</text:p>
          </table:table-cell>
          <table:table-cell office:value-type="float" office:value="0.508">
            <text:p>0.508</text:p>
          </table:table-cell>
          <table:table-cell office:value-type="float" office:value="-0.0023">
            <text:p>-0.0023</text:p>
          </table:table-cell>
          <table:table-cell office:value-type="float" office:value="-0.028">
            <text:p>-0.028</text:p>
          </table:table-cell>
          <table:table-cell office:value-type="float" office:value="0.0023">
            <text:p>0.0023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4.05">
            <text:p>4.05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  <table:table-cell office:value-type="float" office:value="-0.047">
            <text:p>-0.047</text:p>
          </table:table-cell>
          <table:table-cell office:value-type="float" office:value="0.512">
            <text:p>0.512</text:p>
          </table:table-cell>
          <table:table-cell office:value-type="float" office:value="-0.0031">
            <text:p>-0.0031</text:p>
          </table:table-cell>
          <table:table-cell office:value-type="float" office:value="-0.028">
            <text:p>-0.028</text:p>
          </table:table-cell>
          <table:table-cell office:value-type="float" office:value="-0.016">
            <text:p>-0.016</text:p>
          </table:table-cell>
          <table:table-cell office:value-type="float" office:value="0.219">
            <text:p>0.219</text:p>
          </table:table-cell>
          <table:table-cell/>
        </table:table-row>
        <table:table-row table:style-name="ro1">
          <table:table-cell office:value-type="float" office:value="4.1">
            <text:p>4.1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  <table:table-cell office:value-type="float" office:value="-0.047">
            <text:p>-0.047</text:p>
          </table:table-cell>
          <table:table-cell office:value-type="float" office:value="0.512">
            <text:p>0.512</text:p>
          </table:table-cell>
          <table:table-cell office:value-type="float" office:value="-0.0031">
            <text:p>-0.0031</text:p>
          </table:table-cell>
          <table:table-cell office:value-type="float" office:value="-0.028">
            <text:p>-0.028</text:p>
          </table:table-cell>
          <table:table-cell office:value-type="float" office:value="-0.016">
            <text:p>-0.016</text:p>
          </table:table-cell>
          <table:table-cell office:value-type="float" office:value="0.219">
            <text:p>0.219</text:p>
          </table:table-cell>
          <table:table-cell/>
        </table:table-row>
        <table:table-row table:style-name="ro1">
          <table:table-cell office:value-type="float" office:value="4.15">
            <text:p>4.15</text:p>
          </table:table-cell>
          <table:table-cell office:value-type="float" office:value="-3.1">
            <text:p>-3.1</text:p>
          </table:table-cell>
          <table:table-cell office:value-type="float" office:value="0.28">
            <text:p>0.28</text:p>
          </table:table-cell>
          <table:table-cell office:value-type="float" office:value="-0.09">
            <text:p>-0.09</text:p>
          </table:table-cell>
          <table:table-cell office:value-type="float" office:value="0.516">
            <text:p>0.516</text:p>
          </table:table-cell>
          <table:table-cell office:value-type="float" office:value="-0.02">
            <text:p>-0.02</text:p>
          </table:table-cell>
          <table:table-cell office:value-type="float" office:value="-0.029">
            <text:p>-0.029</text:p>
          </table:table-cell>
          <table:table-cell office:value-type="float" office:value="-0.04">
            <text:p>-0.04</text:p>
          </table:table-cell>
          <table:table-cell office:value-type="float" office:value="0.00275">
            <text:p>0.00275</text:p>
          </table:table-cell>
          <table:table-cell/>
        </table:table-row>
        <table:table-row table:style-name="ro1">
          <table:table-cell office:value-type="float" office:value="4.2">
            <text:p>4.2</text:p>
          </table:table-cell>
          <table:table-cell office:value-type="float" office:value="-3.1">
            <text:p>-3.1</text:p>
          </table:table-cell>
          <table:table-cell office:value-type="float" office:value="0.28">
            <text:p>0.28</text:p>
          </table:table-cell>
          <table:table-cell office:value-type="float" office:value="-0.09">
            <text:p>-0.09</text:p>
          </table:table-cell>
          <table:table-cell office:value-type="float" office:value="0.516">
            <text:p>0.516</text:p>
          </table:table-cell>
          <table:table-cell office:value-type="float" office:value="-0.02">
            <text:p>-0.02</text:p>
          </table:table-cell>
          <table:table-cell office:value-type="float" office:value="-0.029">
            <text:p>-0.029</text:p>
          </table:table-cell>
          <table:table-cell office:value-type="float" office:value="-0.04">
            <text:p>-0.04</text:p>
          </table:table-cell>
          <table:table-cell office:value-type="float" office:value="0.00275">
            <text:p>0.00275</text:p>
          </table:table-cell>
          <table:table-cell/>
        </table:table-row>
        <table:table-row table:style-name="ro1">
          <table:table-cell office:value-type="float" office:value="4.25">
            <text:p>4.25</text:p>
          </table:table-cell>
          <table:table-cell office:value-type="float" office:value="-18">
            <text:p>-18</text:p>
          </table:table-cell>
          <table:table-cell office:value-type="float" office:value="0.2">
            <text:p>0.2</text:p>
          </table:table-cell>
          <table:table-cell office:value-type="float" office:value="-0.043">
            <text:p>-0.043</text:p>
          </table:table-cell>
          <table:table-cell office:value-type="float" office:value="0.512">
            <text:p>0.512</text:p>
          </table:table-cell>
          <table:table-cell office:value-type="float" office:value="-0.02">
            <text:p>-0.02</text:p>
          </table:table-cell>
          <table:table-cell office:value-type="float" office:value="-0.03">
            <text:p>-0.03</text:p>
          </table:table-cell>
          <table:table-cell office:value-type="float" office:value="0.0063">
            <text:p>0.0063</text:p>
          </table:table-cell>
          <table:table-cell office:value-type="float" office:value="-0.0628">
            <text:p>-0.0628</text:p>
          </table:table-cell>
          <table:table-cell/>
        </table:table-row>
        <table:table-row table:style-name="ro1">
          <table:table-cell office:value-type="float" office:value="4.3">
            <text:p>4.3</text:p>
          </table:table-cell>
          <table:table-cell office:value-type="float" office:value="-18">
            <text:p>-18</text:p>
          </table:table-cell>
          <table:table-cell office:value-type="float" office:value="0.2">
            <text:p>0.2</text:p>
          </table:table-cell>
          <table:table-cell office:value-type="float" office:value="-0.043">
            <text:p>-0.043</text:p>
          </table:table-cell>
          <table:table-cell office:value-type="float" office:value="0.512">
            <text:p>0.512</text:p>
          </table:table-cell>
          <table:table-cell office:value-type="float" office:value="-0.02">
            <text:p>-0.02</text:p>
          </table:table-cell>
          <table:table-cell office:value-type="float" office:value="-0.03">
            <text:p>-0.03</text:p>
          </table:table-cell>
          <table:table-cell office:value-type="float" office:value="0.0063">
            <text:p>0.0063</text:p>
          </table:table-cell>
          <table:table-cell office:value-type="float" office:value="-0.0628">
            <text:p>-0.0628</text:p>
          </table:table-cell>
          <table:table-cell/>
        </table:table-row>
        <table:table-row table:style-name="ro1">
          <table:table-cell office:value-type="float" office:value="4.35">
            <text:p>4.35</text:p>
          </table:table-cell>
          <table:table-cell office:value-type="float" office:value="-24">
            <text:p>-24</text:p>
          </table:table-cell>
          <table:table-cell office:value-type="float" office:value="-0.007">
            <text:p>-0.007</text:p>
          </table:table-cell>
          <table:table-cell office:value-type="float" office:value="-0.023">
            <text:p>-0.023</text:p>
          </table:table-cell>
          <table:table-cell office:value-type="float" office:value="0.512">
            <text:p>0.512</text:p>
          </table:table-cell>
          <table:table-cell office:value-type="float" office:value="-0.011">
            <text:p>-0.011</text:p>
          </table:table-cell>
          <table:table-cell office:value-type="float" office:value="-0.03">
            <text:p>-0.03</text:p>
          </table:table-cell>
          <table:table-cell office:value-type="float" office:value="0.018">
            <text:p>0.018</text:p>
          </table:table-cell>
          <table:table-cell office:value-type="float" office:value="-0.149">
            <text:p>-0.149</text:p>
          </table:table-cell>
          <table:table-cell/>
        </table:table-row>
        <table:table-row table:style-name="ro1">
          <table:table-cell office:value-type="float" office:value="4.4">
            <text:p>4.4</text:p>
          </table:table-cell>
          <table:table-cell office:value-type="float" office:value="-24">
            <text:p>-24</text:p>
          </table:table-cell>
          <table:table-cell office:value-type="float" office:value="-0.007">
            <text:p>-0.007</text:p>
          </table:table-cell>
          <table:table-cell office:value-type="float" office:value="-0.023">
            <text:p>-0.023</text:p>
          </table:table-cell>
          <table:table-cell office:value-type="float" office:value="0.512">
            <text:p>0.512</text:p>
          </table:table-cell>
          <table:table-cell office:value-type="float" office:value="-0.011">
            <text:p>-0.011</text:p>
          </table:table-cell>
          <table:table-cell office:value-type="float" office:value="-0.03">
            <text:p>-0.03</text:p>
          </table:table-cell>
          <table:table-cell office:value-type="float" office:value="0.018">
            <text:p>0.018</text:p>
          </table:table-cell>
          <table:table-cell office:value-type="float" office:value="-0.149">
            <text:p>-0.149</text:p>
          </table:table-cell>
          <table:table-cell/>
        </table:table-row>
        <table:table-row table:style-name="ro1">
          <table:table-cell office:value-type="float" office:value="4.45">
            <text:p>4.45</text:p>
          </table:table-cell>
          <table:table-cell office:value-type="float" office:value="-20">
            <text:p>-20</text:p>
          </table:table-cell>
          <table:table-cell office:value-type="float" office:value="-0.19">
            <text:p>-0.19</text:p>
          </table:table-cell>
          <table:table-cell office:value-type="float" office:value="-0.012">
            <text:p>-0.012</text:p>
          </table:table-cell>
          <table:table-cell office:value-type="float" office:value="0.508">
            <text:p>0.508</text:p>
          </table:table-cell>
          <table:table-cell office:value-type="float" office:value="-0.0023">
            <text:p>-0.0023</text:p>
          </table:table-cell>
          <table:table-cell office:value-type="float" office:value="-0.03">
            <text:p>-0.03</text:p>
          </table:table-cell>
          <table:table-cell office:value-type="float" office:value="0.023">
            <text:p>0.023</text:p>
          </table:table-cell>
          <table:table-cell office:value-type="float" office:value="-0.22">
            <text:p>-0.22</text:p>
          </table:table-cell>
          <table:table-cell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-20">
            <text:p>-20</text:p>
          </table:table-cell>
          <table:table-cell office:value-type="float" office:value="-0.19">
            <text:p>-0.19</text:p>
          </table:table-cell>
          <table:table-cell office:value-type="float" office:value="-0.012">
            <text:p>-0.012</text:p>
          </table:table-cell>
          <table:table-cell office:value-type="float" office:value="0.508">
            <text:p>0.508</text:p>
          </table:table-cell>
          <table:table-cell office:value-type="float" office:value="-0.0023">
            <text:p>-0.0023</text:p>
          </table:table-cell>
          <table:table-cell office:value-type="float" office:value="-0.03">
            <text:p>-0.03</text:p>
          </table:table-cell>
          <table:table-cell office:value-type="float" office:value="0.023">
            <text:p>0.023</text:p>
          </table:table-cell>
          <table:table-cell office:value-type="float" office:value="-0.22">
            <text:p>-0.22</text:p>
          </table:table-cell>
          <table:table-cell/>
        </table:table-row>
        <table:table-row table:style-name="ro1">
          <table:table-cell office:value-type="float" office:value="4.55">
            <text:p>4.55</text:p>
          </table:table-cell>
          <table:table-cell office:value-type="float" office:value="-8.6">
            <text:p>-8.6</text:p>
          </table:table-cell>
          <table:table-cell office:value-type="float" office:value="-0.3">
            <text:p>-0.3</text:p>
          </table:table-cell>
          <table:table-cell office:value-type="float" office:value="-0.012">
            <text:p>-0.012</text:p>
          </table:table-cell>
          <table:table-cell office:value-type="float" office:value="0.504">
            <text:p>0.504</text:p>
          </table:table-cell>
          <table:table-cell office:value-type="float" office:value="0.0055">
            <text:p>0.0055</text:p>
          </table:table-cell>
          <table:table-cell office:value-type="float" office:value="-0.03">
            <text:p>-0.03</text:p>
          </table:table-cell>
          <table:table-cell office:value-type="float" office:value="0.016">
            <text:p>0.016</text:p>
          </table:table-cell>
          <table:table-cell office:value-type="float" office:value="-0.22">
            <text:p>-0.22</text:p>
          </table:table-cell>
          <table:table-cell/>
        </table:table-row>
        <table:table-row table:style-name="ro1">
          <table:table-cell office:value-type="float" office:value="4.6">
            <text:p>4.6</text:p>
          </table:table-cell>
          <table:table-cell office:value-type="float" office:value="-8.6">
            <text:p>-8.6</text:p>
          </table:table-cell>
          <table:table-cell office:value-type="float" office:value="-0.3">
            <text:p>-0.3</text:p>
          </table:table-cell>
          <table:table-cell office:value-type="float" office:value="-0.012">
            <text:p>-0.012</text:p>
          </table:table-cell>
          <table:table-cell office:value-type="float" office:value="0.504">
            <text:p>0.504</text:p>
          </table:table-cell>
          <table:table-cell office:value-type="float" office:value="0.0055">
            <text:p>0.0055</text:p>
          </table:table-cell>
          <table:table-cell office:value-type="float" office:value="-0.03">
            <text:p>-0.03</text:p>
          </table:table-cell>
          <table:table-cell office:value-type="float" office:value="0.016">
            <text:p>0.016</text:p>
          </table:table-cell>
          <table:table-cell office:value-type="float" office:value="-0.22">
            <text:p>-0.22</text:p>
          </table:table-cell>
          <table:table-cell/>
        </table:table-row>
        <table:table-row table:style-name="ro1">
          <table:table-cell office:value-type="float" office:value="4.65">
            <text:p>4.65</text:p>
          </table:table-cell>
          <table:table-cell office:value-type="float" office:value="-0.78">
            <text:p>-0.78</text:p>
          </table:table-cell>
          <table:table-cell office:value-type="float" office:value="-0.33">
            <text:p>-0.33</text:p>
          </table:table-cell>
          <table:table-cell office:value-type="float" office:value="-0.023">
            <text:p>-0.023</text:p>
          </table:table-cell>
          <table:table-cell office:value-type="float" office:value="0.508">
            <text:p>0.508</text:p>
          </table:table-cell>
          <table:table-cell office:value-type="float" office:value="0.0078">
            <text:p>0.0078</text:p>
          </table:table-cell>
          <table:table-cell office:value-type="float" office:value="-0.03">
            <text:p>-0.03</text:p>
          </table:table-cell>
          <table:table-cell office:value-type="float" office:value="0.00078">
            <text:p>0.00078</text:p>
          </table:table-cell>
          <table:table-cell office:value-type="float" office:value="-0.22">
            <text:p>-0.22</text:p>
          </table:table-cell>
          <table:table-cell/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-0.78">
            <text:p>-0.78</text:p>
          </table:table-cell>
          <table:table-cell office:value-type="float" office:value="-0.33">
            <text:p>-0.33</text:p>
          </table:table-cell>
          <table:table-cell office:value-type="float" office:value="-0.023">
            <text:p>-0.023</text:p>
          </table:table-cell>
          <table:table-cell office:value-type="float" office:value="0.508">
            <text:p>0.508</text:p>
          </table:table-cell>
          <table:table-cell office:value-type="float" office:value="0.0078">
            <text:p>0.0078</text:p>
          </table:table-cell>
          <table:table-cell office:value-type="float" office:value="-0.03">
            <text:p>-0.03</text:p>
          </table:table-cell>
          <table:table-cell office:value-type="float" office:value="0.00078">
            <text:p>0.00078</text:p>
          </table:table-cell>
          <table:table-cell office:value-type="float" office:value="-0.22">
            <text:p>-0.22</text:p>
          </table:table-cell>
          <table:table-cell/>
        </table:table-row>
        <table:table-row table:style-name="ro1">
          <table:table-cell office:value-type="float" office:value="4.75">
            <text:p>4.75</text:p>
          </table:table-cell>
          <table:table-cell office:value-type="float" office:value="-2.3">
            <text:p>-2.3</text:p>
          </table:table-cell>
          <table:table-cell office:value-type="float" office:value="-0.36">
            <text:p>-0.36</text:p>
          </table:table-cell>
          <table:table-cell office:value-type="float" office:value="-0.0078">
            <text:p>-0.0078</text:p>
          </table:table-cell>
          <table:table-cell office:value-type="float" office:value="0.508">
            <text:p>0.508</text:p>
          </table:table-cell>
          <table:table-cell office:value-type="float" office:value="0.01">
            <text:p>0.01</text:p>
          </table:table-cell>
          <table:table-cell office:value-type="float" office:value="-0.03">
            <text:p>-0.03</text:p>
          </table:table-cell>
          <table:table-cell office:value-type="float" office:value="0.014">
            <text:p>0.014</text:p>
          </table:table-cell>
          <table:table-cell office:value-type="float" office:value="-0.221">
            <text:p>-0.221</text:p>
          </table:table-cell>
          <table:table-cell/>
        </table:table-row>
        <table:table-row table:style-name="ro1">
          <table:table-cell office:value-type="float" office:value="4.8">
            <text:p>4.8</text:p>
          </table:table-cell>
          <table:table-cell office:value-type="float" office:value="-2.3">
            <text:p>-2.3</text:p>
          </table:table-cell>
          <table:table-cell office:value-type="float" office:value="-0.36">
            <text:p>-0.36</text:p>
          </table:table-cell>
          <table:table-cell office:value-type="float" office:value="-0.0078">
            <text:p>-0.0078</text:p>
          </table:table-cell>
          <table:table-cell office:value-type="float" office:value="0.508">
            <text:p>0.508</text:p>
          </table:table-cell>
          <table:table-cell office:value-type="float" office:value="0.01">
            <text:p>0.01</text:p>
          </table:table-cell>
          <table:table-cell office:value-type="float" office:value="-0.03">
            <text:p>-0.03</text:p>
          </table:table-cell>
          <table:table-cell office:value-type="float" office:value="0.014">
            <text:p>0.014</text:p>
          </table:table-cell>
          <table:table-cell office:value-type="float" office:value="-0.221">
            <text:p>-0.221</text:p>
          </table:table-cell>
          <table:table-cell/>
        </table:table-row>
        <table:table-row table:style-name="ro1">
          <table:table-cell office:value-type="float" office:value="4.85">
            <text:p>4.85</text:p>
          </table:table-cell>
          <table:table-cell office:value-type="float" office:value="-4.7">
            <text:p>-4.7</text:p>
          </table:table-cell>
          <table:table-cell office:value-type="float" office:value="-0.44">
            <text:p>-0.44</text:p>
          </table:table-cell>
          <table:table-cell office:value-type="float" office:value="-0.0078">
            <text:p>-0.0078</text:p>
          </table:table-cell>
          <table:table-cell office:value-type="float" office:value="0.508">
            <text:p>0.508</text:p>
          </table:table-cell>
          <table:table-cell office:value-type="float" office:value="0.016">
            <text:p>0.016</text:p>
          </table:table-cell>
          <table:table-cell office:value-type="float" office:value="-0.029">
            <text:p>-0.029</text:p>
          </table:table-cell>
          <table:table-cell office:value-type="float" office:value="0.0086">
            <text:p>0.0086</text:p>
          </table:table-cell>
          <table:table-cell office:value-type="float" office:value="-0.22">
            <text:p>-0.22</text:p>
          </table:table-cell>
          <table:table-cell/>
        </table:table-row>
        <table:table-row table:style-name="ro1">
          <table:table-cell office:value-type="float" office:value="4.9">
            <text:p>4.9</text:p>
          </table:table-cell>
          <table:table-cell office:value-type="float" office:value="-4.7">
            <text:p>-4.7</text:p>
          </table:table-cell>
          <table:table-cell office:value-type="float" office:value="-0.44">
            <text:p>-0.44</text:p>
          </table:table-cell>
          <table:table-cell office:value-type="float" office:value="-0.0078">
            <text:p>-0.0078</text:p>
          </table:table-cell>
          <table:table-cell office:value-type="float" office:value="0.508">
            <text:p>0.508</text:p>
          </table:table-cell>
          <table:table-cell office:value-type="float" office:value="0.016">
            <text:p>0.016</text:p>
          </table:table-cell>
          <table:table-cell office:value-type="float" office:value="-0.029">
            <text:p>-0.029</text:p>
          </table:table-cell>
          <table:table-cell office:value-type="float" office:value="0.0086">
            <text:p>0.0086</text:p>
          </table:table-cell>
          <table:table-cell office:value-type="float" office:value="-0.22">
            <text:p>-0.22</text:p>
          </table:table-cell>
          <table:table-cell/>
        </table:table-row>
        <table:table-row table:style-name="ro1">
          <table:table-cell office:value-type="float" office:value="4.95">
            <text:p>4.95</text:p>
          </table:table-cell>
          <table:table-cell office:value-type="float" office:value="3.9">
            <text:p>3.9</text:p>
          </table:table-cell>
          <table:table-cell office:value-type="float" office:value="-0.43">
            <text:p>-0.43</text:p>
          </table:table-cell>
          <table:table-cell office:value-type="float" office:value="-0.023">
            <text:p>-0.023</text:p>
          </table:table-cell>
          <table:table-cell office:value-type="float" office:value="0.508">
            <text:p>0.508</text:p>
          </table:table-cell>
          <table:table-cell office:value-type="float" office:value="0.016">
            <text:p>0.016</text:p>
          </table:table-cell>
          <table:table-cell office:value-type="float" office:value="-0.028">
            <text:p>-0.028</text:p>
          </table:table-cell>
          <table:table-cell office:value-type="float" office:value="-0.01">
            <text:p>-0.01</text:p>
          </table:table-cell>
          <table:table-cell office:value-type="float" office:value="-0.22">
            <text:p>-0.2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9">
            <text:p>3.9</text:p>
          </table:table-cell>
          <table:table-cell office:value-type="float" office:value="-0.43">
            <text:p>-0.43</text:p>
          </table:table-cell>
          <table:table-cell office:value-type="float" office:value="-0.023">
            <text:p>-0.023</text:p>
          </table:table-cell>
          <table:table-cell office:value-type="float" office:value="0.508">
            <text:p>0.508</text:p>
          </table:table-cell>
          <table:table-cell office:value-type="float" office:value="0.016">
            <text:p>0.016</text:p>
          </table:table-cell>
          <table:table-cell office:value-type="float" office:value="-0.028">
            <text:p>-0.028</text:p>
          </table:table-cell>
          <table:table-cell office:value-type="float" office:value="-0.01">
            <text:p>-0.01</text:p>
          </table:table-cell>
          <table:table-cell office:value-type="float" office:value="-0.22">
            <text:p>-0.22</text:p>
          </table:table-cell>
          <table:table-cell/>
        </table:table-row>
        <table:table-row table:style-name="ro1">
          <table:table-cell office:value-type="float" office:value="5.05">
            <text:p>5.05</text:p>
          </table:table-cell>
          <table:table-cell office:value-type="float" office:value="7">
            <text:p>7</text:p>
          </table:table-cell>
          <table:table-cell office:value-type="float" office:value="-0.36">
            <text:p>-0.36</text:p>
          </table:table-cell>
          <table:table-cell office:value-type="float" office:value="-0.035">
            <text:p>-0.035</text:p>
          </table:table-cell>
          <table:table-cell office:value-type="float" office:value="0.508">
            <text:p>0.508</text:p>
          </table:table-cell>
          <table:table-cell office:value-type="float" office:value="0.0094">
            <text:p>0.0094</text:p>
          </table:table-cell>
          <table:table-cell office:value-type="float" office:value="-0.028">
            <text:p>-0.028</text:p>
          </table:table-cell>
          <table:table-cell office:value-type="float" office:value="-0.015">
            <text:p>-0.015</text:p>
          </table:table-cell>
          <table:table-cell office:value-type="float" office:value="-0.22">
            <text:p>-0.22</text:p>
          </table:table-cell>
          <table:table-cell/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7">
            <text:p>7</text:p>
          </table:table-cell>
          <table:table-cell office:value-type="float" office:value="-0.36">
            <text:p>-0.36</text:p>
          </table:table-cell>
          <table:table-cell office:value-type="float" office:value="-0.035">
            <text:p>-0.035</text:p>
          </table:table-cell>
          <table:table-cell office:value-type="float" office:value="0.508">
            <text:p>0.508</text:p>
          </table:table-cell>
          <table:table-cell office:value-type="float" office:value="0.0094">
            <text:p>0.0094</text:p>
          </table:table-cell>
          <table:table-cell office:value-type="float" office:value="-0.028">
            <text:p>-0.028</text:p>
          </table:table-cell>
          <table:table-cell office:value-type="float" office:value="-0.015">
            <text:p>-0.015</text:p>
          </table:table-cell>
          <table:table-cell office:value-type="float" office:value="-0.22">
            <text:p>-0.22</text:p>
          </table:table-cell>
          <table:table-cell/>
        </table:table-row>
        <table:table-row table:style-name="ro1">
          <table:table-cell office:value-type="float" office:value="5.15">
            <text:p>5.15</text:p>
          </table:table-cell>
          <table:table-cell office:value-type="float" office:value="4.7">
            <text:p>4.7</text:p>
          </table:table-cell>
          <table:table-cell office:value-type="float" office:value="-0.3">
            <text:p>-0.3</text:p>
          </table:table-cell>
          <table:table-cell office:value-type="float" office:value="-0.031">
            <text:p>-0.031</text:p>
          </table:table-cell>
          <table:table-cell office:value-type="float" office:value="0.508">
            <text:p>0.508</text:p>
          </table:table-cell>
          <table:table-cell office:value-type="float" office:value="0.0055">
            <text:p>0.0055</text:p>
          </table:table-cell>
          <table:table-cell office:value-type="float" office:value="-0.028">
            <text:p>-0.028</text:p>
          </table:table-cell>
          <table:table-cell office:value-type="float" office:value="-0.0078">
            <text:p>-0.0078</text:p>
          </table:table-cell>
          <table:table-cell office:value-type="float" office:value="-0.22">
            <text:p>-0.22</text:p>
          </table:table-cell>
          <table:table-cell/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4.7">
            <text:p>4.7</text:p>
          </table:table-cell>
          <table:table-cell office:value-type="float" office:value="-0.3">
            <text:p>-0.3</text:p>
          </table:table-cell>
          <table:table-cell office:value-type="float" office:value="-0.031">
            <text:p>-0.031</text:p>
          </table:table-cell>
          <table:table-cell office:value-type="float" office:value="0.508">
            <text:p>0.508</text:p>
          </table:table-cell>
          <table:table-cell office:value-type="float" office:value="0.0055">
            <text:p>0.0055</text:p>
          </table:table-cell>
          <table:table-cell office:value-type="float" office:value="-0.028">
            <text:p>-0.028</text:p>
          </table:table-cell>
          <table:table-cell office:value-type="float" office:value="-0.0078">
            <text:p>-0.0078</text:p>
          </table:table-cell>
          <table:table-cell office:value-type="float" office:value="-0.22">
            <text:p>-0.22</text:p>
          </table:table-cell>
          <table:table-cell/>
        </table:table-row>
        <table:table-row table:style-name="ro1">
          <table:table-cell office:value-type="float" office:value="5.25">
            <text:p>5.25</text:p>
          </table:table-cell>
          <table:table-cell office:value-type="float" office:value="-1.6">
            <text:p>-1.6</text:p>
          </table:table-cell>
          <table:table-cell office:value-type="float" office:value="-0.27">
            <text:p>-0.27</text:p>
          </table:table-cell>
          <table:table-cell office:value-type="float" office:value="-0.023">
            <text:p>-0.023</text:p>
          </table:table-cell>
          <table:table-cell office:value-type="float" office:value="0.508">
            <text:p>0.508</text:p>
          </table:table-cell>
          <table:table-cell office:value-type="float" office:value="0.0031">
            <text:p>0.0031</text:p>
          </table:table-cell>
          <table:table-cell office:value-type="float" office:value="-0.027">
            <text:p>-0.027</text:p>
          </table:table-cell>
          <table:table-cell office:value-type="float" office:value="0.0031">
            <text:p>0.0031</text:p>
          </table:table-cell>
          <table:table-cell office:value-type="float" office:value="-0.22">
            <text:p>-0.22</text:p>
          </table:table-cell>
          <table:table-cell/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-1.6">
            <text:p>-1.6</text:p>
          </table:table-cell>
          <table:table-cell office:value-type="float" office:value="-0.27">
            <text:p>-0.27</text:p>
          </table:table-cell>
          <table:table-cell office:value-type="float" office:value="-0.023">
            <text:p>-0.023</text:p>
          </table:table-cell>
          <table:table-cell office:value-type="float" office:value="0.508">
            <text:p>0.508</text:p>
          </table:table-cell>
          <table:table-cell office:value-type="float" office:value="0.0031">
            <text:p>0.0031</text:p>
          </table:table-cell>
          <table:table-cell office:value-type="float" office:value="-0.027">
            <text:p>-0.027</text:p>
          </table:table-cell>
          <table:table-cell office:value-type="float" office:value="0.0031">
            <text:p>0.0031</text:p>
          </table:table-cell>
          <table:table-cell office:value-type="float" office:value="-0.22">
            <text:p>-0.22</text:p>
          </table:table-cell>
          <table:table-cell/>
        </table:table-row>
        <table:table-row table:style-name="ro1">
          <table:table-cell office:value-type="float" office:value="5.35">
            <text:p>5.35</text:p>
          </table:table-cell>
          <table:table-cell office:value-type="float" office:value="-4.7">
            <text:p>-4.7</text:p>
          </table:table-cell>
          <table:table-cell office:value-type="float" office:value="-0.29">
            <text:p>-0.29</text:p>
          </table:table-cell>
          <table:table-cell office:value-type="float" office:value="-0.02">
            <text:p>-0.02</text:p>
          </table:table-cell>
          <table:table-cell office:value-type="float" office:value="0.504">
            <text:p>0.504</text:p>
          </table:table-cell>
          <table:table-cell office:value-type="float" office:value="0.0047">
            <text:p>0.0047</text:p>
          </table:table-cell>
          <table:table-cell office:value-type="float" office:value="-0.027">
            <text:p>-0.027</text:p>
          </table:table-cell>
          <table:table-cell office:value-type="float" office:value="0.0039">
            <text:p>0.0039</text:p>
          </table:table-cell>
          <table:table-cell office:value-type="float" office:value="-0.22">
            <text:p>-0.22</text:p>
          </table:table-cell>
          <table:table-cell/>
        </table:table-row>
        <table:table-row table:style-name="ro1">
          <table:table-cell office:value-type="float" office:value="5.4">
            <text:p>5.4</text:p>
          </table:table-cell>
          <table:table-cell office:value-type="float" office:value="-4.7">
            <text:p>-4.7</text:p>
          </table:table-cell>
          <table:table-cell office:value-type="float" office:value="-0.29">
            <text:p>-0.29</text:p>
          </table:table-cell>
          <table:table-cell office:value-type="float" office:value="-0.02">
            <text:p>-0.02</text:p>
          </table:table-cell>
          <table:table-cell office:value-type="float" office:value="0.504">
            <text:p>0.504</text:p>
          </table:table-cell>
          <table:table-cell office:value-type="float" office:value="0.0047">
            <text:p>0.0047</text:p>
          </table:table-cell>
          <table:table-cell office:value-type="float" office:value="-0.027">
            <text:p>-0.027</text:p>
          </table:table-cell>
          <table:table-cell office:value-type="float" office:value="0.0039">
            <text:p>0.0039</text:p>
          </table:table-cell>
          <table:table-cell office:value-type="float" office:value="-0.22">
            <text:p>-0.22</text:p>
          </table:table-cell>
          <table:table-cell/>
        </table:table-row>
        <table:table-row table:style-name="ro1">
          <table:table-cell office:value-type="float" office:value="5.45">
            <text:p>5.45</text:p>
          </table:table-cell>
          <table:table-cell office:value-type="float" office:value="-7">
            <text:p>-7</text:p>
          </table:table-cell>
          <table:table-cell office:value-type="float" office:value="-0.34">
            <text:p>-0.34</text:p>
          </table:table-cell>
          <table:table-cell office:value-type="float" office:value="-0.012">
            <text:p>-0.012</text:p>
          </table:table-cell>
          <table:table-cell office:value-type="float" office:value="0.508">
            <text:p>0.508</text:p>
          </table:table-cell>
          <table:table-cell office:value-type="float" office:value="0.0086">
            <text:p>0.0086</text:p>
          </table:table-cell>
          <table:table-cell office:value-type="float" office:value="-0.027">
            <text:p>-0.027</text:p>
          </table:table-cell>
          <table:table-cell office:value-type="float" office:value="0.0094">
            <text:p>0.0094</text:p>
          </table:table-cell>
          <table:table-cell office:value-type="float" office:value="-0.22">
            <text:p>-0.22</text:p>
          </table:table-cell>
          <table:table-cell/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-7">
            <text:p>-7</text:p>
          </table:table-cell>
          <table:table-cell office:value-type="float" office:value="-0.34">
            <text:p>-0.34</text:p>
          </table:table-cell>
          <table:table-cell office:value-type="float" office:value="-0.012">
            <text:p>-0.012</text:p>
          </table:table-cell>
          <table:table-cell office:value-type="float" office:value="0.508">
            <text:p>0.508</text:p>
          </table:table-cell>
          <table:table-cell office:value-type="float" office:value="0.0086">
            <text:p>0.0086</text:p>
          </table:table-cell>
          <table:table-cell office:value-type="float" office:value="-0.027">
            <text:p>-0.027</text:p>
          </table:table-cell>
          <table:table-cell office:value-type="float" office:value="0.0094">
            <text:p>0.0094</text:p>
          </table:table-cell>
          <table:table-cell office:value-type="float" office:value="-0.22">
            <text:p>-0.22</text:p>
          </table:table-cell>
          <table:table-cell/>
        </table:table-row>
        <table:table-row table:style-name="ro1">
          <table:table-cell office:value-type="float" office:value="5.55">
            <text:p>5.55</text:p>
          </table:table-cell>
          <table:table-cell office:value-type="float" office:value="0">
            <text:p>0</text:p>
          </table:table-cell>
          <table:table-cell office:value-type="float" office:value="-0.4">
            <text:p>-0.4</text:p>
          </table:table-cell>
          <table:table-cell office:value-type="float" office:value="0.047">
            <text:p>0.047</text:p>
          </table:table-cell>
          <table:table-cell office:value-type="float" office:value="0.496">
            <text:p>0.496</text:p>
          </table:table-cell>
          <table:table-cell office:value-type="float" office:value="0.023">
            <text:p>0.023</text:p>
          </table:table-cell>
          <table:table-cell office:value-type="float" office:value="-0.027">
            <text:p>-0.027</text:p>
          </table:table-cell>
          <table:table-cell office:value-type="float" office:value="0.052">
            <text:p>0.052</text:p>
          </table:table-cell>
          <table:table-cell office:value-type="float" office:value="-0.0883">
            <text:p>-0.0883</text:p>
          </table:table-cell>
          <table:table-cell/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0">
            <text:p>0</text:p>
          </table:table-cell>
          <table:table-cell office:value-type="float" office:value="-0.4">
            <text:p>-0.4</text:p>
          </table:table-cell>
          <table:table-cell office:value-type="float" office:value="0.047">
            <text:p>0.047</text:p>
          </table:table-cell>
          <table:table-cell office:value-type="float" office:value="0.496">
            <text:p>0.496</text:p>
          </table:table-cell>
          <table:table-cell office:value-type="float" office:value="0.023">
            <text:p>0.023</text:p>
          </table:table-cell>
          <table:table-cell office:value-type="float" office:value="-0.027">
            <text:p>-0.027</text:p>
          </table:table-cell>
          <table:table-cell office:value-type="float" office:value="0.052">
            <text:p>0.052</text:p>
          </table:table-cell>
          <table:table-cell office:value-type="float" office:value="-0.0883">
            <text:p>-0.0883</text:p>
          </table:table-cell>
          <table:table-cell/>
        </table:table-row>
        <table:table-row table:style-name="ro1">
          <table:table-cell office:value-type="float" office:value="5.65">
            <text:p>5.65</text:p>
          </table:table-cell>
          <table:table-cell office:value-type="float" office:value="18">
            <text:p>18</text:p>
          </table:table-cell>
          <table:table-cell office:value-type="float" office:value="-0.34">
            <text:p>-0.34</text:p>
          </table:table-cell>
          <table:table-cell office:value-type="float" office:value="-0.027">
            <text:p>-0.027</text:p>
          </table:table-cell>
          <table:table-cell office:value-type="float" office:value="0.508">
            <text:p>0.508</text:p>
          </table:table-cell>
          <table:table-cell office:value-type="float" office:value="0.025">
            <text:p>0.025</text:p>
          </table:table-cell>
          <table:table-cell office:value-type="float" office:value="-0.026">
            <text:p>-0.026</text:p>
          </table:table-cell>
          <table:table-cell office:value-type="float" office:value="-0.024">
            <text:p>-0.024</text:p>
          </table:table-cell>
          <table:table-cell office:value-type="float" office:value="0.00281">
            <text:p>0.00281</text:p>
          </table:table-cell>
          <table:table-cell/>
        </table:table-row>
        <table:table-row table:style-name="ro1">
          <table:table-cell office:value-type="float" office:value="5.7">
            <text:p>5.7</text:p>
          </table:table-cell>
          <table:table-cell office:value-type="float" office:value="18">
            <text:p>18</text:p>
          </table:table-cell>
          <table:table-cell office:value-type="float" office:value="-0.34">
            <text:p>-0.34</text:p>
          </table:table-cell>
          <table:table-cell office:value-type="float" office:value="-0.027">
            <text:p>-0.027</text:p>
          </table:table-cell>
          <table:table-cell office:value-type="float" office:value="0.508">
            <text:p>0.508</text:p>
          </table:table-cell>
          <table:table-cell office:value-type="float" office:value="0.025">
            <text:p>0.025</text:p>
          </table:table-cell>
          <table:table-cell office:value-type="float" office:value="-0.026">
            <text:p>-0.026</text:p>
          </table:table-cell>
          <table:table-cell office:value-type="float" office:value="-0.024">
            <text:p>-0.024</text:p>
          </table:table-cell>
          <table:table-cell office:value-type="float" office:value="0.00281">
            <text:p>0.00281</text:p>
          </table:table-cell>
          <table:table-cell/>
        </table:table-row>
        <table:table-row table:style-name="ro1">
          <table:table-cell office:value-type="float" office:value="5.75">
            <text:p>5.75</text:p>
          </table:table-cell>
          <table:table-cell office:value-type="float" office:value="23">
            <text:p>23</text:p>
          </table:table-cell>
          <table:table-cell office:value-type="float" office:value="-0.18">
            <text:p>-0.18</text:p>
          </table:table-cell>
          <table:table-cell office:value-type="float" office:value="-0.0039">
            <text:p>-0.0039</text:p>
          </table:table-cell>
          <table:table-cell office:value-type="float" office:value="0.5">
            <text:p>0.5</text:p>
          </table:table-cell>
          <table:table-cell office:value-type="float" office:value="0.02">
            <text:p>0.02</text:p>
          </table:table-cell>
          <table:table-cell office:value-type="float" office:value="-0.025">
            <text:p>-0.025</text:p>
          </table:table-cell>
          <table:table-cell office:value-type="float" office:value="0">
            <text:p>0</text:p>
          </table:table-cell>
          <table:table-cell office:value-type="float" office:value="0.102">
            <text:p>0.102</text:p>
          </table:table-cell>
          <table:table-cell/>
        </table:table-row>
        <table:table-row table:style-name="ro1">
          <table:table-cell office:value-type="float" office:value="5.8">
            <text:p>5.8</text:p>
          </table:table-cell>
          <table:table-cell office:value-type="float" office:value="23">
            <text:p>23</text:p>
          </table:table-cell>
          <table:table-cell office:value-type="float" office:value="-0.18">
            <text:p>-0.18</text:p>
          </table:table-cell>
          <table:table-cell office:value-type="float" office:value="-0.0039">
            <text:p>-0.0039</text:p>
          </table:table-cell>
          <table:table-cell office:value-type="float" office:value="0.5">
            <text:p>0.5</text:p>
          </table:table-cell>
          <table:table-cell office:value-type="float" office:value="0.02">
            <text:p>0.02</text:p>
          </table:table-cell>
          <table:table-cell office:value-type="float" office:value="-0.025">
            <text:p>-0.025</text:p>
          </table:table-cell>
          <table:table-cell office:value-type="float" office:value="0">
            <text:p>0</text:p>
          </table:table-cell>
          <table:table-cell office:value-type="float" office:value="0.102">
            <text:p>0.102</text:p>
          </table:table-cell>
          <table:table-cell/>
        </table:table-row>
        <table:table-row table:style-name="ro1">
          <table:table-cell office:value-type="float" office:value="5.85">
            <text:p>5.85</text:p>
          </table:table-cell>
          <table:table-cell office:value-type="float" office:value="22">
            <text:p>22</text:p>
          </table:table-cell>
          <table:table-cell office:value-type="float" office:value="0.011">
            <text:p>0.011</text:p>
          </table:table-cell>
          <table:table-cell office:value-type="float" office:value="-0.047">
            <text:p>-0.047</text:p>
          </table:table-cell>
          <table:table-cell office:value-type="float" office:value="0.504">
            <text:p>0.504</text:p>
          </table:table-cell>
          <table:table-cell office:value-type="float" office:value="0.013">
            <text:p>0.013</text:p>
          </table:table-cell>
          <table:table-cell office:value-type="float" office:value="-0.024">
            <text:p>-0.024</text:p>
          </table:table-cell>
          <table:table-cell office:value-type="float" office:value="-0.034">
            <text:p>-0.034</text:p>
          </table:table-cell>
          <table:table-cell office:value-type="float" office:value="0.188">
            <text:p>0.188</text:p>
          </table:table-cell>
          <table:table-cell/>
        </table:table-row>
        <table:table-row table:style-name="ro1">
          <table:table-cell office:value-type="float" office:value="5.9">
            <text:p>5.9</text:p>
          </table:table-cell>
          <table:table-cell office:value-type="float" office:value="22">
            <text:p>22</text:p>
          </table:table-cell>
          <table:table-cell office:value-type="float" office:value="0.011">
            <text:p>0.011</text:p>
          </table:table-cell>
          <table:table-cell office:value-type="float" office:value="-0.047">
            <text:p>-0.047</text:p>
          </table:table-cell>
          <table:table-cell office:value-type="float" office:value="0.504">
            <text:p>0.504</text:p>
          </table:table-cell>
          <table:table-cell office:value-type="float" office:value="0.013">
            <text:p>0.013</text:p>
          </table:table-cell>
          <table:table-cell office:value-type="float" office:value="-0.024">
            <text:p>-0.024</text:p>
          </table:table-cell>
          <table:table-cell office:value-type="float" office:value="-0.034">
            <text:p>-0.034</text:p>
          </table:table-cell>
          <table:table-cell office:value-type="float" office:value="0.188">
            <text:p>0.188</text:p>
          </table:table-cell>
          <table:table-cell/>
        </table:table-row>
        <table:table-row table:style-name="ro1">
          <table:table-cell office:value-type="float" office:value="5.95">
            <text:p>5.95</text:p>
          </table:table-cell>
          <table:table-cell office:value-type="float" office:value="12">
            <text:p>12</text:p>
          </table:table-cell>
          <table:table-cell office:value-type="float" office:value="0.16">
            <text:p>0.16</text:p>
          </table:table-cell>
          <table:table-cell office:value-type="float" office:value="-0.043">
            <text:p>-0.043</text:p>
          </table:table-cell>
          <table:table-cell office:value-type="float" office:value="0.508">
            <text:p>0.508</text:p>
          </table:table-cell>
          <table:table-cell office:value-type="float" office:value="0.0047">
            <text:p>0.0047</text:p>
          </table:table-cell>
          <table:table-cell office:value-type="float" office:value="-0.024">
            <text:p>-0.024</text:p>
          </table:table-cell>
          <table:table-cell office:value-type="float" office:value="-0.023">
            <text:p>-0.023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0.16">
            <text:p>0.16</text:p>
          </table:table-cell>
          <table:table-cell office:value-type="float" office:value="-0.043">
            <text:p>-0.043</text:p>
          </table:table-cell>
          <table:table-cell office:value-type="float" office:value="0.508">
            <text:p>0.508</text:p>
          </table:table-cell>
          <table:table-cell office:value-type="float" office:value="0.0047">
            <text:p>0.0047</text:p>
          </table:table-cell>
          <table:table-cell office:value-type="float" office:value="-0.024">
            <text:p>-0.024</text:p>
          </table:table-cell>
          <table:table-cell office:value-type="float" office:value="-0.023">
            <text:p>-0.023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6.05">
            <text:p>6.05</text:p>
          </table:table-cell>
          <table:table-cell office:value-type="float" office:value="5.5">
            <text:p>5.5</text:p>
          </table:table-cell>
          <table:table-cell office:value-type="float" office:value="0.23">
            <text:p>0.23</text:p>
          </table:table-cell>
          <table:table-cell office:value-type="float" office:value="-0.035">
            <text:p>-0.035</text:p>
          </table:table-cell>
          <table:table-cell office:value-type="float" office:value="0.508">
            <text:p>0.508</text:p>
          </table:table-cell>
          <table:table-cell office:value-type="float" office:value="0">
            <text:p>0</text:p>
          </table:table-cell>
          <table:table-cell office:value-type="float" office:value="-0.024">
            <text:p>-0.024</text:p>
          </table:table-cell>
          <table:table-cell office:value-type="float" office:value="-0.012">
            <text:p>-0.012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6.1">
            <text:p>6.1</text:p>
          </table:table-cell>
          <table:table-cell office:value-type="float" office:value="5.5">
            <text:p>5.5</text:p>
          </table:table-cell>
          <table:table-cell office:value-type="float" office:value="0.23">
            <text:p>0.23</text:p>
          </table:table-cell>
          <table:table-cell office:value-type="float" office:value="-0.035">
            <text:p>-0.035</text:p>
          </table:table-cell>
          <table:table-cell office:value-type="float" office:value="0.508">
            <text:p>0.508</text:p>
          </table:table-cell>
          <table:table-cell office:value-type="float" office:value="0">
            <text:p>0</text:p>
          </table:table-cell>
          <table:table-cell office:value-type="float" office:value="-0.024">
            <text:p>-0.024</text:p>
          </table:table-cell>
          <table:table-cell office:value-type="float" office:value="-0.012">
            <text:p>-0.012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6.15">
            <text:p>6.15</text:p>
          </table:table-cell>
          <table:table-cell office:value-type="float" office:value="3.9">
            <text:p>3.9</text:p>
          </table:table-cell>
          <table:table-cell office:value-type="float" office:value="0.29">
            <text:p>0.29</text:p>
          </table:table-cell>
          <table:table-cell office:value-type="float" office:value="-0.039">
            <text:p>-0.039</text:p>
          </table:table-cell>
          <table:table-cell office:value-type="float" office:value="0.508">
            <text:p>0.508</text:p>
          </table:table-cell>
          <table:table-cell office:value-type="float" office:value="-0.0047">
            <text:p>-0.0047</text:p>
          </table:table-cell>
          <table:table-cell office:value-type="float" office:value="-0.024">
            <text:p>-0.024</text:p>
          </table:table-cell>
          <table:table-cell office:value-type="float" office:value="-0.011">
            <text:p>-0.011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6.2">
            <text:p>6.2</text:p>
          </table:table-cell>
          <table:table-cell office:value-type="float" office:value="3.9">
            <text:p>3.9</text:p>
          </table:table-cell>
          <table:table-cell office:value-type="float" office:value="0.29">
            <text:p>0.29</text:p>
          </table:table-cell>
          <table:table-cell office:value-type="float" office:value="-0.039">
            <text:p>-0.039</text:p>
          </table:table-cell>
          <table:table-cell office:value-type="float" office:value="0.508">
            <text:p>0.508</text:p>
          </table:table-cell>
          <table:table-cell office:value-type="float" office:value="-0.0047">
            <text:p>-0.0047</text:p>
          </table:table-cell>
          <table:table-cell office:value-type="float" office:value="-0.024">
            <text:p>-0.024</text:p>
          </table:table-cell>
          <table:table-cell office:value-type="float" office:value="-0.011">
            <text:p>-0.011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6.25">
            <text:p>6.25</text:p>
          </table:table-cell>
          <table:table-cell office:value-type="float" office:value="4.7">
            <text:p>4.7</text:p>
          </table:table-cell>
          <table:table-cell office:value-type="float" office:value="0.38">
            <text:p>0.38</text:p>
          </table:table-cell>
          <table:table-cell office:value-type="float" office:value="-0.047">
            <text:p>-0.047</text:p>
          </table:table-cell>
          <table:table-cell office:value-type="float" office:value="0.504">
            <text:p>0.504</text:p>
          </table:table-cell>
          <table:table-cell office:value-type="float" office:value="-0.011">
            <text:p>-0.011</text:p>
          </table:table-cell>
          <table:table-cell office:value-type="float" office:value="-0.024">
            <text:p>-0.024</text:p>
          </table:table-cell>
          <table:table-cell office:value-type="float" office:value="-0.011">
            <text:p>-0.011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6.3">
            <text:p>6.3</text:p>
          </table:table-cell>
          <table:table-cell office:value-type="float" office:value="4.7">
            <text:p>4.7</text:p>
          </table:table-cell>
          <table:table-cell office:value-type="float" office:value="0.38">
            <text:p>0.38</text:p>
          </table:table-cell>
          <table:table-cell office:value-type="float" office:value="-0.047">
            <text:p>-0.047</text:p>
          </table:table-cell>
          <table:table-cell office:value-type="float" office:value="0.504">
            <text:p>0.504</text:p>
          </table:table-cell>
          <table:table-cell office:value-type="float" office:value="-0.011">
            <text:p>-0.011</text:p>
          </table:table-cell>
          <table:table-cell office:value-type="float" office:value="-0.024">
            <text:p>-0.024</text:p>
          </table:table-cell>
          <table:table-cell office:value-type="float" office:value="-0.011">
            <text:p>-0.011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6.35">
            <text:p>6.35</text:p>
          </table:table-cell>
          <table:table-cell office:value-type="float" office:value="-3.9">
            <text:p>-3.9</text:p>
          </table:table-cell>
          <table:table-cell office:value-type="float" office:value="0.4">
            <text:p>0.4</text:p>
          </table:table-cell>
          <table:table-cell office:value-type="float" office:value="-0.035">
            <text:p>-0.035</text:p>
          </table:table-cell>
          <table:table-cell office:value-type="float" office:value="0.508">
            <text:p>0.508</text:p>
          </table:table-cell>
          <table:table-cell office:value-type="float" office:value="-0.013">
            <text:p>-0.013</text:p>
          </table:table-cell>
          <table:table-cell office:value-type="float" office:value="-0.025">
            <text:p>-0.025</text:p>
          </table:table-cell>
          <table:table-cell office:value-type="float" office:value="0.0031">
            <text:p>0.0031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6.4">
            <text:p>6.4</text:p>
          </table:table-cell>
          <table:table-cell office:value-type="float" office:value="-3.9">
            <text:p>-3.9</text:p>
          </table:table-cell>
          <table:table-cell office:value-type="float" office:value="0.4">
            <text:p>0.4</text:p>
          </table:table-cell>
          <table:table-cell office:value-type="float" office:value="-0.035">
            <text:p>-0.035</text:p>
          </table:table-cell>
          <table:table-cell office:value-type="float" office:value="0.508">
            <text:p>0.508</text:p>
          </table:table-cell>
          <table:table-cell office:value-type="float" office:value="-0.013">
            <text:p>-0.013</text:p>
          </table:table-cell>
          <table:table-cell office:value-type="float" office:value="-0.025">
            <text:p>-0.025</text:p>
          </table:table-cell>
          <table:table-cell office:value-type="float" office:value="0.0031">
            <text:p>0.0031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6.45">
            <text:p>6.45</text:p>
          </table:table-cell>
          <table:table-cell office:value-type="float" office:value="-8.6">
            <text:p>-8.6</text:p>
          </table:table-cell>
          <table:table-cell office:value-type="float" office:value="0.34">
            <text:p>0.34</text:p>
          </table:table-cell>
          <table:table-cell office:value-type="float" office:value="-0.02">
            <text:p>-0.02</text:p>
          </table:table-cell>
          <table:table-cell office:value-type="float" office:value="0.504">
            <text:p>0.504</text:p>
          </table:table-cell>
          <table:table-cell office:value-type="float" office:value="-0.0078">
            <text:p>-0.0078</text:p>
          </table:table-cell>
          <table:table-cell office:value-type="float" office:value="-0.025">
            <text:p>-0.025</text:p>
          </table:table-cell>
          <table:table-cell office:value-type="float" office:value="0.016">
            <text:p>0.016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-8.6">
            <text:p>-8.6</text:p>
          </table:table-cell>
          <table:table-cell office:value-type="float" office:value="0.34">
            <text:p>0.34</text:p>
          </table:table-cell>
          <table:table-cell office:value-type="float" office:value="-0.02">
            <text:p>-0.02</text:p>
          </table:table-cell>
          <table:table-cell office:value-type="float" office:value="0.504">
            <text:p>0.504</text:p>
          </table:table-cell>
          <table:table-cell office:value-type="float" office:value="-0.0078">
            <text:p>-0.0078</text:p>
          </table:table-cell>
          <table:table-cell office:value-type="float" office:value="-0.025">
            <text:p>-0.025</text:p>
          </table:table-cell>
          <table:table-cell office:value-type="float" office:value="0.016">
            <text:p>0.016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6.55">
            <text:p>6.55</text:p>
          </table:table-cell>
          <table:table-cell office:value-type="float" office:value="-8.6">
            <text:p>-8.6</text:p>
          </table:table-cell>
          <table:table-cell office:value-type="float" office:value="0.25">
            <text:p>0.25</text:p>
          </table:table-cell>
          <table:table-cell office:value-type="float" office:value="-0.078">
            <text:p>-0.078</text:p>
          </table:table-cell>
          <table:table-cell office:value-type="float" office:value="0.52">
            <text:p>0.52</text:p>
          </table:table-cell>
          <table:table-cell office:value-type="float" office:value="-0.013">
            <text:p>-0.013</text:p>
          </table:table-cell>
          <table:table-cell office:value-type="float" office:value="-0.026">
            <text:p>-0.026</text:p>
          </table:table-cell>
          <table:table-cell office:value-type="float" office:value="-0.038">
            <text:p>-0.038</text:p>
          </table:table-cell>
          <table:table-cell office:value-type="float" office:value="0.0822">
            <text:p>0.0822</text:p>
          </table:table-cell>
          <table:table-cell/>
        </table:table-row>
        <table:table-row table:style-name="ro1">
          <table:table-cell office:value-type="float" office:value="6.6">
            <text:p>6.6</text:p>
          </table:table-cell>
          <table:table-cell office:value-type="float" office:value="-8.6">
            <text:p>-8.6</text:p>
          </table:table-cell>
          <table:table-cell office:value-type="float" office:value="0.25">
            <text:p>0.25</text:p>
          </table:table-cell>
          <table:table-cell office:value-type="float" office:value="-0.078">
            <text:p>-0.078</text:p>
          </table:table-cell>
          <table:table-cell office:value-type="float" office:value="0.52">
            <text:p>0.52</text:p>
          </table:table-cell>
          <table:table-cell office:value-type="float" office:value="-0.013">
            <text:p>-0.013</text:p>
          </table:table-cell>
          <table:table-cell office:value-type="float" office:value="-0.026">
            <text:p>-0.026</text:p>
          </table:table-cell>
          <table:table-cell office:value-type="float" office:value="-0.038">
            <text:p>-0.038</text:p>
          </table:table-cell>
          <table:table-cell office:value-type="float" office:value="0.0822">
            <text:p>0.0822</text:p>
          </table:table-cell>
          <table:table-cell/>
        </table:table-row>
        <table:table-row table:style-name="ro1">
          <table:table-cell office:value-type="float" office:value="6.65">
            <text:p>6.65</text:p>
          </table:table-cell>
          <table:table-cell office:value-type="float" office:value="-18">
            <text:p>-18</text:p>
          </table:table-cell>
          <table:table-cell office:value-type="float" office:value="0.16">
            <text:p>0.16</text:p>
          </table:table-cell>
          <table:table-cell office:value-type="float" office:value="-0.02">
            <text:p>-0.02</text:p>
          </table:table-cell>
          <table:table-cell office:value-type="float" office:value="0.508">
            <text:p>0.508</text:p>
          </table:table-cell>
          <table:table-cell office:value-type="float" office:value="-0.013">
            <text:p>-0.013</text:p>
          </table:table-cell>
          <table:table-cell office:value-type="float" office:value="-0.026">
            <text:p>-0.026</text:p>
          </table:table-cell>
          <table:table-cell office:value-type="float" office:value="0.02">
            <text:p>0.02</text:p>
          </table:table-cell>
          <table:table-cell office:value-type="float" office:value="-0.00214">
            <text:p>-0.00214</text:p>
          </table:table-cell>
          <table:table-cell/>
        </table:table-row>
        <table:table-row table:style-name="ro1">
          <table:table-cell office:value-type="float" office:value="6.7">
            <text:p>6.7</text:p>
          </table:table-cell>
          <table:table-cell office:value-type="float" office:value="-18">
            <text:p>-18</text:p>
          </table:table-cell>
          <table:table-cell office:value-type="float" office:value="0.16">
            <text:p>0.16</text:p>
          </table:table-cell>
          <table:table-cell office:value-type="float" office:value="-0.02">
            <text:p>-0.02</text:p>
          </table:table-cell>
          <table:table-cell office:value-type="float" office:value="0.508">
            <text:p>0.508</text:p>
          </table:table-cell>
          <table:table-cell office:value-type="float" office:value="-0.013">
            <text:p>-0.013</text:p>
          </table:table-cell>
          <table:table-cell office:value-type="float" office:value="-0.026">
            <text:p>-0.026</text:p>
          </table:table-cell>
          <table:table-cell office:value-type="float" office:value="0.02">
            <text:p>0.02</text:p>
          </table:table-cell>
          <table:table-cell office:value-type="float" office:value="-0.00214">
            <text:p>-0.00214</text:p>
          </table:table-cell>
          <table:table-cell/>
        </table:table-row>
        <table:table-row table:style-name="ro1">
          <table:table-cell office:value-type="float" office:value="6.75">
            <text:p>6.75</text:p>
          </table:table-cell>
          <table:table-cell office:value-type="float" office:value="-16">
            <text:p>-16</text:p>
          </table:table-cell>
          <table:table-cell office:value-type="float" office:value="0.012">
            <text:p>0.012</text:p>
          </table:table-cell>
          <table:table-cell office:value-type="float" office:value="-0.012">
            <text:p>-0.012</text:p>
          </table:table-cell>
          <table:table-cell office:value-type="float" office:value="0.504">
            <text:p>0.504</text:p>
          </table:table-cell>
          <table:table-cell office:value-type="float" office:value="-0.0055">
            <text:p>-0.0055</text:p>
          </table:table-cell>
          <table:table-cell office:value-type="float" office:value="-0.027">
            <text:p>-0.027</text:p>
          </table:table-cell>
          <table:table-cell office:value-type="float" office:value="0.021">
            <text:p>0.021</text:p>
          </table:table-cell>
          <table:table-cell office:value-type="float" office:value="-0.0588">
            <text:p>-0.0588</text:p>
          </table:table-cell>
          <table:table-cell/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-16">
            <text:p>-16</text:p>
          </table:table-cell>
          <table:table-cell office:value-type="float" office:value="0.012">
            <text:p>0.012</text:p>
          </table:table-cell>
          <table:table-cell office:value-type="float" office:value="-0.012">
            <text:p>-0.012</text:p>
          </table:table-cell>
          <table:table-cell office:value-type="float" office:value="0.504">
            <text:p>0.504</text:p>
          </table:table-cell>
          <table:table-cell office:value-type="float" office:value="-0.0055">
            <text:p>-0.0055</text:p>
          </table:table-cell>
          <table:table-cell office:value-type="float" office:value="-0.027">
            <text:p>-0.027</text:p>
          </table:table-cell>
          <table:table-cell office:value-type="float" office:value="0.021">
            <text:p>0.021</text:p>
          </table:table-cell>
          <table:table-cell office:value-type="float" office:value="-0.0588">
            <text:p>-0.0588</text:p>
          </table:table-cell>
          <table:table-cell/>
        </table:table-row>
        <table:table-row table:style-name="ro1">
          <table:table-cell office:value-type="float" office:value="6.85">
            <text:p>6.85</text:p>
          </table:table-cell>
          <table:table-cell office:value-type="float" office:value="-14">
            <text:p>-14</text:p>
          </table:table-cell>
          <table:table-cell office:value-type="float" office:value="-0.096">
            <text:p>-0.096</text:p>
          </table:table-cell>
          <table:table-cell office:value-type="float" office:value="-0.031">
            <text:p>-0.031</text:p>
          </table:table-cell>
          <table:table-cell office:value-type="float" office:value="0.512">
            <text:p>0.512</text:p>
          </table:table-cell>
          <table:table-cell office:value-type="float" office:value="-0.0039">
            <text:p>-0.0039</text:p>
          </table:table-cell>
          <table:table-cell office:value-type="float" office:value="-0.027">
            <text:p>-0.027</text:p>
          </table:table-cell>
          <table:table-cell office:value-type="float" office:value="-0.0016">
            <text:p>-0.0016</text:p>
          </table:table-cell>
          <table:table-cell office:value-type="float" office:value="-0.141">
            <text:p>-0.141</text:p>
          </table:table-cell>
          <table:table-cell/>
        </table:table-row>
        <table:table-row table:style-name="ro1">
          <table:table-cell office:value-type="float" office:value="6.9">
            <text:p>6.9</text:p>
          </table:table-cell>
          <table:table-cell office:value-type="float" office:value="-14">
            <text:p>-14</text:p>
          </table:table-cell>
          <table:table-cell office:value-type="float" office:value="-0.096">
            <text:p>-0.096</text:p>
          </table:table-cell>
          <table:table-cell office:value-type="float" office:value="-0.031">
            <text:p>-0.031</text:p>
          </table:table-cell>
          <table:table-cell office:value-type="float" office:value="0.512">
            <text:p>0.512</text:p>
          </table:table-cell>
          <table:table-cell office:value-type="float" office:value="-0.0039">
            <text:p>-0.0039</text:p>
          </table:table-cell>
          <table:table-cell office:value-type="float" office:value="-0.027">
            <text:p>-0.027</text:p>
          </table:table-cell>
          <table:table-cell office:value-type="float" office:value="-0.0016">
            <text:p>-0.0016</text:p>
          </table:table-cell>
          <table:table-cell office:value-type="float" office:value="-0.141">
            <text:p>-0.141</text:p>
          </table:table-cell>
          <table:table-cell/>
        </table:table-row>
        <table:table-row table:style-name="ro1">
          <table:table-cell office:value-type="float" office:value="6.95">
            <text:p>6.95</text:p>
          </table:table-cell>
          <table:table-cell office:value-type="float" office:value="-10">
            <text:p>-10</text:p>
          </table:table-cell>
          <table:table-cell office:value-type="float" office:value="-0.18">
            <text:p>-0.18</text:p>
          </table:table-cell>
          <table:table-cell office:value-type="float" office:value="-0.02">
            <text:p>-0.02</text:p>
          </table:table-cell>
          <table:table-cell office:value-type="float" office:value="0.512">
            <text:p>0.512</text:p>
          </table:table-cell>
          <table:table-cell office:value-type="float" office:value="-0.0023">
            <text:p>-0.0023</text:p>
          </table:table-cell>
          <table:table-cell office:value-type="float" office:value="-0.027">
            <text:p>-0.027</text:p>
          </table:table-cell>
          <table:table-cell office:value-type="float" office:value="0.0094">
            <text:p>0.0094</text:p>
          </table:table-cell>
          <table:table-cell office:value-type="float" office:value="-0.201">
            <text:p>-0.20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0">
            <text:p>-10</text:p>
          </table:table-cell>
          <table:table-cell office:value-type="float" office:value="-0.18">
            <text:p>-0.18</text:p>
          </table:table-cell>
          <table:table-cell office:value-type="float" office:value="-0.02">
            <text:p>-0.02</text:p>
          </table:table-cell>
          <table:table-cell office:value-type="float" office:value="0.512">
            <text:p>0.512</text:p>
          </table:table-cell>
          <table:table-cell office:value-type="float" office:value="-0.0023">
            <text:p>-0.0023</text:p>
          </table:table-cell>
          <table:table-cell office:value-type="float" office:value="-0.027">
            <text:p>-0.027</text:p>
          </table:table-cell>
          <table:table-cell office:value-type="float" office:value="0.0094">
            <text:p>0.0094</text:p>
          </table:table-cell>
          <table:table-cell office:value-type="float" office:value="-0.201">
            <text:p>-0.201</text:p>
          </table:table-cell>
          <table:table-cell/>
        </table:table-row>
        <table:table-row table:style-name="ro1">
          <table:table-cell office:value-type="float" office:value="7.05">
            <text:p>7.05</text:p>
          </table:table-cell>
          <table:table-cell office:value-type="float" office:value="-12">
            <text:p>-12</text:p>
          </table:table-cell>
          <table:table-cell office:value-type="float" office:value="-0.27">
            <text:p>-0.27</text:p>
          </table:table-cell>
          <table:table-cell office:value-type="float" office:value="-0.0078">
            <text:p>-0.0078</text:p>
          </table:table-cell>
          <table:table-cell office:value-type="float" office:value="0.508">
            <text:p>0.508</text:p>
          </table:table-cell>
          <table:table-cell office:value-type="float" office:value="0.0031">
            <text:p>0.0031</text:p>
          </table:table-cell>
          <table:table-cell office:value-type="float" office:value="-0.027">
            <text:p>-0.027</text:p>
          </table:table-cell>
          <table:table-cell office:value-type="float" office:value="0.015">
            <text:p>0.015</text:p>
          </table:table-cell>
          <table:table-cell office:value-type="float" office:value="-0.22">
            <text:p>-0.22</text:p>
          </table:table-cell>
          <table:table-cell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12">
            <text:p>-12</text:p>
          </table:table-cell>
          <table:table-cell office:value-type="float" office:value="-0.27">
            <text:p>-0.27</text:p>
          </table:table-cell>
          <table:table-cell office:value-type="float" office:value="-0.0078">
            <text:p>-0.0078</text:p>
          </table:table-cell>
          <table:table-cell office:value-type="float" office:value="0.508">
            <text:p>0.508</text:p>
          </table:table-cell>
          <table:table-cell office:value-type="float" office:value="0.0031">
            <text:p>0.0031</text:p>
          </table:table-cell>
          <table:table-cell office:value-type="float" office:value="-0.027">
            <text:p>-0.027</text:p>
          </table:table-cell>
          <table:table-cell office:value-type="float" office:value="0.015">
            <text:p>0.015</text:p>
          </table:table-cell>
          <table:table-cell office:value-type="float" office:value="-0.22">
            <text:p>-0.22</text:p>
          </table:table-cell>
          <table:table-cell/>
        </table:table-row>
        <table:table-row table:style-name="ro1">
          <table:table-cell office:value-type="float" office:value="7.15">
            <text:p>7.15</text:p>
          </table:table-cell>
          <table:table-cell office:value-type="float" office:value="-7.8">
            <text:p>-7.8</text:p>
          </table:table-cell>
          <table:table-cell office:value-type="float" office:value="-0.38">
            <text:p>-0.38</text:p>
          </table:table-cell>
          <table:table-cell office:value-type="float" office:value="0.0039">
            <text:p>0.0039</text:p>
          </table:table-cell>
          <table:table-cell office:value-type="float" office:value="0.508">
            <text:p>0.508</text:p>
          </table:table-cell>
          <table:table-cell office:value-type="float" office:value="0.012">
            <text:p>0.012</text:p>
          </table:table-cell>
          <table:table-cell office:value-type="float" office:value="-0.026">
            <text:p>-0.026</text:p>
          </table:table-cell>
          <table:table-cell office:value-type="float" office:value="0.019">
            <text:p>0.019</text:p>
          </table:table-cell>
          <table:table-cell office:value-type="float" office:value="-0.22">
            <text:p>-0.22</text:p>
          </table:table-cell>
          <table:table-cell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7.8">
            <text:p>-7.8</text:p>
          </table:table-cell>
          <table:table-cell office:value-type="float" office:value="-0.38">
            <text:p>-0.38</text:p>
          </table:table-cell>
          <table:table-cell office:value-type="float" office:value="0.0039">
            <text:p>0.0039</text:p>
          </table:table-cell>
          <table:table-cell office:value-type="float" office:value="0.508">
            <text:p>0.508</text:p>
          </table:table-cell>
          <table:table-cell office:value-type="float" office:value="0.012">
            <text:p>0.012</text:p>
          </table:table-cell>
          <table:table-cell office:value-type="float" office:value="-0.026">
            <text:p>-0.026</text:p>
          </table:table-cell>
          <table:table-cell office:value-type="float" office:value="0.019">
            <text:p>0.019</text:p>
          </table:table-cell>
          <table:table-cell office:value-type="float" office:value="-0.22">
            <text:p>-0.22</text:p>
          </table:table-cell>
          <table:table-cell/>
        </table:table-row>
        <table:table-row table:style-name="ro1">
          <table:table-cell office:value-type="float" office:value="7.25">
            <text:p>7.25</text:p>
          </table:table-cell>
          <table:table-cell office:value-type="float" office:value="-3.1">
            <text:p>-3.1</text:p>
          </table:table-cell>
          <table:table-cell office:value-type="float" office:value="-0.44">
            <text:p>-0.44</text:p>
          </table:table-cell>
          <table:table-cell office:value-type="float" office:value="-0.0039">
            <text:p>-0.0039</text:p>
          </table:table-cell>
          <table:table-cell office:value-type="float" office:value="0.508">
            <text:p>0.508</text:p>
          </table:table-cell>
          <table:table-cell office:value-type="float" office:value="0.016">
            <text:p>0.016</text:p>
          </table:table-cell>
          <table:table-cell office:value-type="float" office:value="-0.026">
            <text:p>-0.026</text:p>
          </table:table-cell>
          <table:table-cell office:value-type="float" office:value="0.0078">
            <text:p>0.0078</text:p>
          </table:table-cell>
          <table:table-cell office:value-type="float" office:value="-0.221">
            <text:p>-0.221</text:p>
          </table:table-cell>
          <table:table-cell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3.1">
            <text:p>-3.1</text:p>
          </table:table-cell>
          <table:table-cell office:value-type="float" office:value="-0.44">
            <text:p>-0.44</text:p>
          </table:table-cell>
          <table:table-cell office:value-type="float" office:value="-0.0039">
            <text:p>-0.0039</text:p>
          </table:table-cell>
          <table:table-cell office:value-type="float" office:value="0.508">
            <text:p>0.508</text:p>
          </table:table-cell>
          <table:table-cell office:value-type="float" office:value="0.016">
            <text:p>0.016</text:p>
          </table:table-cell>
          <table:table-cell office:value-type="float" office:value="-0.026">
            <text:p>-0.026</text:p>
          </table:table-cell>
          <table:table-cell office:value-type="float" office:value="0.0078">
            <text:p>0.0078</text:p>
          </table:table-cell>
          <table:table-cell office:value-type="float" office:value="-0.221">
            <text:p>-0.221</text:p>
          </table:table-cell>
          <table:table-cell/>
        </table:table-row>
        <table:table-row table:style-name="ro1">
          <table:table-cell office:value-type="float" office:value="7.35">
            <text:p>7.35</text:p>
          </table:table-cell>
          <table:table-cell office:value-type="float" office:value="7">
            <text:p>7</text:p>
          </table:table-cell>
          <table:table-cell office:value-type="float" office:value="-0.43">
            <text:p>-0.43</text:p>
          </table:table-cell>
          <table:table-cell office:value-type="float" office:value="-0.07">
            <text:p>-0.07</text:p>
          </table:table-cell>
          <table:table-cell office:value-type="float" office:value="0.547">
            <text:p>0.547</text:p>
          </table:table-cell>
          <table:table-cell office:value-type="float" office:value="0.027">
            <text:p>0.027</text:p>
          </table:table-cell>
          <table:table-cell office:value-type="float" office:value="-0.025">
            <text:p>-0.025</text:p>
          </table:table-cell>
          <table:table-cell office:value-type="float" office:value="-0.073">
            <text:p>-0.073</text:p>
          </table:table-cell>
          <table:table-cell office:value-type="float" office:value="-0.0518">
            <text:p>-0.0518</text:p>
          </table:table-cell>
          <table:table-cell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7">
            <text:p>7</text:p>
          </table:table-cell>
          <table:table-cell office:value-type="float" office:value="-0.43">
            <text:p>-0.43</text:p>
          </table:table-cell>
          <table:table-cell office:value-type="float" office:value="-0.07">
            <text:p>-0.07</text:p>
          </table:table-cell>
          <table:table-cell office:value-type="float" office:value="0.547">
            <text:p>0.547</text:p>
          </table:table-cell>
          <table:table-cell office:value-type="float" office:value="0.027">
            <text:p>0.027</text:p>
          </table:table-cell>
          <table:table-cell office:value-type="float" office:value="-0.025">
            <text:p>-0.025</text:p>
          </table:table-cell>
          <table:table-cell office:value-type="float" office:value="-0.073">
            <text:p>-0.073</text:p>
          </table:table-cell>
          <table:table-cell office:value-type="float" office:value="-0.0518">
            <text:p>-0.0518</text:p>
          </table:table-cell>
          <table:table-cell/>
        </table:table-row>
        <table:table-row table:style-name="ro1">
          <table:table-cell office:value-type="float" office:value="7.45">
            <text:p>7.45</text:p>
          </table:table-cell>
          <table:table-cell office:value-type="float" office:value="16">
            <text:p>16</text:p>
          </table:table-cell>
          <table:table-cell office:value-type="float" office:value="-0.32">
            <text:p>-0.32</text:p>
          </table:table-cell>
          <table:table-cell office:value-type="float" office:value="-0.031">
            <text:p>-0.031</text:p>
          </table:table-cell>
          <table:table-cell office:value-type="float" office:value="0.508">
            <text:p>0.508</text:p>
          </table:table-cell>
          <table:table-cell office:value-type="float" office:value="0.023">
            <text:p>0.023</text:p>
          </table:table-cell>
          <table:table-cell office:value-type="float" office:value="-0.023">
            <text:p>-0.023</text:p>
          </table:table-cell>
          <table:table-cell office:value-type="float" office:value="-0.027">
            <text:p>-0.027</text:p>
          </table:table-cell>
          <table:table-cell office:value-type="float" office:value="0.000244">
            <text:p>0.000244</text:p>
          </table:table-cell>
          <table:table-cell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6">
            <text:p>16</text:p>
          </table:table-cell>
          <table:table-cell office:value-type="float" office:value="-0.32">
            <text:p>-0.32</text:p>
          </table:table-cell>
          <table:table-cell office:value-type="float" office:value="-0.031">
            <text:p>-0.031</text:p>
          </table:table-cell>
          <table:table-cell office:value-type="float" office:value="0.508">
            <text:p>0.508</text:p>
          </table:table-cell>
          <table:table-cell office:value-type="float" office:value="0.023">
            <text:p>0.023</text:p>
          </table:table-cell>
          <table:table-cell office:value-type="float" office:value="-0.023">
            <text:p>-0.023</text:p>
          </table:table-cell>
          <table:table-cell office:value-type="float" office:value="-0.027">
            <text:p>-0.027</text:p>
          </table:table-cell>
          <table:table-cell office:value-type="float" office:value="0.000244">
            <text:p>0.000244</text:p>
          </table:table-cell>
          <table:table-cell/>
        </table:table-row>
        <table:table-row table:style-name="ro1">
          <table:table-cell office:value-type="float" office:value="7.55">
            <text:p>7.55</text:p>
          </table:table-cell>
          <table:table-cell office:value-type="float" office:value="12">
            <text:p>12</text:p>
          </table:table-cell>
          <table:table-cell office:value-type="float" office:value="-0.2">
            <text:p>-0.2</text:p>
          </table:table-cell>
          <table:table-cell office:value-type="float" office:value="-0.031">
            <text:p>-0.031</text:p>
          </table:table-cell>
          <table:table-cell office:value-type="float" office:value="0.508">
            <text:p>0.508</text:p>
          </table:table-cell>
          <table:table-cell office:value-type="float" office:value="0.014">
            <text:p>0.014</text:p>
          </table:table-cell>
          <table:table-cell office:value-type="float" office:value="-0.023">
            <text:p>-0.023</text:p>
          </table:table-cell>
          <table:table-cell office:value-type="float" office:value="-0.022">
            <text:p>-0.022</text:p>
          </table:table-cell>
          <table:table-cell office:value-type="float" office:value="0.000854">
            <text:p>0.000854</text:p>
          </table:table-cell>
          <table:table-cell/>
        </table:table-row>
        <table:table-row table:style-name="ro1">
          <table:table-cell office:value-type="float" office:value="7.6">
            <text:p>7.6</text:p>
          </table:table-cell>
          <table:table-cell office:value-type="float" office:value="12">
            <text:p>12</text:p>
          </table:table-cell>
          <table:table-cell office:value-type="float" office:value="-0.2">
            <text:p>-0.2</text:p>
          </table:table-cell>
          <table:table-cell office:value-type="float" office:value="-0.031">
            <text:p>-0.031</text:p>
          </table:table-cell>
          <table:table-cell office:value-type="float" office:value="0.508">
            <text:p>0.508</text:p>
          </table:table-cell>
          <table:table-cell office:value-type="float" office:value="0.014">
            <text:p>0.014</text:p>
          </table:table-cell>
          <table:table-cell office:value-type="float" office:value="-0.023">
            <text:p>-0.023</text:p>
          </table:table-cell>
          <table:table-cell office:value-type="float" office:value="-0.022">
            <text:p>-0.022</text:p>
          </table:table-cell>
          <table:table-cell office:value-type="float" office:value="0.000854">
            <text:p>0.000854</text:p>
          </table:table-cell>
          <table:table-cell/>
        </table:table-row>
        <table:table-row table:style-name="ro1">
          <table:table-cell office:value-type="float" office:value="7.65">
            <text:p>7.65</text:p>
          </table:table-cell>
          <table:table-cell office:value-type="float" office:value="3.1">
            <text:p>3.1</text:p>
          </table:table-cell>
          <table:table-cell office:value-type="float" office:value="-0.14">
            <text:p>-0.14</text:p>
          </table:table-cell>
          <table:table-cell office:value-type="float" office:value="-0.016">
            <text:p>-0.016</text:p>
          </table:table-cell>
          <table:table-cell office:value-type="float" office:value="0.504">
            <text:p>0.504</text:p>
          </table:table-cell>
          <table:table-cell office:value-type="float" office:value="0.0094">
            <text:p>0.0094</text:p>
          </table:table-cell>
          <table:table-cell office:value-type="float" office:value="-0.023">
            <text:p>-0.023</text:p>
          </table:table-cell>
          <table:table-cell office:value-type="float" office:value="-0.0016">
            <text:p>-0.0016</text:p>
          </table:table-cell>
          <table:table-cell office:value-type="float" office:value="0.000793">
            <text:p>0.000793</text:p>
          </table:table-cell>
          <table:table-cell/>
        </table:table-row>
        <table:table-row table:style-name="ro1">
          <table:table-cell office:value-type="float" office:value="7.7">
            <text:p>7.7</text:p>
          </table:table-cell>
          <table:table-cell office:value-type="float" office:value="3.1">
            <text:p>3.1</text:p>
          </table:table-cell>
          <table:table-cell office:value-type="float" office:value="-0.14">
            <text:p>-0.14</text:p>
          </table:table-cell>
          <table:table-cell office:value-type="float" office:value="-0.016">
            <text:p>-0.016</text:p>
          </table:table-cell>
          <table:table-cell office:value-type="float" office:value="0.504">
            <text:p>0.504</text:p>
          </table:table-cell>
          <table:table-cell office:value-type="float" office:value="0.0094">
            <text:p>0.0094</text:p>
          </table:table-cell>
          <table:table-cell office:value-type="float" office:value="-0.023">
            <text:p>-0.023</text:p>
          </table:table-cell>
          <table:table-cell office:value-type="float" office:value="-0.0016">
            <text:p>-0.0016</text:p>
          </table:table-cell>
          <table:table-cell office:value-type="float" office:value="0.000793">
            <text:p>0.000793</text:p>
          </table:table-cell>
          <table:table-cell/>
        </table:table-row>
        <table:table-row table:style-name="ro1">
          <table:table-cell office:value-type="float" office:value="7.75">
            <text:p>7.75</text:p>
          </table:table-cell>
          <table:table-cell office:value-type="float" office:value="-4.7">
            <text:p>-4.7</text:p>
          </table:table-cell>
          <table:table-cell office:value-type="float" office:value="-0.14">
            <text:p>-0.14</text:p>
          </table:table-cell>
          <table:table-cell office:value-type="float" office:value="-0.016">
            <text:p>-0.016</text:p>
          </table:table-cell>
          <table:table-cell office:value-type="float" office:value="0.508">
            <text:p>0.508</text:p>
          </table:table-cell>
          <table:table-cell office:value-type="float" office:value="0.0094">
            <text:p>0.0094</text:p>
          </table:table-cell>
          <table:table-cell office:value-type="float" office:value="-0.023">
            <text:p>-0.023</text:p>
          </table:table-cell>
          <table:table-cell office:value-type="float" office:value="-0.0016">
            <text:p>-0.0016</text:p>
          </table:table-cell>
          <table:table-cell office:value-type="float" office:value="0.000244">
            <text:p>0.000244</text:p>
          </table:table-cell>
          <table:table-cell/>
        </table:table-row>
        <table:table-row table:style-name="ro1">
          <table:table-cell office:value-type="float" office:value="7.8">
            <text:p>7.8</text:p>
          </table:table-cell>
          <table:table-cell office:value-type="float" office:value="-4.7">
            <text:p>-4.7</text:p>
          </table:table-cell>
          <table:table-cell office:value-type="float" office:value="-0.14">
            <text:p>-0.14</text:p>
          </table:table-cell>
          <table:table-cell office:value-type="float" office:value="-0.016">
            <text:p>-0.016</text:p>
          </table:table-cell>
          <table:table-cell office:value-type="float" office:value="0.508">
            <text:p>0.508</text:p>
          </table:table-cell>
          <table:table-cell office:value-type="float" office:value="0.0094">
            <text:p>0.0094</text:p>
          </table:table-cell>
          <table:table-cell office:value-type="float" office:value="-0.023">
            <text:p>-0.023</text:p>
          </table:table-cell>
          <table:table-cell office:value-type="float" office:value="-0.0016">
            <text:p>-0.0016</text:p>
          </table:table-cell>
          <table:table-cell office:value-type="float" office:value="0.000244">
            <text:p>0.000244</text:p>
          </table:table-cell>
          <table:table-cell/>
        </table:table-row>
        <table:table-row table:style-name="ro1">
          <table:table-cell office:value-type="float" office:value="7.85">
            <text:p>7.85</text:p>
          </table:table-cell>
          <table:table-cell office:value-type="float" office:value="-2.3">
            <text:p>-2.3</text:p>
          </table:table-cell>
          <table:table-cell office:value-type="float" office:value="-0.14">
            <text:p>-0.14</text:p>
          </table:table-cell>
          <table:table-cell office:value-type="float" office:value="-0.012">
            <text:p>-0.012</text:p>
          </table:table-cell>
          <table:table-cell office:value-type="float" office:value="0.508">
            <text:p>0.508</text:p>
          </table:table-cell>
          <table:table-cell office:value-type="float" office:value="0.01">
            <text:p>0.01</text:p>
          </table:table-cell>
          <table:table-cell office:value-type="float" office:value="-0.022">
            <text:p>-0.022</text:p>
          </table:table-cell>
          <table:table-cell office:value-type="float" office:value="-0.00078">
            <text:p>-0.00078</text:p>
          </table:table-cell>
          <table:table-cell office:value-type="float" office:value="0.000305">
            <text:p>0.000305</text:p>
          </table:table-cell>
          <table:table-cell/>
        </table:table-row>
        <table:table-row table:style-name="ro1">
          <table:table-cell office:value-type="float" office:value="7.9">
            <text:p>7.9</text:p>
          </table:table-cell>
          <table:table-cell office:value-type="float" office:value="-2.3">
            <text:p>-2.3</text:p>
          </table:table-cell>
          <table:table-cell office:value-type="float" office:value="-0.14">
            <text:p>-0.14</text:p>
          </table:table-cell>
          <table:table-cell office:value-type="float" office:value="-0.012">
            <text:p>-0.012</text:p>
          </table:table-cell>
          <table:table-cell office:value-type="float" office:value="0.508">
            <text:p>0.508</text:p>
          </table:table-cell>
          <table:table-cell office:value-type="float" office:value="0.01">
            <text:p>0.01</text:p>
          </table:table-cell>
          <table:table-cell office:value-type="float" office:value="-0.022">
            <text:p>-0.022</text:p>
          </table:table-cell>
          <table:table-cell office:value-type="float" office:value="-0.00078">
            <text:p>-0.00078</text:p>
          </table:table-cell>
          <table:table-cell office:value-type="float" office:value="0.000305">
            <text:p>0.000305</text:p>
          </table:table-cell>
          <table:table-cell/>
        </table:table-row>
        <table:table-row table:style-name="ro1">
          <table:table-cell office:value-type="float" office:value="7.95">
            <text:p>7.95</text:p>
          </table:table-cell>
          <table:table-cell office:value-type="float" office:value="1.6">
            <text:p>1.6</text:p>
          </table:table-cell>
          <table:table-cell office:value-type="float" office:value="-0.13">
            <text:p>-0.13</text:p>
          </table:table-cell>
          <table:table-cell office:value-type="float" office:value="-0.016">
            <text:p>-0.016</text:p>
          </table:table-cell>
          <table:table-cell office:value-type="float" office:value="0.508">
            <text:p>0.508</text:p>
          </table:table-cell>
          <table:table-cell office:value-type="float" office:value="0.0086">
            <text:p>0.0086</text:p>
          </table:table-cell>
          <table:table-cell office:value-type="float" office:value="-0.022">
            <text:p>-0.022</text:p>
          </table:table-cell>
          <table:table-cell office:value-type="float" office:value="-0.00078">
            <text:p>-0.00078</text:p>
          </table:table-cell>
          <table:table-cell office:value-type="float" office:value="0.000793">
            <text:p>0.00079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6">
            <text:p>1.6</text:p>
          </table:table-cell>
          <table:table-cell office:value-type="float" office:value="-0.13">
            <text:p>-0.13</text:p>
          </table:table-cell>
          <table:table-cell office:value-type="float" office:value="-0.016">
            <text:p>-0.016</text:p>
          </table:table-cell>
          <table:table-cell office:value-type="float" office:value="0.508">
            <text:p>0.508</text:p>
          </table:table-cell>
          <table:table-cell office:value-type="float" office:value="0.0086">
            <text:p>0.0086</text:p>
          </table:table-cell>
          <table:table-cell office:value-type="float" office:value="-0.022">
            <text:p>-0.022</text:p>
          </table:table-cell>
          <table:table-cell office:value-type="float" office:value="-0.00078">
            <text:p>-0.00078</text:p>
          </table:table-cell>
          <table:table-cell office:value-type="float" office:value="0.000793">
            <text:p>0.000793</text:p>
          </table:table-cell>
          <table:table-cell/>
        </table:table-row>
        <table:table-row table:style-name="ro1">
          <table:table-cell office:value-type="float" office:value="8.04761904761905">
            <text:p>8.0476190476</text:p>
          </table:table-cell>
          <table:table-cell office:value-type="float" office:value="2.3">
            <text:p>2.3</text:p>
          </table:table-cell>
          <table:table-cell office:value-type="float" office:value="-0.097">
            <text:p>-0.097</text:p>
          </table:table-cell>
          <table:table-cell office:value-type="float" office:value="-0.027">
            <text:p>-0.027</text:p>
          </table:table-cell>
          <table:table-cell office:value-type="float" office:value="0.504">
            <text:p>0.504</text:p>
          </table:table-cell>
          <table:table-cell office:value-type="float" office:value="0.007">
            <text:p>0.007</text:p>
          </table:table-cell>
          <table:table-cell office:value-type="float" office:value="-0.021">
            <text:p>-0.021</text:p>
          </table:table-cell>
          <table:table-cell office:value-type="float" office:value="-0.011">
            <text:p>-0.011</text:p>
          </table:table-cell>
          <table:table-cell office:value-type="float" office:value="0.000305">
            <text:p>0.000305</text:p>
          </table:table-cell>
          <table:table-cell/>
        </table:table-row>
        <table:table-row table:style-name="ro1">
          <table:table-cell office:value-type="float" office:value="8.0952380952381">
            <text:p>8.0952380952</text:p>
          </table:table-cell>
          <table:table-cell office:value-type="float" office:value="2.3">
            <text:p>2.3</text:p>
          </table:table-cell>
          <table:table-cell office:value-type="float" office:value="-0.097">
            <text:p>-0.097</text:p>
          </table:table-cell>
          <table:table-cell office:value-type="float" office:value="-0.027">
            <text:p>-0.027</text:p>
          </table:table-cell>
          <table:table-cell office:value-type="float" office:value="0.504">
            <text:p>0.504</text:p>
          </table:table-cell>
          <table:table-cell office:value-type="float" office:value="0.007">
            <text:p>0.007</text:p>
          </table:table-cell>
          <table:table-cell office:value-type="float" office:value="-0.021">
            <text:p>-0.021</text:p>
          </table:table-cell>
          <table:table-cell office:value-type="float" office:value="-0.011">
            <text:p>-0.011</text:p>
          </table:table-cell>
          <table:table-cell office:value-type="float" office:value="0.000305">
            <text:p>0.000305</text:p>
          </table:table-cell>
          <table:table-cell/>
        </table:table-row>
        <table:table-row table:style-name="ro1">
          <table:table-cell office:value-type="float" office:value="8.14285714285714">
            <text:p>8.1428571429</text:p>
          </table:table-cell>
          <table:table-cell office:value-type="float" office:value="0">
            <text:p>0</text:p>
          </table:table-cell>
          <table:table-cell office:value-type="float" office:value="-0.083">
            <text:p>-0.083</text:p>
          </table:table-cell>
          <table:table-cell office:value-type="float" office:value="-0.02">
            <text:p>-0.02</text:p>
          </table:table-cell>
          <table:table-cell office:value-type="float" office:value="0.508">
            <text:p>0.508</text:p>
          </table:table-cell>
          <table:table-cell office:value-type="float" office:value="0.0055">
            <text:p>0.0055</text:p>
          </table:table-cell>
          <table:table-cell office:value-type="float" office:value="-0.021">
            <text:p>-0.021</text:p>
          </table:table-cell>
          <table:table-cell office:value-type="float" office:value="-0.0023">
            <text:p>-0.0023</text:p>
          </table:table-cell>
          <table:table-cell office:value-type="float" office:value="0.000305">
            <text:p>0.000305</text:p>
          </table:table-cell>
          <table:table-cell/>
        </table:table-row>
        <table:table-row table:style-name="ro1">
          <table:table-cell office:value-type="float" office:value="8.19047619047619">
            <text:p>8.1904761905</text:p>
          </table:table-cell>
          <table:table-cell office:value-type="float" office:value="0">
            <text:p>0</text:p>
          </table:table-cell>
          <table:table-cell office:value-type="float" office:value="-0.083">
            <text:p>-0.083</text:p>
          </table:table-cell>
          <table:table-cell office:value-type="float" office:value="-0.02">
            <text:p>-0.02</text:p>
          </table:table-cell>
          <table:table-cell office:value-type="float" office:value="0.508">
            <text:p>0.508</text:p>
          </table:table-cell>
          <table:table-cell office:value-type="float" office:value="0.0055">
            <text:p>0.0055</text:p>
          </table:table-cell>
          <table:table-cell office:value-type="float" office:value="-0.021">
            <text:p>-0.021</text:p>
          </table:table-cell>
          <table:table-cell office:value-type="float" office:value="-0.0023">
            <text:p>-0.0023</text:p>
          </table:table-cell>
          <table:table-cell office:value-type="float" office:value="0.000305">
            <text:p>0.000305</text:p>
          </table:table-cell>
          <table:table-cell/>
        </table:table-row>
        <table:table-row table:style-name="ro1">
          <table:table-cell office:value-type="float" office:value="8.23809523809524">
            <text:p>8.2380952381</text:p>
          </table:table-cell>
          <table:table-cell office:value-type="float" office:value="0.78">
            <text:p>0.78</text:p>
          </table:table-cell>
          <table:table-cell office:value-type="float" office:value="-0.087">
            <text:p>-0.087</text:p>
          </table:table-cell>
          <table:table-cell office:value-type="float" office:value="-0.016">
            <text:p>-0.016</text:p>
          </table:table-cell>
          <table:table-cell office:value-type="float" office:value="0.508">
            <text:p>0.508</text:p>
          </table:table-cell>
          <table:table-cell office:value-type="float" office:value="0.0063">
            <text:p>0.0063</text:p>
          </table:table-cell>
          <table:table-cell office:value-type="float" office:value="-0.021">
            <text:p>-0.021</text:p>
          </table:table-cell>
          <table:table-cell office:value-type="float" office:value="0">
            <text:p>0</text:p>
          </table:table-cell>
          <table:table-cell office:value-type="float" office:value="0.00348">
            <text:p>0.00348</text:p>
          </table:table-cell>
          <table:table-cell/>
        </table:table-row>
        <table:table-row table:style-name="ro1">
          <table:table-cell office:value-type="float" office:value="8.28571428571429">
            <text:p>8.2857142857</text:p>
          </table:table-cell>
          <table:table-cell office:value-type="float" office:value="0.78">
            <text:p>0.78</text:p>
          </table:table-cell>
          <table:table-cell office:value-type="float" office:value="-0.087">
            <text:p>-0.087</text:p>
          </table:table-cell>
          <table:table-cell office:value-type="float" office:value="-0.016">
            <text:p>-0.016</text:p>
          </table:table-cell>
          <table:table-cell office:value-type="float" office:value="0.508">
            <text:p>0.508</text:p>
          </table:table-cell>
          <table:table-cell office:value-type="float" office:value="0.0063">
            <text:p>0.0063</text:p>
          </table:table-cell>
          <table:table-cell office:value-type="float" office:value="-0.021">
            <text:p>-0.021</text:p>
          </table:table-cell>
          <table:table-cell office:value-type="float" office:value="0">
            <text:p>0</text:p>
          </table:table-cell>
          <table:table-cell office:value-type="float" office:value="0.00348">
            <text:p>0.00348</text:p>
          </table:table-cell>
          <table:table-cell/>
        </table:table-row>
        <table:table-row table:style-name="ro1">
          <table:table-cell office:value-type="float" office:value="8.33333333333333">
            <text:p>8.3333333333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-0.012">
            <text:p>-0.012</text:p>
          </table:table-cell>
          <table:table-cell office:value-type="float" office:value="0.508">
            <text:p>0.508</text:p>
          </table:table-cell>
          <table:table-cell office:value-type="float" office:value="0.0078">
            <text:p>0.0078</text:p>
          </table:table-cell>
          <table:table-cell office:value-type="float" office:value="-0.02">
            <text:p>-0.02</text:p>
          </table:table-cell>
          <table:table-cell office:value-type="float" office:value="0.0023">
            <text:p>0.0023</text:p>
          </table:table-cell>
          <table:table-cell office:value-type="float" office:value="0.00836">
            <text:p>0.00836</text:p>
          </table:table-cell>
          <table:table-cell/>
        </table:table-row>
        <table:table-row table:style-name="ro1">
          <table:table-cell office:value-type="float" office:value="8.38095238095238">
            <text:p>8.380952381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-0.012">
            <text:p>-0.012</text:p>
          </table:table-cell>
          <table:table-cell office:value-type="float" office:value="0.508">
            <text:p>0.508</text:p>
          </table:table-cell>
          <table:table-cell office:value-type="float" office:value="0.0078">
            <text:p>0.0078</text:p>
          </table:table-cell>
          <table:table-cell office:value-type="float" office:value="-0.02">
            <text:p>-0.02</text:p>
          </table:table-cell>
          <table:table-cell office:value-type="float" office:value="0.0023">
            <text:p>0.0023</text:p>
          </table:table-cell>
          <table:table-cell office:value-type="float" office:value="0.00836">
            <text:p>0.00836</text:p>
          </table:table-cell>
          <table:table-cell/>
        </table:table-row>
        <table:table-row table:style-name="ro1">
          <table:table-cell office:value-type="float" office:value="8.42857142857143">
            <text:p>8.4285714286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-0.012">
            <text:p>-0.012</text:p>
          </table:table-cell>
          <table:table-cell office:value-type="float" office:value="0.504">
            <text:p>0.504</text:p>
          </table:table-cell>
          <table:table-cell office:value-type="float" office:value="0.0078">
            <text:p>0.0078</text:p>
          </table:table-cell>
          <table:table-cell office:value-type="float" office:value="-0.02">
            <text:p>-0.02</text:p>
          </table:table-cell>
          <table:table-cell office:value-type="float" office:value="0.00078">
            <text:p>0.00078</text:p>
          </table:table-cell>
          <table:table-cell office:value-type="float" office:value="0.014">
            <text:p>0.014</text:p>
          </table:table-cell>
          <table:table-cell/>
        </table:table-row>
        <table:table-row table:style-name="ro1">
          <table:table-cell office:value-type="float" office:value="8.47619047619048">
            <text:p>8.4761904762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-0.012">
            <text:p>-0.012</text:p>
          </table:table-cell>
          <table:table-cell office:value-type="float" office:value="0.504">
            <text:p>0.504</text:p>
          </table:table-cell>
          <table:table-cell office:value-type="float" office:value="0.0078">
            <text:p>0.0078</text:p>
          </table:table-cell>
          <table:table-cell office:value-type="float" office:value="-0.02">
            <text:p>-0.02</text:p>
          </table:table-cell>
          <table:table-cell office:value-type="float" office:value="0.00078">
            <text:p>0.00078</text:p>
          </table:table-cell>
          <table:table-cell office:value-type="float" office:value="0.014">
            <text:p>0.014</text:p>
          </table:table-cell>
          <table:table-cell/>
        </table:table-row>
        <table:table-row table:style-name="ro1">
          <table:table-cell office:value-type="float" office:value="8.52380952380952">
            <text:p>8.5238095238</text:p>
          </table:table-cell>
          <table:table-cell office:value-type="float" office:value="3.1">
            <text:p>3.1</text:p>
          </table:table-cell>
          <table:table-cell office:value-type="float" office:value="-0.084">
            <text:p>-0.084</text:p>
          </table:table-cell>
          <table:table-cell office:value-type="float" office:value="-0.02">
            <text:p>-0.02</text:p>
          </table:table-cell>
          <table:table-cell office:value-type="float" office:value="0.508">
            <text:p>0.508</text:p>
          </table:table-cell>
          <table:table-cell office:value-type="float" office:value="0.007">
            <text:p>0.007</text:p>
          </table:table-cell>
          <table:table-cell office:value-type="float" office:value="-0.02">
            <text:p>-0.02</text:p>
          </table:table-cell>
          <table:table-cell office:value-type="float" office:value="-0.0055">
            <text:p>-0.0055</text:p>
          </table:table-cell>
          <table:table-cell office:value-type="float" office:value="0.0215">
            <text:p>0.0215</text:p>
          </table:table-cell>
          <table:table-cell/>
        </table:table-row>
        <table:table-row table:style-name="ro1">
          <table:table-cell office:value-type="float" office:value="8.57142857142857">
            <text:p>8.5714285714</text:p>
          </table:table-cell>
          <table:table-cell office:value-type="float" office:value="3.1">
            <text:p>3.1</text:p>
          </table:table-cell>
          <table:table-cell office:value-type="float" office:value="-0.084">
            <text:p>-0.084</text:p>
          </table:table-cell>
          <table:table-cell office:value-type="float" office:value="-0.02">
            <text:p>-0.02</text:p>
          </table:table-cell>
          <table:table-cell office:value-type="float" office:value="0.508">
            <text:p>0.508</text:p>
          </table:table-cell>
          <table:table-cell office:value-type="float" office:value="0.007">
            <text:p>0.007</text:p>
          </table:table-cell>
          <table:table-cell office:value-type="float" office:value="-0.02">
            <text:p>-0.02</text:p>
          </table:table-cell>
          <table:table-cell office:value-type="float" office:value="-0.0055">
            <text:p>-0.0055</text:p>
          </table:table-cell>
          <table:table-cell office:value-type="float" office:value="0.0215">
            <text:p>0.0215</text:p>
          </table:table-cell>
          <table:table-cell/>
        </table:table-row>
        <table:table-row table:style-name="ro1">
          <table:table-cell office:value-type="float" office:value="8.61904761904762">
            <text:p>8.619047619</text:p>
          </table:table-cell>
          <table:table-cell office:value-type="float" office:value="6.2">
            <text:p>6.2</text:p>
          </table:table-cell>
          <table:table-cell office:value-type="float" office:value="-0.038">
            <text:p>-0.038</text:p>
          </table:table-cell>
          <table:table-cell office:value-type="float" office:value="-0.02">
            <text:p>-0.02</text:p>
          </table:table-cell>
          <table:table-cell office:value-type="float" office:value="0.508">
            <text:p>0.508</text:p>
          </table:table-cell>
          <table:table-cell office:value-type="float" office:value="0.0047">
            <text:p>0.0047</text:p>
          </table:table-cell>
          <table:table-cell office:value-type="float" office:value="-0.02">
            <text:p>-0.02</text:p>
          </table:table-cell>
          <table:table-cell office:value-type="float" office:value="-0.0023">
            <text:p>-0.0023</text:p>
          </table:table-cell>
          <table:table-cell office:value-type="float" office:value="0.0344">
            <text:p>0.0344</text:p>
          </table:table-cell>
          <table:table-cell/>
        </table:table-row>
        <table:table-row table:style-name="ro1">
          <table:table-cell office:value-type="float" office:value="8.66666666666667">
            <text:p>8.6666666667</text:p>
          </table:table-cell>
          <table:table-cell office:value-type="float" office:value="6.2">
            <text:p>6.2</text:p>
          </table:table-cell>
          <table:table-cell office:value-type="float" office:value="-0.038">
            <text:p>-0.038</text:p>
          </table:table-cell>
          <table:table-cell office:value-type="float" office:value="-0.02">
            <text:p>-0.02</text:p>
          </table:table-cell>
          <table:table-cell office:value-type="float" office:value="0.508">
            <text:p>0.508</text:p>
          </table:table-cell>
          <table:table-cell office:value-type="float" office:value="0.0047">
            <text:p>0.0047</text:p>
          </table:table-cell>
          <table:table-cell office:value-type="float" office:value="-0.02">
            <text:p>-0.02</text:p>
          </table:table-cell>
          <table:table-cell office:value-type="float" office:value="-0.0023">
            <text:p>-0.0023</text:p>
          </table:table-cell>
          <table:table-cell office:value-type="float" office:value="0.0344">
            <text:p>0.0344</text:p>
          </table:table-cell>
          <table:table-cell/>
        </table:table-row>
        <table:table-row table:style-name="ro1">
          <table:table-cell office:value-type="float" office:value="8.71428571428571">
            <text:p>8.7142857143</text:p>
          </table:table-cell>
          <table:table-cell office:value-type="float" office:value="3.9">
            <text:p>3.9</text:p>
          </table:table-cell>
          <table:table-cell office:value-type="float" office:value="0.018">
            <text:p>0.018</text:p>
          </table:table-cell>
          <table:table-cell office:value-type="float" office:value="-0.035">
            <text:p>-0.035</text:p>
          </table:table-cell>
          <table:table-cell office:value-type="float" office:value="0.508">
            <text:p>0.508</text:p>
          </table:table-cell>
          <table:table-cell office:value-type="float" office:value="0.00078">
            <text:p>0.00078</text:p>
          </table:table-cell>
          <table:table-cell office:value-type="float" office:value="-0.02">
            <text:p>-0.02</text:p>
          </table:table-cell>
          <table:table-cell office:value-type="float" office:value="-0.016">
            <text:p>-0.016</text:p>
          </table:table-cell>
          <table:table-cell office:value-type="float" office:value="0.0358">
            <text:p>0.0358</text:p>
          </table:table-cell>
          <table:table-cell/>
        </table:table-row>
        <table:table-row table:style-name="ro1">
          <table:table-cell office:value-type="float" office:value="8.76190476190476">
            <text:p>8.7619047619</text:p>
          </table:table-cell>
          <table:table-cell office:value-type="float" office:value="3.9">
            <text:p>3.9</text:p>
          </table:table-cell>
          <table:table-cell office:value-type="float" office:value="0.018">
            <text:p>0.018</text:p>
          </table:table-cell>
          <table:table-cell office:value-type="float" office:value="-0.035">
            <text:p>-0.035</text:p>
          </table:table-cell>
          <table:table-cell office:value-type="float" office:value="0.508">
            <text:p>0.508</text:p>
          </table:table-cell>
          <table:table-cell office:value-type="float" office:value="0.00078">
            <text:p>0.00078</text:p>
          </table:table-cell>
          <table:table-cell office:value-type="float" office:value="-0.02">
            <text:p>-0.02</text:p>
          </table:table-cell>
          <table:table-cell office:value-type="float" office:value="-0.016">
            <text:p>-0.016</text:p>
          </table:table-cell>
          <table:table-cell office:value-type="float" office:value="0.0358">
            <text:p>0.0358</text:p>
          </table:table-cell>
          <table:table-cell/>
        </table:table-row>
        <table:table-row table:style-name="ro1">
          <table:table-cell office:value-type="float" office:value="8.80952380952381">
            <text:p>8.8095238095</text:p>
          </table:table-cell>
          <table:table-cell office:value-type="float" office:value="0.78">
            <text:p>0.78</text:p>
          </table:table-cell>
          <table:table-cell office:value-type="float" office:value="0.056">
            <text:p>0.056</text:p>
          </table:table-cell>
          <table:table-cell office:value-type="float" office:value="-0.023">
            <text:p>-0.023</text:p>
          </table:table-cell>
          <table:table-cell office:value-type="float" office:value="0.508">
            <text:p>0.508</text:p>
          </table:table-cell>
          <table:table-cell office:value-type="float" office:value="-0.0016">
            <text:p>-0.0016</text:p>
          </table:table-cell>
          <table:table-cell office:value-type="float" office:value="-0.02">
            <text:p>-0.02</text:p>
          </table:table-cell>
          <table:table-cell office:value-type="float" office:value="-0.00078">
            <text:p>-0.00078</text:p>
          </table:table-cell>
          <table:table-cell office:value-type="float" office:value="0.0385">
            <text:p>0.0385</text:p>
          </table:table-cell>
          <table:table-cell/>
        </table:table-row>
        <table:table-row table:style-name="ro1">
          <table:table-cell office:value-type="float" office:value="8.85714285714286">
            <text:p>8.8571428571</text:p>
          </table:table-cell>
          <table:table-cell office:value-type="float" office:value="0.78">
            <text:p>0.78</text:p>
          </table:table-cell>
          <table:table-cell office:value-type="float" office:value="0.056">
            <text:p>0.056</text:p>
          </table:table-cell>
          <table:table-cell office:value-type="float" office:value="-0.023">
            <text:p>-0.023</text:p>
          </table:table-cell>
          <table:table-cell office:value-type="float" office:value="0.508">
            <text:p>0.508</text:p>
          </table:table-cell>
          <table:table-cell office:value-type="float" office:value="-0.0016">
            <text:p>-0.0016</text:p>
          </table:table-cell>
          <table:table-cell office:value-type="float" office:value="-0.02">
            <text:p>-0.02</text:p>
          </table:table-cell>
          <table:table-cell office:value-type="float" office:value="-0.00078">
            <text:p>-0.00078</text:p>
          </table:table-cell>
          <table:table-cell office:value-type="float" office:value="0.0385">
            <text:p>0.0385</text:p>
          </table:table-cell>
          <table:table-cell/>
        </table:table-row>
        <table:table-row table:style-name="ro1">
          <table:table-cell office:value-type="float" office:value="8.90476190476191">
            <text:p>8.9047619048</text:p>
          </table:table-cell>
          <table:table-cell office:value-type="float" office:value="-1.6">
            <text:p>-1.6</text:p>
          </table:table-cell>
          <table:table-cell office:value-type="float" office:value="0.062">
            <text:p>0.062</text:p>
          </table:table-cell>
          <table:table-cell office:value-type="float" office:value="-0.02">
            <text:p>-0.02</text:p>
          </table:table-cell>
          <table:table-cell office:value-type="float" office:value="0.508">
            <text:p>0.508</text:p>
          </table:table-cell>
          <table:table-cell office:value-type="float" office:value="-0.0016">
            <text:p>-0.0016</text:p>
          </table:table-cell>
          <table:table-cell office:value-type="float" office:value="-0.02">
            <text:p>-0.02</text:p>
          </table:table-cell>
          <table:table-cell office:value-type="float" office:value="0.0023">
            <text:p>0.0023</text:p>
          </table:table-cell>
          <table:table-cell office:value-type="float" office:value="0.0485">
            <text:p>0.0485</text:p>
          </table:table-cell>
          <table:table-cell/>
        </table:table-row>
        <table:table-row table:style-name="ro1">
          <table:table-cell office:value-type="float" office:value="8.95238095238095">
            <text:p>8.9523809524</text:p>
          </table:table-cell>
          <table:table-cell office:value-type="float" office:value="-1.6">
            <text:p>-1.6</text:p>
          </table:table-cell>
          <table:table-cell office:value-type="float" office:value="0.062">
            <text:p>0.062</text:p>
          </table:table-cell>
          <table:table-cell office:value-type="float" office:value="-0.02">
            <text:p>-0.02</text:p>
          </table:table-cell>
          <table:table-cell office:value-type="float" office:value="0.508">
            <text:p>0.508</text:p>
          </table:table-cell>
          <table:table-cell office:value-type="float" office:value="-0.0016">
            <text:p>-0.0016</text:p>
          </table:table-cell>
          <table:table-cell office:value-type="float" office:value="-0.02">
            <text:p>-0.02</text:p>
          </table:table-cell>
          <table:table-cell office:value-type="float" office:value="0.0023">
            <text:p>0.0023</text:p>
          </table:table-cell>
          <table:table-cell office:value-type="float" office:value="0.0485">
            <text:p>0.0485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1.6">
            <text:p>-1.6</text:p>
          </table:table-cell>
          <table:table-cell office:value-type="float" office:value="0.057">
            <text:p>0.057</text:p>
          </table:table-cell>
          <table:table-cell office:value-type="float" office:value="-0.02">
            <text:p>-0.02</text:p>
          </table:table-cell>
          <table:table-cell office:value-type="float" office:value="0.508">
            <text:p>0.508</text:p>
          </table:table-cell>
          <table:table-cell office:value-type="float" office:value="-0.00078">
            <text:p>-0.00078</text:p>
          </table:table-cell>
          <table:table-cell office:value-type="float" office:value="-0.02">
            <text:p>-0.02</text:p>
          </table:table-cell>
          <table:table-cell office:value-type="float" office:value="0.0031">
            <text:p>0.0031</text:p>
          </table:table-cell>
          <table:table-cell office:value-type="float" office:value="0.0538">
            <text:p>0.0538</text:p>
          </table:table-cell>
          <table:table-cell/>
        </table:table-row>
        <table:table-row table:style-name="ro1">
          <table:table-cell office:value-type="float" office:value="9.05263157894737">
            <text:p>9.0526315789</text:p>
          </table:table-cell>
          <table:table-cell office:value-type="float" office:value="-1.6">
            <text:p>-1.6</text:p>
          </table:table-cell>
          <table:table-cell office:value-type="float" office:value="0.057">
            <text:p>0.057</text:p>
          </table:table-cell>
          <table:table-cell office:value-type="float" office:value="-0.02">
            <text:p>-0.02</text:p>
          </table:table-cell>
          <table:table-cell office:value-type="float" office:value="0.508">
            <text:p>0.508</text:p>
          </table:table-cell>
          <table:table-cell office:value-type="float" office:value="-0.00078">
            <text:p>-0.00078</text:p>
          </table:table-cell>
          <table:table-cell office:value-type="float" office:value="-0.02">
            <text:p>-0.02</text:p>
          </table:table-cell>
          <table:table-cell office:value-type="float" office:value="0.0031">
            <text:p>0.0031</text:p>
          </table:table-cell>
          <table:table-cell office:value-type="float" office:value="0.0538">
            <text:p>0.0538</text:p>
          </table:table-cell>
          <table:table-cell/>
        </table:table-row>
        <table:table-row table:style-name="ro1">
          <table:table-cell office:value-type="float" office:value="9.10526315789474">
            <text:p>9.1052631579</text:p>
          </table:table-cell>
          <table:table-cell office:value-type="float" office:value="2.3">
            <text:p>2.3</text:p>
          </table:table-cell>
          <table:table-cell office:value-type="float" office:value="0.057">
            <text:p>0.057</text:p>
          </table:table-cell>
          <table:table-cell office:value-type="float" office:value="-0.02">
            <text:p>-0.02</text:p>
          </table:table-cell>
          <table:table-cell office:value-type="float" office:value="0.508">
            <text:p>0.508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023">
            <text:p>0.0023</text:p>
          </table:table-cell>
          <table:table-cell office:value-type="float" office:value="0.0619">
            <text:p>0.0619</text:p>
          </table:table-cell>
          <table:table-cell/>
        </table:table-row>
        <table:table-row table:style-name="ro1">
          <table:table-cell office:value-type="float" office:value="9.1578947368421">
            <text:p>9.1578947368</text:p>
          </table:table-cell>
          <table:table-cell office:value-type="float" office:value="2.3">
            <text:p>2.3</text:p>
          </table:table-cell>
          <table:table-cell office:value-type="float" office:value="0.057">
            <text:p>0.057</text:p>
          </table:table-cell>
          <table:table-cell office:value-type="float" office:value="-0.02">
            <text:p>-0.02</text:p>
          </table:table-cell>
          <table:table-cell office:value-type="float" office:value="0.508">
            <text:p>0.508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023">
            <text:p>0.0023</text:p>
          </table:table-cell>
          <table:table-cell office:value-type="float" office:value="0.0619">
            <text:p>0.0619</text:p>
          </table:table-cell>
          <table:table-cell/>
        </table:table-row>
        <table:table-row table:style-name="ro1">
          <table:table-cell office:value-type="float" office:value="9.21052631578947">
            <text:p>9.2105263158</text:p>
          </table:table-cell>
          <table:table-cell office:value-type="float" office:value="0.78">
            <text:p>0.78</text:p>
          </table:table-cell>
          <table:table-cell office:value-type="float" office:value="0.082">
            <text:p>0.082</text:p>
          </table:table-cell>
          <table:table-cell office:value-type="float" office:value="-0.027">
            <text:p>-0.027</text:p>
          </table:table-cell>
          <table:table-cell office:value-type="float" office:value="0.508">
            <text:p>0.508</text:p>
          </table:table-cell>
          <table:table-cell office:value-type="float" office:value="-0.00078">
            <text:p>-0.00078</text:p>
          </table:table-cell>
          <table:table-cell office:value-type="float" office:value="-0.02">
            <text:p>-0.02</text:p>
          </table:table-cell>
          <table:table-cell office:value-type="float" office:value="-0.0055">
            <text:p>-0.0055</text:p>
          </table:table-cell>
          <table:table-cell office:value-type="float" office:value="0.0756">
            <text:p>0.0756</text:p>
          </table:table-cell>
          <table:table-cell/>
        </table:table-row>
        <table:table-row table:style-name="ro1">
          <table:table-cell office:value-type="float" office:value="9.26315789473684">
            <text:p>9.2631578947</text:p>
          </table:table-cell>
          <table:table-cell office:value-type="float" office:value="0.78">
            <text:p>0.78</text:p>
          </table:table-cell>
          <table:table-cell office:value-type="float" office:value="0.082">
            <text:p>0.082</text:p>
          </table:table-cell>
          <table:table-cell office:value-type="float" office:value="-0.027">
            <text:p>-0.027</text:p>
          </table:table-cell>
          <table:table-cell office:value-type="float" office:value="0.508">
            <text:p>0.508</text:p>
          </table:table-cell>
          <table:table-cell office:value-type="float" office:value="-0.00078">
            <text:p>-0.00078</text:p>
          </table:table-cell>
          <table:table-cell office:value-type="float" office:value="-0.02">
            <text:p>-0.02</text:p>
          </table:table-cell>
          <table:table-cell office:value-type="float" office:value="-0.0055">
            <text:p>-0.0055</text:p>
          </table:table-cell>
          <table:table-cell office:value-type="float" office:value="0.0756">
            <text:p>0.0756</text:p>
          </table:table-cell>
          <table:table-cell/>
        </table:table-row>
        <table:table-row table:style-name="ro1">
          <table:table-cell office:value-type="float" office:value="9.31578947368421">
            <text:p>9.3157894737</text:p>
          </table:table-cell>
          <table:table-cell office:value-type="float" office:value="3.9">
            <text:p>3.9</text:p>
          </table:table-cell>
          <table:table-cell office:value-type="float" office:value="0.1">
            <text:p>0.1</text:p>
          </table:table-cell>
          <table:table-cell office:value-type="float" office:value="-0.02">
            <text:p>-0.02</text:p>
          </table:table-cell>
          <table:table-cell office:value-type="float" office:value="0.508">
            <text:p>0.508</text:p>
          </table:table-cell>
          <table:table-cell office:value-type="float" office:value="-0.0016">
            <text:p>-0.0016</text:p>
          </table:table-cell>
          <table:table-cell office:value-type="float" office:value="-0.02">
            <text:p>-0.02</text:p>
          </table:table-cell>
          <table:table-cell office:value-type="float" office:value="0.0047">
            <text:p>0.0047</text:p>
          </table:table-cell>
          <table:table-cell office:value-type="float" office:value="0.0812">
            <text:p>0.0812</text:p>
          </table:table-cell>
          <table:table-cell/>
        </table:table-row>
        <table:table-row table:style-name="ro1">
          <table:table-cell office:value-type="float" office:value="9.36842105263158">
            <text:p>9.3684210526</text:p>
          </table:table-cell>
          <table:table-cell office:value-type="float" office:value="3.9">
            <text:p>3.9</text:p>
          </table:table-cell>
          <table:table-cell office:value-type="float" office:value="0.1">
            <text:p>0.1</text:p>
          </table:table-cell>
          <table:table-cell office:value-type="float" office:value="-0.02">
            <text:p>-0.02</text:p>
          </table:table-cell>
          <table:table-cell office:value-type="float" office:value="0.508">
            <text:p>0.508</text:p>
          </table:table-cell>
          <table:table-cell office:value-type="float" office:value="-0.0016">
            <text:p>-0.0016</text:p>
          </table:table-cell>
          <table:table-cell office:value-type="float" office:value="-0.02">
            <text:p>-0.02</text:p>
          </table:table-cell>
          <table:table-cell office:value-type="float" office:value="0.0047">
            <text:p>0.0047</text:p>
          </table:table-cell>
          <table:table-cell office:value-type="float" office:value="0.0812">
            <text:p>0.0812</text:p>
          </table:table-cell>
          <table:table-cell/>
        </table:table-row>
        <table:table-row table:style-name="ro1">
          <table:table-cell office:value-type="float" office:value="9.42105263157895">
            <text:p>9.4210526316</text:p>
          </table:table-cell>
          <table:table-cell office:value-type="float" office:value="2.3">
            <text:p>2.3</text:p>
          </table:table-cell>
          <table:table-cell office:value-type="float" office:value="0.13">
            <text:p>0.13</text:p>
          </table:table-cell>
          <table:table-cell office:value-type="float" office:value="-0.035">
            <text:p>-0.035</text:p>
          </table:table-cell>
          <table:table-cell office:value-type="float" office:value="0.508">
            <text:p>0.508</text:p>
          </table:table-cell>
          <table:table-cell office:value-type="float" office:value="-0.0031">
            <text:p>-0.0031</text:p>
          </table:table-cell>
          <table:table-cell office:value-type="float" office:value="-0.02">
            <text:p>-0.02</text:p>
          </table:table-cell>
          <table:table-cell office:value-type="float" office:value="-0.012">
            <text:p>-0.012</text:p>
          </table:table-cell>
          <table:table-cell office:value-type="float" office:value="0.0886">
            <text:p>0.0886</text:p>
          </table:table-cell>
          <table:table-cell/>
        </table:table-row>
        <table:table-row table:style-name="ro1">
          <table:table-cell office:value-type="float" office:value="9.47368421052632">
            <text:p>9.4736842105</text:p>
          </table:table-cell>
          <table:table-cell office:value-type="float" office:value="2.3">
            <text:p>2.3</text:p>
          </table:table-cell>
          <table:table-cell office:value-type="float" office:value="0.13">
            <text:p>0.13</text:p>
          </table:table-cell>
          <table:table-cell office:value-type="float" office:value="-0.035">
            <text:p>-0.035</text:p>
          </table:table-cell>
          <table:table-cell office:value-type="float" office:value="0.508">
            <text:p>0.508</text:p>
          </table:table-cell>
          <table:table-cell office:value-type="float" office:value="-0.0031">
            <text:p>-0.0031</text:p>
          </table:table-cell>
          <table:table-cell office:value-type="float" office:value="-0.02">
            <text:p>-0.02</text:p>
          </table:table-cell>
          <table:table-cell office:value-type="float" office:value="-0.012">
            <text:p>-0.012</text:p>
          </table:table-cell>
          <table:table-cell office:value-type="float" office:value="0.0886">
            <text:p>0.0886</text:p>
          </table:table-cell>
          <table:table-cell/>
        </table:table-row>
        <table:table-row table:style-name="ro1">
          <table:table-cell office:value-type="float" office:value="9.52631578947369">
            <text:p>9.5263157895</text:p>
          </table:table-cell>
          <table:table-cell office:value-type="float" office:value="3.1">
            <text:p>3.1</text:p>
          </table:table-cell>
          <table:table-cell office:value-type="float" office:value="0.15">
            <text:p>0.15</text:p>
          </table:table-cell>
          <table:table-cell office:value-type="float" office:value="-0.027">
            <text:p>-0.027</text:p>
          </table:table-cell>
          <table:table-cell office:value-type="float" office:value="0.508">
            <text:p>0.508</text:p>
          </table:table-cell>
          <table:table-cell office:value-type="float" office:value="-0.0047">
            <text:p>-0.0047</text:p>
          </table:table-cell>
          <table:table-cell office:value-type="float" office:value="-0.02">
            <text:p>-0.02</text:p>
          </table:table-cell>
          <table:table-cell office:value-type="float" office:value="0">
            <text:p>0</text:p>
          </table:table-cell>
          <table:table-cell office:value-type="float" office:value="0.0976">
            <text:p>0.0976</text:p>
          </table:table-cell>
          <table:table-cell/>
        </table:table-row>
        <table:table-row table:style-name="ro1">
          <table:table-cell office:value-type="float" office:value="9.57894736842105">
            <text:p>9.5789473684</text:p>
          </table:table-cell>
          <table:table-cell office:value-type="float" office:value="3.1">
            <text:p>3.1</text:p>
          </table:table-cell>
          <table:table-cell office:value-type="float" office:value="0.15">
            <text:p>0.15</text:p>
          </table:table-cell>
          <table:table-cell office:value-type="float" office:value="-0.027">
            <text:p>-0.027</text:p>
          </table:table-cell>
          <table:table-cell office:value-type="float" office:value="0.508">
            <text:p>0.508</text:p>
          </table:table-cell>
          <table:table-cell office:value-type="float" office:value="-0.0047">
            <text:p>-0.0047</text:p>
          </table:table-cell>
          <table:table-cell office:value-type="float" office:value="-0.02">
            <text:p>-0.02</text:p>
          </table:table-cell>
          <table:table-cell office:value-type="float" office:value="0">
            <text:p>0</text:p>
          </table:table-cell>
          <table:table-cell office:value-type="float" office:value="0.0976">
            <text:p>0.0976</text:p>
          </table:table-cell>
          <table:table-cell/>
        </table:table-row>
        <table:table-row table:style-name="ro1">
          <table:table-cell office:value-type="float" office:value="9.63157894736842">
            <text:p>9.6315789474</text:p>
          </table:table-cell>
          <table:table-cell office:value-type="float" office:value="1.6">
            <text:p>1.6</text:p>
          </table:table-cell>
          <table:table-cell office:value-type="float" office:value="0.17">
            <text:p>0.17</text:p>
          </table:table-cell>
          <table:table-cell office:value-type="float" office:value="-0.027">
            <text:p>-0.027</text:p>
          </table:table-cell>
          <table:table-cell office:value-type="float" office:value="0.504">
            <text:p>0.504</text:p>
          </table:table-cell>
          <table:table-cell office:value-type="float" office:value="-0.0055">
            <text:p>-0.0055</text:p>
          </table:table-cell>
          <table:table-cell office:value-type="float" office:value="-0.02">
            <text:p>-0.02</text:p>
          </table:table-cell>
          <table:table-cell office:value-type="float" office:value="0.00078">
            <text:p>0.00078</text:p>
          </table:table-cell>
          <table:table-cell office:value-type="float" office:value="0.105">
            <text:p>0.105</text:p>
          </table:table-cell>
          <table:table-cell/>
        </table:table-row>
        <table:table-row table:style-name="ro1">
          <table:table-cell office:value-type="float" office:value="9.68421052631579">
            <text:p>9.6842105263</text:p>
          </table:table-cell>
          <table:table-cell office:value-type="float" office:value="1.6">
            <text:p>1.6</text:p>
          </table:table-cell>
          <table:table-cell office:value-type="float" office:value="0.17">
            <text:p>0.17</text:p>
          </table:table-cell>
          <table:table-cell office:value-type="float" office:value="-0.027">
            <text:p>-0.027</text:p>
          </table:table-cell>
          <table:table-cell office:value-type="float" office:value="0.504">
            <text:p>0.504</text:p>
          </table:table-cell>
          <table:table-cell office:value-type="float" office:value="-0.0055">
            <text:p>-0.0055</text:p>
          </table:table-cell>
          <table:table-cell office:value-type="float" office:value="-0.02">
            <text:p>-0.02</text:p>
          </table:table-cell>
          <table:table-cell office:value-type="float" office:value="0.00078">
            <text:p>0.00078</text:p>
          </table:table-cell>
          <table:table-cell office:value-type="float" office:value="0.105">
            <text:p>0.105</text:p>
          </table:table-cell>
          <table:table-cell/>
        </table:table-row>
        <table:table-row table:style-name="ro1">
          <table:table-cell office:value-type="float" office:value="9.73684210526316">
            <text:p>9.7368421053</text:p>
          </table:table-cell>
          <table:table-cell office:value-type="float" office:value="0.78">
            <text:p>0.78</text:p>
          </table:table-cell>
          <table:table-cell office:value-type="float" office:value="0.19">
            <text:p>0.19</text:p>
          </table:table-cell>
          <table:table-cell office:value-type="float" office:value="-0.023">
            <text:p>-0.023</text:p>
          </table:table-cell>
          <table:table-cell office:value-type="float" office:value="0.508">
            <text:p>0.508</text:p>
          </table:table-cell>
          <table:table-cell office:value-type="float" office:value="-0.0055">
            <text:p>-0.0055</text:p>
          </table:table-cell>
          <table:table-cell office:value-type="float" office:value="-0.02">
            <text:p>-0.02</text:p>
          </table:table-cell>
          <table:table-cell office:value-type="float" office:value="0.0016">
            <text:p>0.0016</text:p>
          </table:table-cell>
          <table:table-cell office:value-type="float" office:value="0.116">
            <text:p>0.116</text:p>
          </table:table-cell>
          <table:table-cell/>
        </table:table-row>
        <table:table-row table:style-name="ro1">
          <table:table-cell office:value-type="float" office:value="9.78947368421053">
            <text:p>9.7894736842</text:p>
          </table:table-cell>
          <table:table-cell office:value-type="float" office:value="0.78">
            <text:p>0.78</text:p>
          </table:table-cell>
          <table:table-cell office:value-type="float" office:value="0.19">
            <text:p>0.19</text:p>
          </table:table-cell>
          <table:table-cell office:value-type="float" office:value="-0.023">
            <text:p>-0.023</text:p>
          </table:table-cell>
          <table:table-cell office:value-type="float" office:value="0.508">
            <text:p>0.508</text:p>
          </table:table-cell>
          <table:table-cell office:value-type="float" office:value="-0.0055">
            <text:p>-0.0055</text:p>
          </table:table-cell>
          <table:table-cell office:value-type="float" office:value="-0.02">
            <text:p>-0.02</text:p>
          </table:table-cell>
          <table:table-cell office:value-type="float" office:value="0.0016">
            <text:p>0.0016</text:p>
          </table:table-cell>
          <table:table-cell office:value-type="float" office:value="0.116">
            <text:p>0.116</text:p>
          </table:table-cell>
          <table:table-cell/>
        </table:table-row>
        <table:table-row table:style-name="ro1">
          <table:table-cell office:value-type="float" office:value="9.8421052631579">
            <text:p>9.8421052632</text:p>
          </table:table-cell>
          <table:table-cell office:value-type="float" office:value="-0.78">
            <text:p>-0.78</text:p>
          </table:table-cell>
          <table:table-cell office:value-type="float" office:value="0.2">
            <text:p>0.2</text:p>
          </table:table-cell>
          <table:table-cell office:value-type="float" office:value="-0.031">
            <text:p>-0.031</text:p>
          </table:table-cell>
          <table:table-cell office:value-type="float" office:value="0.508">
            <text:p>0.508</text:p>
          </table:table-cell>
          <table:table-cell office:value-type="float" office:value="-0.0063">
            <text:p>-0.0063</text:p>
          </table:table-cell>
          <table:table-cell office:value-type="float" office:value="-0.02">
            <text:p>-0.02</text:p>
          </table:table-cell>
          <table:table-cell office:value-type="float" office:value="-0.0047">
            <text:p>-0.0047</text:p>
          </table:table-cell>
          <table:table-cell office:value-type="float" office:value="0.124">
            <text:p>0.124</text:p>
          </table:table-cell>
          <table:table-cell/>
        </table:table-row>
        <table:table-row table:style-name="ro1">
          <table:table-cell office:value-type="float" office:value="9.89473684210526">
            <text:p>9.8947368421</text:p>
          </table:table-cell>
          <table:table-cell office:value-type="float" office:value="-0.78">
            <text:p>-0.78</text:p>
          </table:table-cell>
          <table:table-cell office:value-type="float" office:value="0.2">
            <text:p>0.2</text:p>
          </table:table-cell>
          <table:table-cell office:value-type="float" office:value="-0.031">
            <text:p>-0.031</text:p>
          </table:table-cell>
          <table:table-cell office:value-type="float" office:value="0.508">
            <text:p>0.508</text:p>
          </table:table-cell>
          <table:table-cell office:value-type="float" office:value="-0.0063">
            <text:p>-0.0063</text:p>
          </table:table-cell>
          <table:table-cell office:value-type="float" office:value="-0.02">
            <text:p>-0.02</text:p>
          </table:table-cell>
          <table:table-cell office:value-type="float" office:value="-0.0047">
            <text:p>-0.0047</text:p>
          </table:table-cell>
          <table:table-cell office:value-type="float" office:value="0.124">
            <text:p>0.124</text:p>
          </table:table-cell>
          <table:table-cell/>
        </table:table-row>
        <table:table-row table:style-name="ro1">
          <table:table-cell office:value-type="float" office:value="9.94736842105263">
            <text:p>9.9473684211</text:p>
          </table:table-cell>
          <table:table-cell office:value-type="float" office:value="0.78">
            <text:p>0.78</text:p>
          </table:table-cell>
          <table:table-cell office:value-type="float" office:value="0.21">
            <text:p>0.21</text:p>
          </table:table-cell>
          <table:table-cell office:value-type="float" office:value="-0.02">
            <text:p>-0.02</text:p>
          </table:table-cell>
          <table:table-cell office:value-type="float" office:value="0.504">
            <text:p>0.504</text:p>
          </table:table-cell>
          <table:table-cell office:value-type="float" office:value="-0.0063">
            <text:p>-0.0063</text:p>
          </table:table-cell>
          <table:table-cell office:value-type="float" office:value="-0.021">
            <text:p>-0.021</text:p>
          </table:table-cell>
          <table:table-cell office:value-type="float" office:value="0.0078">
            <text:p>0.0078</text:p>
          </table:table-cell>
          <table:table-cell office:value-type="float" office:value="0.132">
            <text:p>0.13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78">
            <text:p>0.78</text:p>
          </table:table-cell>
          <table:table-cell office:value-type="float" office:value="0.21">
            <text:p>0.21</text:p>
          </table:table-cell>
          <table:table-cell office:value-type="float" office:value="-0.02">
            <text:p>-0.02</text:p>
          </table:table-cell>
          <table:table-cell office:value-type="float" office:value="0.504">
            <text:p>0.504</text:p>
          </table:table-cell>
          <table:table-cell office:value-type="float" office:value="-0.0063">
            <text:p>-0.0063</text:p>
          </table:table-cell>
          <table:table-cell office:value-type="float" office:value="-0.021">
            <text:p>-0.021</text:p>
          </table:table-cell>
          <table:table-cell office:value-type="float" office:value="0.0078">
            <text:p>0.0078</text:p>
          </table:table-cell>
          <table:table-cell office:value-type="float" office:value="0.132">
            <text:p>0.132</text:p>
          </table:table-cell>
          <table:table-cell/>
        </table:table-row>
        <table:table-row table:style-name="ro1">
          <table:table-cell office:value-type="float" office:value="10.047619047619">
            <text:p>10.0476190476</text:p>
          </table:table-cell>
          <table:table-cell office:value-type="float" office:value="0.78">
            <text:p>0.78</text:p>
          </table:table-cell>
          <table:table-cell office:value-type="float" office:value="0.24">
            <text:p>0.24</text:p>
          </table:table-cell>
          <table:table-cell office:value-type="float" office:value="-0.035">
            <text:p>-0.035</text:p>
          </table:table-cell>
          <table:table-cell office:value-type="float" office:value="0.508">
            <text:p>0.508</text:p>
          </table:table-cell>
          <table:table-cell office:value-type="float" office:value="-0.007">
            <text:p>-0.007</text:p>
          </table:table-cell>
          <table:table-cell office:value-type="float" office:value="-0.021">
            <text:p>-0.021</text:p>
          </table:table-cell>
          <table:table-cell office:value-type="float" office:value="-0.0047">
            <text:p>-0.0047</text:p>
          </table:table-cell>
          <table:table-cell office:value-type="float" office:value="0.148">
            <text:p>0.148</text:p>
          </table:table-cell>
          <table:table-cell/>
        </table:table-row>
        <table:table-row table:style-name="ro1">
          <table:table-cell office:value-type="float" office:value="10.0952380952381">
            <text:p>10.0952380952</text:p>
          </table:table-cell>
          <table:table-cell office:value-type="float" office:value="0.78">
            <text:p>0.78</text:p>
          </table:table-cell>
          <table:table-cell office:value-type="float" office:value="0.24">
            <text:p>0.24</text:p>
          </table:table-cell>
          <table:table-cell office:value-type="float" office:value="-0.035">
            <text:p>-0.035</text:p>
          </table:table-cell>
          <table:table-cell office:value-type="float" office:value="0.508">
            <text:p>0.508</text:p>
          </table:table-cell>
          <table:table-cell office:value-type="float" office:value="-0.007">
            <text:p>-0.007</text:p>
          </table:table-cell>
          <table:table-cell office:value-type="float" office:value="-0.021">
            <text:p>-0.021</text:p>
          </table:table-cell>
          <table:table-cell office:value-type="float" office:value="-0.0047">
            <text:p>-0.0047</text:p>
          </table:table-cell>
          <table:table-cell office:value-type="float" office:value="0.148">
            <text:p>0.148</text:p>
          </table:table-cell>
          <table:table-cell/>
        </table:table-row>
        <table:table-row table:style-name="ro1">
          <table:table-cell office:value-type="float" office:value="10.1428571428571">
            <text:p>10.1428571429</text:p>
          </table:table-cell>
          <table:table-cell office:value-type="float" office:value="0.78">
            <text:p>0.78</text:p>
          </table:table-cell>
          <table:table-cell office:value-type="float" office:value="0.25">
            <text:p>0.25</text:p>
          </table:table-cell>
          <table:table-cell office:value-type="float" office:value="-0.027">
            <text:p>-0.027</text:p>
          </table:table-cell>
          <table:table-cell office:value-type="float" office:value="0.508">
            <text:p>0.508</text:p>
          </table:table-cell>
          <table:table-cell office:value-type="float" office:value="-0.007">
            <text:p>-0.007</text:p>
          </table:table-cell>
          <table:table-cell office:value-type="float" office:value="-0.021">
            <text:p>-0.021</text:p>
          </table:table-cell>
          <table:table-cell office:value-type="float" office:value="0.0031">
            <text:p>0.0031</text:p>
          </table:table-cell>
          <table:table-cell office:value-type="float" office:value="0.159">
            <text:p>0.159</text:p>
          </table:table-cell>
          <table:table-cell/>
        </table:table-row>
        <table:table-row table:style-name="ro1">
          <table:table-cell office:value-type="float" office:value="10.1904761904762">
            <text:p>10.1904761905</text:p>
          </table:table-cell>
          <table:table-cell office:value-type="float" office:value="0.78">
            <text:p>0.78</text:p>
          </table:table-cell>
          <table:table-cell office:value-type="float" office:value="0.25">
            <text:p>0.25</text:p>
          </table:table-cell>
          <table:table-cell office:value-type="float" office:value="-0.027">
            <text:p>-0.027</text:p>
          </table:table-cell>
          <table:table-cell office:value-type="float" office:value="0.508">
            <text:p>0.508</text:p>
          </table:table-cell>
          <table:table-cell office:value-type="float" office:value="-0.007">
            <text:p>-0.007</text:p>
          </table:table-cell>
          <table:table-cell office:value-type="float" office:value="-0.021">
            <text:p>-0.021</text:p>
          </table:table-cell>
          <table:table-cell office:value-type="float" office:value="0.0031">
            <text:p>0.0031</text:p>
          </table:table-cell>
          <table:table-cell office:value-type="float" office:value="0.159">
            <text:p>0.159</text:p>
          </table:table-cell>
          <table:table-cell/>
        </table:table-row>
        <table:table-row table:style-name="ro1">
          <table:table-cell office:value-type="float" office:value="10.2380952380952">
            <text:p>10.2380952381</text:p>
          </table:table-cell>
          <table:table-cell office:value-type="float" office:value="-1.6">
            <text:p>-1.6</text:p>
          </table:table-cell>
          <table:table-cell office:value-type="float" office:value="0.26">
            <text:p>0.26</text:p>
          </table:table-cell>
          <table:table-cell office:value-type="float" office:value="-0.02">
            <text:p>-0.02</text:p>
          </table:table-cell>
          <table:table-cell office:value-type="float" office:value="0.504">
            <text:p>0.504</text:p>
          </table:table-cell>
          <table:table-cell office:value-type="float" office:value="-0.0063">
            <text:p>-0.0063</text:p>
          </table:table-cell>
          <table:table-cell office:value-type="float" office:value="-0.022">
            <text:p>-0.022</text:p>
          </table:table-cell>
          <table:table-cell office:value-type="float" office:value="0.0078">
            <text:p>0.0078</text:p>
          </table:table-cell>
          <table:table-cell office:value-type="float" office:value="0.177">
            <text:p>0.177</text:p>
          </table:table-cell>
          <table:table-cell/>
        </table:table-row>
        <table:table-row table:style-name="ro1">
          <table:table-cell office:value-type="float" office:value="10.2857142857143">
            <text:p>10.2857142857</text:p>
          </table:table-cell>
          <table:table-cell office:value-type="float" office:value="-1.6">
            <text:p>-1.6</text:p>
          </table:table-cell>
          <table:table-cell office:value-type="float" office:value="0.26">
            <text:p>0.26</text:p>
          </table:table-cell>
          <table:table-cell office:value-type="float" office:value="-0.02">
            <text:p>-0.02</text:p>
          </table:table-cell>
          <table:table-cell office:value-type="float" office:value="0.504">
            <text:p>0.504</text:p>
          </table:table-cell>
          <table:table-cell office:value-type="float" office:value="-0.0063">
            <text:p>-0.0063</text:p>
          </table:table-cell>
          <table:table-cell office:value-type="float" office:value="-0.022">
            <text:p>-0.022</text:p>
          </table:table-cell>
          <table:table-cell office:value-type="float" office:value="0.0078">
            <text:p>0.0078</text:p>
          </table:table-cell>
          <table:table-cell office:value-type="float" office:value="0.177">
            <text:p>0.177</text:p>
          </table:table-cell>
          <table:table-cell/>
        </table:table-row>
        <table:table-row table:style-name="ro1">
          <table:table-cell office:value-type="float" office:value="10.3333333333333">
            <text:p>10.3333333333</text:p>
          </table:table-cell>
          <table:table-cell office:value-type="float" office:value="1.6">
            <text:p>1.6</text:p>
          </table:table-cell>
          <table:table-cell office:value-type="float" office:value="0.26">
            <text:p>0.26</text:p>
          </table:table-cell>
          <table:table-cell office:value-type="float" office:value="-0.023">
            <text:p>-0.023</text:p>
          </table:table-cell>
          <table:table-cell office:value-type="float" office:value="0.508">
            <text:p>0.508</text:p>
          </table:table-cell>
          <table:table-cell office:value-type="float" office:value="-0.0047">
            <text:p>-0.0047</text:p>
          </table:table-cell>
          <table:table-cell office:value-type="float" office:value="-0.022">
            <text:p>-0.022</text:p>
          </table:table-cell>
          <table:table-cell office:value-type="float" office:value="0.0047">
            <text:p>0.0047</text:p>
          </table:table-cell>
          <table:table-cell office:value-type="float" office:value="0.191">
            <text:p>0.191</text:p>
          </table:table-cell>
          <table:table-cell/>
        </table:table-row>
        <table:table-row table:style-name="ro1">
          <table:table-cell office:value-type="float" office:value="10.3809523809524">
            <text:p>10.380952381</text:p>
          </table:table-cell>
          <table:table-cell office:value-type="float" office:value="1.6">
            <text:p>1.6</text:p>
          </table:table-cell>
          <table:table-cell office:value-type="float" office:value="0.26">
            <text:p>0.26</text:p>
          </table:table-cell>
          <table:table-cell office:value-type="float" office:value="-0.023">
            <text:p>-0.023</text:p>
          </table:table-cell>
          <table:table-cell office:value-type="float" office:value="0.508">
            <text:p>0.508</text:p>
          </table:table-cell>
          <table:table-cell office:value-type="float" office:value="-0.0047">
            <text:p>-0.0047</text:p>
          </table:table-cell>
          <table:table-cell office:value-type="float" office:value="-0.022">
            <text:p>-0.022</text:p>
          </table:table-cell>
          <table:table-cell office:value-type="float" office:value="0.0047">
            <text:p>0.0047</text:p>
          </table:table-cell>
          <table:table-cell office:value-type="float" office:value="0.191">
            <text:p>0.191</text:p>
          </table:table-cell>
          <table:table-cell/>
        </table:table-row>
        <table:table-row table:style-name="ro1">
          <table:table-cell office:value-type="float" office:value="10.4285714285714">
            <text:p>10.4285714286</text:p>
          </table:table-cell>
          <table:table-cell office:value-type="float" office:value="1.6">
            <text:p>1.6</text:p>
          </table:table-cell>
          <table:table-cell office:value-type="float" office:value="0.27">
            <text:p>0.27</text:p>
          </table:table-cell>
          <table:table-cell office:value-type="float" office:value="-0.023">
            <text:p>-0.023</text:p>
          </table:table-cell>
          <table:table-cell office:value-type="float" office:value="0.508">
            <text:p>0.508</text:p>
          </table:table-cell>
          <table:table-cell office:value-type="float" office:value="-0.0039">
            <text:p>-0.0039</text:p>
          </table:table-cell>
          <table:table-cell office:value-type="float" office:value="-0.022">
            <text:p>-0.022</text:p>
          </table:table-cell>
          <table:table-cell office:value-type="float" office:value="0.0031">
            <text:p>0.0031</text:p>
          </table:table-cell>
          <table:table-cell office:value-type="float" office:value="0.22">
            <text:p>0.22</text:p>
          </table:table-cell>
          <table:table-cell/>
        </table:table-row>
        <table:table-row table:style-name="ro1">
          <table:table-cell office:value-type="float" office:value="10.4761904761905">
            <text:p>10.4761904762</text:p>
          </table:table-cell>
          <table:table-cell office:value-type="float" office:value="1.6">
            <text:p>1.6</text:p>
          </table:table-cell>
          <table:table-cell office:value-type="float" office:value="0.27">
            <text:p>0.27</text:p>
          </table:table-cell>
          <table:table-cell office:value-type="float" office:value="-0.023">
            <text:p>-0.023</text:p>
          </table:table-cell>
          <table:table-cell office:value-type="float" office:value="0.508">
            <text:p>0.508</text:p>
          </table:table-cell>
          <table:table-cell office:value-type="float" office:value="-0.0039">
            <text:p>-0.0039</text:p>
          </table:table-cell>
          <table:table-cell office:value-type="float" office:value="-0.022">
            <text:p>-0.022</text:p>
          </table:table-cell>
          <table:table-cell office:value-type="float" office:value="0.0031">
            <text:p>0.0031</text:p>
          </table:table-cell>
          <table:table-cell office:value-type="float" office:value="0.22">
            <text:p>0.22</text:p>
          </table:table-cell>
          <table:table-cell/>
        </table:table-row>
        <table:table-row table:style-name="ro1">
          <table:table-cell office:value-type="float" office:value="10.5238095238095">
            <text:p>10.5238095238</text:p>
          </table:table-cell>
          <table:table-cell office:value-type="float" office:value="3.9">
            <text:p>3.9</text:p>
          </table:table-cell>
          <table:table-cell office:value-type="float" office:value="0.28">
            <text:p>0.28</text:p>
          </table:table-cell>
          <table:table-cell office:value-type="float" office:value="-0.023">
            <text:p>-0.023</text:p>
          </table:table-cell>
          <table:table-cell office:value-type="float" office:value="0.504">
            <text:p>0.504</text:p>
          </table:table-cell>
          <table:table-cell office:value-type="float" office:value="-0.0039">
            <text:p>-0.0039</text:p>
          </table:table-cell>
          <table:table-cell office:value-type="float" office:value="-0.022">
            <text:p>-0.022</text:p>
          </table:table-cell>
          <table:table-cell office:value-type="float" office:value="0.0055">
            <text:p>0.0055</text:p>
          </table:table-cell>
          <table:table-cell office:value-type="float" office:value="0.231">
            <text:p>0.231</text:p>
          </table:table-cell>
          <table:table-cell/>
        </table:table-row>
        <table:table-row table:style-name="ro1">
          <table:table-cell office:value-type="float" office:value="10.5714285714286">
            <text:p>10.5714285714</text:p>
          </table:table-cell>
          <table:table-cell office:value-type="float" office:value="3.9">
            <text:p>3.9</text:p>
          </table:table-cell>
          <table:table-cell office:value-type="float" office:value="0.28">
            <text:p>0.28</text:p>
          </table:table-cell>
          <table:table-cell office:value-type="float" office:value="-0.023">
            <text:p>-0.023</text:p>
          </table:table-cell>
          <table:table-cell office:value-type="float" office:value="0.504">
            <text:p>0.504</text:p>
          </table:table-cell>
          <table:table-cell office:value-type="float" office:value="-0.0039">
            <text:p>-0.0039</text:p>
          </table:table-cell>
          <table:table-cell office:value-type="float" office:value="-0.022">
            <text:p>-0.022</text:p>
          </table:table-cell>
          <table:table-cell office:value-type="float" office:value="0.0055">
            <text:p>0.0055</text:p>
          </table:table-cell>
          <table:table-cell office:value-type="float" office:value="0.231">
            <text:p>0.231</text:p>
          </table:table-cell>
          <table:table-cell/>
        </table:table-row>
        <table:table-row table:style-name="ro1">
          <table:table-cell office:value-type="float" office:value="10.6190476190476">
            <text:p>10.619047619</text:p>
          </table:table-cell>
          <table:table-cell office:value-type="float" office:value="1.6">
            <text:p>1.6</text:p>
          </table:table-cell>
          <table:table-cell office:value-type="float" office:value="0.31">
            <text:p>0.31</text:p>
          </table:table-cell>
          <table:table-cell office:value-type="float" office:value="-0.035">
            <text:p>-0.035</text:p>
          </table:table-cell>
          <table:table-cell office:value-type="float" office:value="0.508">
            <text:p>0.508</text:p>
          </table:table-cell>
          <table:table-cell office:value-type="float" office:value="-0.0063">
            <text:p>-0.0063</text:p>
          </table:table-cell>
          <table:table-cell office:value-type="float" office:value="-0.022">
            <text:p>-0.022</text:p>
          </table:table-cell>
          <table:table-cell office:value-type="float" office:value="-0.0078">
            <text:p>-0.0078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10.6666666666667">
            <text:p>10.6666666667</text:p>
          </table:table-cell>
          <table:table-cell office:value-type="float" office:value="1.6">
            <text:p>1.6</text:p>
          </table:table-cell>
          <table:table-cell office:value-type="float" office:value="0.31">
            <text:p>0.31</text:p>
          </table:table-cell>
          <table:table-cell office:value-type="float" office:value="-0.035">
            <text:p>-0.035</text:p>
          </table:table-cell>
          <table:table-cell office:value-type="float" office:value="0.508">
            <text:p>0.508</text:p>
          </table:table-cell>
          <table:table-cell office:value-type="float" office:value="-0.0063">
            <text:p>-0.0063</text:p>
          </table:table-cell>
          <table:table-cell office:value-type="float" office:value="-0.022">
            <text:p>-0.022</text:p>
          </table:table-cell>
          <table:table-cell office:value-type="float" office:value="-0.0078">
            <text:p>-0.0078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10.7142857142857">
            <text:p>10.7142857143</text:p>
          </table:table-cell>
          <table:table-cell office:value-type="float" office:value="1.6">
            <text:p>1.6</text:p>
          </table:table-cell>
          <table:table-cell office:value-type="float" office:value="0.32">
            <text:p>0.32</text:p>
          </table:table-cell>
          <table:table-cell office:value-type="float" office:value="-0.027">
            <text:p>-0.027</text:p>
          </table:table-cell>
          <table:table-cell office:value-type="float" office:value="0.508">
            <text:p>0.508</text:p>
          </table:table-cell>
          <table:table-cell office:value-type="float" office:value="-0.007">
            <text:p>-0.007</text:p>
          </table:table-cell>
          <table:table-cell office:value-type="float" office:value="-0.023">
            <text:p>-0.023</text:p>
          </table:table-cell>
          <table:table-cell office:value-type="float" office:value="0.0016">
            <text:p>0.0016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10.7619047619048">
            <text:p>10.7619047619</text:p>
          </table:table-cell>
          <table:table-cell office:value-type="float" office:value="1.6">
            <text:p>1.6</text:p>
          </table:table-cell>
          <table:table-cell office:value-type="float" office:value="0.32">
            <text:p>0.32</text:p>
          </table:table-cell>
          <table:table-cell office:value-type="float" office:value="-0.027">
            <text:p>-0.027</text:p>
          </table:table-cell>
          <table:table-cell office:value-type="float" office:value="0.508">
            <text:p>0.508</text:p>
          </table:table-cell>
          <table:table-cell office:value-type="float" office:value="-0.007">
            <text:p>-0.007</text:p>
          </table:table-cell>
          <table:table-cell office:value-type="float" office:value="-0.023">
            <text:p>-0.023</text:p>
          </table:table-cell>
          <table:table-cell office:value-type="float" office:value="0.0016">
            <text:p>0.0016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10.8095238095238">
            <text:p>10.8095238095</text:p>
          </table:table-cell>
          <table:table-cell office:value-type="float" office:value="0.78">
            <text:p>0.78</text:p>
          </table:table-cell>
          <table:table-cell office:value-type="float" office:value="0.35">
            <text:p>0.35</text:p>
          </table:table-cell>
          <table:table-cell office:value-type="float" office:value="-0.039">
            <text:p>-0.039</text:p>
          </table:table-cell>
          <table:table-cell office:value-type="float" office:value="0.508">
            <text:p>0.508</text:p>
          </table:table-cell>
          <table:table-cell office:value-type="float" office:value="-0.0086">
            <text:p>-0.0086</text:p>
          </table:table-cell>
          <table:table-cell office:value-type="float" office:value="-0.023">
            <text:p>-0.023</text:p>
          </table:table-cell>
          <table:table-cell office:value-type="float" office:value="-0.007">
            <text:p>-0.007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10.8571428571429">
            <text:p>10.8571428571</text:p>
          </table:table-cell>
          <table:table-cell office:value-type="float" office:value="0.78">
            <text:p>0.78</text:p>
          </table:table-cell>
          <table:table-cell office:value-type="float" office:value="0.35">
            <text:p>0.35</text:p>
          </table:table-cell>
          <table:table-cell office:value-type="float" office:value="-0.039">
            <text:p>-0.039</text:p>
          </table:table-cell>
          <table:table-cell office:value-type="float" office:value="0.508">
            <text:p>0.508</text:p>
          </table:table-cell>
          <table:table-cell office:value-type="float" office:value="-0.0086">
            <text:p>-0.0086</text:p>
          </table:table-cell>
          <table:table-cell office:value-type="float" office:value="-0.023">
            <text:p>-0.023</text:p>
          </table:table-cell>
          <table:table-cell office:value-type="float" office:value="-0.007">
            <text:p>-0.007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10.9047619047619">
            <text:p>10.9047619048</text:p>
          </table:table-cell>
          <table:table-cell office:value-type="float" office:value="0.78">
            <text:p>0.78</text:p>
          </table:table-cell>
          <table:table-cell office:value-type="float" office:value="0.37">
            <text:p>0.37</text:p>
          </table:table-cell>
          <table:table-cell office:value-type="float" office:value="-0.039">
            <text:p>-0.039</text:p>
          </table:table-cell>
          <table:table-cell office:value-type="float" office:value="0.508">
            <text:p>0.508</text:p>
          </table:table-cell>
          <table:table-cell office:value-type="float" office:value="-0.01">
            <text:p>-0.01</text:p>
          </table:table-cell>
          <table:table-cell office:value-type="float" office:value="-0.023">
            <text:p>-0.023</text:p>
          </table:table-cell>
          <table:table-cell office:value-type="float" office:value="-0.0039">
            <text:p>-0.0039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10.952380952381">
            <text:p>10.9523809524</text:p>
          </table:table-cell>
          <table:table-cell office:value-type="float" office:value="0.78">
            <text:p>0.78</text:p>
          </table:table-cell>
          <table:table-cell office:value-type="float" office:value="0.37">
            <text:p>0.37</text:p>
          </table:table-cell>
          <table:table-cell office:value-type="float" office:value="-0.039">
            <text:p>-0.039</text:p>
          </table:table-cell>
          <table:table-cell office:value-type="float" office:value="0.508">
            <text:p>0.508</text:p>
          </table:table-cell>
          <table:table-cell office:value-type="float" office:value="-0.01">
            <text:p>-0.01</text:p>
          </table:table-cell>
          <table:table-cell office:value-type="float" office:value="-0.023">
            <text:p>-0.023</text:p>
          </table:table-cell>
          <table:table-cell office:value-type="float" office:value="-0.0039">
            <text:p>-0.0039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3.1">
            <text:p>-3.1</text:p>
          </table:table-cell>
          <table:table-cell office:value-type="float" office:value="0.38">
            <text:p>0.38</text:p>
          </table:table-cell>
          <table:table-cell office:value-type="float" office:value="-0.031">
            <text:p>-0.031</text:p>
          </table:table-cell>
          <table:table-cell office:value-type="float" office:value="0.508">
            <text:p>0.508</text:p>
          </table:table-cell>
          <table:table-cell office:value-type="float" office:value="-0.011">
            <text:p>-0.011</text:p>
          </table:table-cell>
          <table:table-cell office:value-type="float" office:value="-0.023">
            <text:p>-0.023</text:p>
          </table:table-cell>
          <table:table-cell office:value-type="float" office:value="0.0023">
            <text:p>0.0023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11.0526315789474">
            <text:p>11.0526315789</text:p>
          </table:table-cell>
          <table:table-cell office:value-type="float" office:value="-3.1">
            <text:p>-3.1</text:p>
          </table:table-cell>
          <table:table-cell office:value-type="float" office:value="0.38">
            <text:p>0.38</text:p>
          </table:table-cell>
          <table:table-cell office:value-type="float" office:value="-0.031">
            <text:p>-0.031</text:p>
          </table:table-cell>
          <table:table-cell office:value-type="float" office:value="0.508">
            <text:p>0.508</text:p>
          </table:table-cell>
          <table:table-cell office:value-type="float" office:value="-0.011">
            <text:p>-0.011</text:p>
          </table:table-cell>
          <table:table-cell office:value-type="float" office:value="-0.023">
            <text:p>-0.023</text:p>
          </table:table-cell>
          <table:table-cell office:value-type="float" office:value="0.0023">
            <text:p>0.0023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11.1052631578947">
            <text:p>11.1052631579</text:p>
          </table:table-cell>
          <table:table-cell office:value-type="float" office:value="-3.9">
            <text:p>-3.9</text:p>
          </table:table-cell>
          <table:table-cell office:value-type="float" office:value="0.35">
            <text:p>0.35</text:p>
          </table:table-cell>
          <table:table-cell office:value-type="float" office:value="-0.027">
            <text:p>-0.027</text:p>
          </table:table-cell>
          <table:table-cell office:value-type="float" office:value="0.504">
            <text:p>0.504</text:p>
          </table:table-cell>
          <table:table-cell office:value-type="float" office:value="-0.0094">
            <text:p>-0.0094</text:p>
          </table:table-cell>
          <table:table-cell office:value-type="float" office:value="-0.023">
            <text:p>-0.023</text:p>
          </table:table-cell>
          <table:table-cell office:value-type="float" office:value="0.007">
            <text:p>0.007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11.1578947368421">
            <text:p>11.1578947368</text:p>
          </table:table-cell>
          <table:table-cell office:value-type="float" office:value="-3.9">
            <text:p>-3.9</text:p>
          </table:table-cell>
          <table:table-cell office:value-type="float" office:value="0.35">
            <text:p>0.35</text:p>
          </table:table-cell>
          <table:table-cell office:value-type="float" office:value="-0.027">
            <text:p>-0.027</text:p>
          </table:table-cell>
          <table:table-cell office:value-type="float" office:value="0.504">
            <text:p>0.504</text:p>
          </table:table-cell>
          <table:table-cell office:value-type="float" office:value="-0.0094">
            <text:p>-0.0094</text:p>
          </table:table-cell>
          <table:table-cell office:value-type="float" office:value="-0.023">
            <text:p>-0.023</text:p>
          </table:table-cell>
          <table:table-cell office:value-type="float" office:value="0.007">
            <text:p>0.007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11.2105263157895">
            <text:p>11.2105263158</text:p>
          </table:table-cell>
          <table:table-cell office:value-type="float" office:value="-4.7">
            <text:p>-4.7</text:p>
          </table:table-cell>
          <table:table-cell office:value-type="float" office:value="0.31">
            <text:p>0.31</text:p>
          </table:table-cell>
          <table:table-cell office:value-type="float" office:value="-0.023">
            <text:p>-0.023</text:p>
          </table:table-cell>
          <table:table-cell office:value-type="float" office:value="0.508">
            <text:p>0.508</text:p>
          </table:table-cell>
          <table:table-cell office:value-type="float" office:value="-0.0063">
            <text:p>-0.0063</text:p>
          </table:table-cell>
          <table:table-cell office:value-type="float" office:value="-0.024">
            <text:p>-0.024</text:p>
          </table:table-cell>
          <table:table-cell office:value-type="float" office:value="0.0094">
            <text:p>0.0094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11.2631578947368">
            <text:p>11.2631578947</text:p>
          </table:table-cell>
          <table:table-cell office:value-type="float" office:value="-4.7">
            <text:p>-4.7</text:p>
          </table:table-cell>
          <table:table-cell office:value-type="float" office:value="0.31">
            <text:p>0.31</text:p>
          </table:table-cell>
          <table:table-cell office:value-type="float" office:value="-0.023">
            <text:p>-0.023</text:p>
          </table:table-cell>
          <table:table-cell office:value-type="float" office:value="0.508">
            <text:p>0.508</text:p>
          </table:table-cell>
          <table:table-cell office:value-type="float" office:value="-0.0063">
            <text:p>-0.0063</text:p>
          </table:table-cell>
          <table:table-cell office:value-type="float" office:value="-0.024">
            <text:p>-0.024</text:p>
          </table:table-cell>
          <table:table-cell office:value-type="float" office:value="0.0094">
            <text:p>0.0094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11.3157894736842">
            <text:p>11.3157894737</text:p>
          </table:table-cell>
          <table:table-cell office:value-type="float" office:value="-2.3">
            <text:p>-2.3</text:p>
          </table:table-cell>
          <table:table-cell office:value-type="float" office:value="0.28">
            <text:p>0.28</text:p>
          </table:table-cell>
          <table:table-cell office:value-type="float" office:value="-0.023">
            <text:p>-0.023</text:p>
          </table:table-cell>
          <table:table-cell office:value-type="float" office:value="0.508">
            <text:p>0.508</text:p>
          </table:table-cell>
          <table:table-cell office:value-type="float" office:value="-0.0039">
            <text:p>-0.0039</text:p>
          </table:table-cell>
          <table:table-cell office:value-type="float" office:value="-0.024">
            <text:p>-0.024</text:p>
          </table:table-cell>
          <table:table-cell office:value-type="float" office:value="0.0031">
            <text:p>0.0031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11.3684210526316">
            <text:p>11.3684210526</text:p>
          </table:table-cell>
          <table:table-cell office:value-type="float" office:value="-2.3">
            <text:p>-2.3</text:p>
          </table:table-cell>
          <table:table-cell office:value-type="float" office:value="0.28">
            <text:p>0.28</text:p>
          </table:table-cell>
          <table:table-cell office:value-type="float" office:value="-0.023">
            <text:p>-0.023</text:p>
          </table:table-cell>
          <table:table-cell office:value-type="float" office:value="0.508">
            <text:p>0.508</text:p>
          </table:table-cell>
          <table:table-cell office:value-type="float" office:value="-0.0039">
            <text:p>-0.0039</text:p>
          </table:table-cell>
          <table:table-cell office:value-type="float" office:value="-0.024">
            <text:p>-0.024</text:p>
          </table:table-cell>
          <table:table-cell office:value-type="float" office:value="0.0031">
            <text:p>0.0031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11.4210526315789">
            <text:p>11.4210526316</text:p>
          </table:table-cell>
          <table:table-cell office:value-type="float" office:value="-0.78">
            <text:p>-0.78</text:p>
          </table:table-cell>
          <table:table-cell office:value-type="float" office:value="0.27">
            <text:p>0.27</text:p>
          </table:table-cell>
          <table:table-cell office:value-type="float" office:value="-0.027">
            <text:p>-0.027</text:p>
          </table:table-cell>
          <table:table-cell office:value-type="float" office:value="0.504">
            <text:p>0.504</text:p>
          </table:table-cell>
          <table:table-cell office:value-type="float" office:value="-0.0031">
            <text:p>-0.0031</text:p>
          </table:table-cell>
          <table:table-cell office:value-type="float" office:value="-0.024">
            <text:p>-0.024</text:p>
          </table:table-cell>
          <table:table-cell office:value-type="float" office:value="-0.00078">
            <text:p>-0.00078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11.4736842105263">
            <text:p>11.4736842105</text:p>
          </table:table-cell>
          <table:table-cell office:value-type="float" office:value="-0.78">
            <text:p>-0.78</text:p>
          </table:table-cell>
          <table:table-cell office:value-type="float" office:value="0.27">
            <text:p>0.27</text:p>
          </table:table-cell>
          <table:table-cell office:value-type="float" office:value="-0.027">
            <text:p>-0.027</text:p>
          </table:table-cell>
          <table:table-cell office:value-type="float" office:value="0.504">
            <text:p>0.504</text:p>
          </table:table-cell>
          <table:table-cell office:value-type="float" office:value="-0.0031">
            <text:p>-0.0031</text:p>
          </table:table-cell>
          <table:table-cell office:value-type="float" office:value="-0.024">
            <text:p>-0.024</text:p>
          </table:table-cell>
          <table:table-cell office:value-type="float" office:value="-0.00078">
            <text:p>-0.00078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11.5263157894737">
            <text:p>11.5263157895</text:p>
          </table:table-cell>
          <table:table-cell office:value-type="float" office:value="0">
            <text:p>0</text:p>
          </table:table-cell>
          <table:table-cell office:value-type="float" office:value="0.27">
            <text:p>0.27</text:p>
          </table:table-cell>
          <table:table-cell office:value-type="float" office:value="-0.027">
            <text:p>-0.027</text:p>
          </table:table-cell>
          <table:table-cell office:value-type="float" office:value="0.504">
            <text:p>0.504</text:p>
          </table:table-cell>
          <table:table-cell office:value-type="float" office:value="-0.0031">
            <text:p>-0.0031</text:p>
          </table:table-cell>
          <table:table-cell office:value-type="float" office:value="-0.024">
            <text:p>-0.024</text:p>
          </table:table-cell>
          <table:table-cell office:value-type="float" office:value="0">
            <text:p>0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11.5789473684211">
            <text:p>11.5789473684</text:p>
          </table:table-cell>
          <table:table-cell office:value-type="float" office:value="0">
            <text:p>0</text:p>
          </table:table-cell>
          <table:table-cell office:value-type="float" office:value="0.27">
            <text:p>0.27</text:p>
          </table:table-cell>
          <table:table-cell office:value-type="float" office:value="-0.027">
            <text:p>-0.027</text:p>
          </table:table-cell>
          <table:table-cell office:value-type="float" office:value="0.504">
            <text:p>0.504</text:p>
          </table:table-cell>
          <table:table-cell office:value-type="float" office:value="-0.0031">
            <text:p>-0.0031</text:p>
          </table:table-cell>
          <table:table-cell office:value-type="float" office:value="-0.024">
            <text:p>-0.024</text:p>
          </table:table-cell>
          <table:table-cell office:value-type="float" office:value="0">
            <text:p>0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11.6315789473684">
            <text:p>11.6315789474</text:p>
          </table:table-cell>
          <table:table-cell office:value-type="float" office:value="-2.3">
            <text:p>-2.3</text:p>
          </table:table-cell>
          <table:table-cell office:value-type="float" office:value="0.27">
            <text:p>0.27</text:p>
          </table:table-cell>
          <table:table-cell office:value-type="float" office:value="-0.027">
            <text:p>-0.027</text:p>
          </table:table-cell>
          <table:table-cell office:value-type="float" office:value="0.508">
            <text:p>0.508</text:p>
          </table:table-cell>
          <table:table-cell office:value-type="float" office:value="-0.0031">
            <text:p>-0.0031</text:p>
          </table:table-cell>
          <table:table-cell office:value-type="float" office:value="-0.024">
            <text:p>-0.024</text:p>
          </table:table-cell>
          <table:table-cell office:value-type="float" office:value="0.0016">
            <text:p>0.0016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11.6842105263158">
            <text:p>11.6842105263</text:p>
          </table:table-cell>
          <table:table-cell office:value-type="float" office:value="-2.3">
            <text:p>-2.3</text:p>
          </table:table-cell>
          <table:table-cell office:value-type="float" office:value="0.27">
            <text:p>0.27</text:p>
          </table:table-cell>
          <table:table-cell office:value-type="float" office:value="-0.027">
            <text:p>-0.027</text:p>
          </table:table-cell>
          <table:table-cell office:value-type="float" office:value="0.508">
            <text:p>0.508</text:p>
          </table:table-cell>
          <table:table-cell office:value-type="float" office:value="-0.0031">
            <text:p>-0.0031</text:p>
          </table:table-cell>
          <table:table-cell office:value-type="float" office:value="-0.024">
            <text:p>-0.024</text:p>
          </table:table-cell>
          <table:table-cell office:value-type="float" office:value="0.0016">
            <text:p>0.0016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11.7368421052632">
            <text:p>11.7368421053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0.02">
            <text:p>-0.02</text:p>
          </table:table-cell>
          <table:table-cell office:value-type="float" office:value="0.508">
            <text:p>0.508</text:p>
          </table:table-cell>
          <table:table-cell office:value-type="float" office:value="-0.0023">
            <text:p>-0.0023</text:p>
          </table:table-cell>
          <table:table-cell office:value-type="float" office:value="-0.024">
            <text:p>-0.024</text:p>
          </table:table-cell>
          <table:table-cell office:value-type="float" office:value="0.0055">
            <text:p>0.0055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11.7894736842105">
            <text:p>11.7894736842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0.02">
            <text:p>-0.02</text:p>
          </table:table-cell>
          <table:table-cell office:value-type="float" office:value="0.508">
            <text:p>0.508</text:p>
          </table:table-cell>
          <table:table-cell office:value-type="float" office:value="-0.0023">
            <text:p>-0.0023</text:p>
          </table:table-cell>
          <table:table-cell office:value-type="float" office:value="-0.024">
            <text:p>-0.024</text:p>
          </table:table-cell>
          <table:table-cell office:value-type="float" office:value="0.0055">
            <text:p>0.0055</text:p>
          </table:table-cell>
          <table:table-cell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11.8421052631579">
            <text:p>11.8421052632</text:p>
          </table:table-cell>
          <table:table-cell office:value-type="float" office:value="-1.6">
            <text:p>-1.6</text:p>
          </table:table-cell>
          <table:table-cell office:value-type="float" office:value="0.26">
            <text:p>0.26</text:p>
          </table:table-cell>
          <table:table-cell office:value-type="float" office:value="-0.047">
            <text:p>-0.047</text:p>
          </table:table-cell>
          <table:table-cell office:value-type="float" office:value="0.508">
            <text:p>0.508</text:p>
          </table:table-cell>
          <table:table-cell office:value-type="float" office:value="-0.0039">
            <text:p>-0.0039</text:p>
          </table:table-cell>
          <table:table-cell office:value-type="float" office:value="-0.024">
            <text:p>-0.024</text:p>
          </table:table-cell>
          <table:table-cell office:value-type="float" office:value="-0.017">
            <text:p>-0.017</text:p>
          </table:table-cell>
          <table:table-cell office:value-type="float" office:value="0.206">
            <text:p>0.206</text:p>
          </table:table-cell>
          <table:table-cell/>
        </table:table-row>
        <table:table-row table:style-name="ro1">
          <table:table-cell office:value-type="float" office:value="11.8947368421053">
            <text:p>11.8947368421</text:p>
          </table:table-cell>
          <table:table-cell office:value-type="float" office:value="-1.6">
            <text:p>-1.6</text:p>
          </table:table-cell>
          <table:table-cell office:value-type="float" office:value="0.26">
            <text:p>0.26</text:p>
          </table:table-cell>
          <table:table-cell office:value-type="float" office:value="-0.047">
            <text:p>-0.047</text:p>
          </table:table-cell>
          <table:table-cell office:value-type="float" office:value="0.508">
            <text:p>0.508</text:p>
          </table:table-cell>
          <table:table-cell office:value-type="float" office:value="-0.0039">
            <text:p>-0.0039</text:p>
          </table:table-cell>
          <table:table-cell office:value-type="float" office:value="-0.024">
            <text:p>-0.024</text:p>
          </table:table-cell>
          <table:table-cell office:value-type="float" office:value="-0.017">
            <text:p>-0.017</text:p>
          </table:table-cell>
          <table:table-cell office:value-type="float" office:value="0.206">
            <text:p>0.206</text:p>
          </table:table-cell>
          <table:table-cell/>
        </table:table-row>
        <table:table-row table:style-name="ro1">
          <table:table-cell office:value-type="float" office:value="11.9473684210526">
            <text:p>11.9473684211</text:p>
          </table:table-cell>
          <table:table-cell office:value-type="float" office:value="-0.78">
            <text:p>-0.78</text:p>
          </table:table-cell>
          <table:table-cell office:value-type="float" office:value="0.25">
            <text:p>0.25</text:p>
          </table:table-cell>
          <table:table-cell office:value-type="float" office:value="-0.047">
            <text:p>-0.047</text:p>
          </table:table-cell>
          <table:table-cell office:value-type="float" office:value="0.512">
            <text:p>0.512</text:p>
          </table:table-cell>
          <table:table-cell office:value-type="float" office:value="-0.007">
            <text:p>-0.007</text:p>
          </table:table-cell>
          <table:table-cell office:value-type="float" office:value="-0.025">
            <text:p>-0.025</text:p>
          </table:table-cell>
          <table:table-cell office:value-type="float" office:value="-0.013">
            <text:p>-0.013</text:p>
          </table:table-cell>
          <table:table-cell office:value-type="float" office:value="0.158">
            <text:p>0.158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0.78">
            <text:p>-0.78</text:p>
          </table:table-cell>
          <table:table-cell office:value-type="float" office:value="0.25">
            <text:p>0.25</text:p>
          </table:table-cell>
          <table:table-cell office:value-type="float" office:value="-0.047">
            <text:p>-0.047</text:p>
          </table:table-cell>
          <table:table-cell office:value-type="float" office:value="0.512">
            <text:p>0.512</text:p>
          </table:table-cell>
          <table:table-cell office:value-type="float" office:value="-0.007">
            <text:p>-0.007</text:p>
          </table:table-cell>
          <table:table-cell office:value-type="float" office:value="-0.025">
            <text:p>-0.025</text:p>
          </table:table-cell>
          <table:table-cell office:value-type="float" office:value="-0.013">
            <text:p>-0.013</text:p>
          </table:table-cell>
          <table:table-cell office:value-type="float" office:value="0.158">
            <text:p>0.158</text:p>
          </table:table-cell>
          <table:table-cell/>
        </table:table-row>
        <table:table-row table:style-name="ro1">
          <table:table-cell office:value-type="float" office:value="12.05">
            <text:p>12.05</text:p>
          </table:table-cell>
          <table:table-cell office:value-type="float" office:value="-7">
            <text:p>-7</text:p>
          </table:table-cell>
          <table:table-cell office:value-type="float" office:value="0.23">
            <text:p>0.23</text:p>
          </table:table-cell>
          <table:table-cell office:value-type="float" office:value="-0.027">
            <text:p>-0.027</text:p>
          </table:table-cell>
          <table:table-cell office:value-type="float" office:value="0.512">
            <text:p>0.512</text:p>
          </table:table-cell>
          <table:table-cell office:value-type="float" office:value="-0.0078">
            <text:p>-0.0078</text:p>
          </table:table-cell>
          <table:table-cell office:value-type="float" office:value="-0.025">
            <text:p>-0.025</text:p>
          </table:table-cell>
          <table:table-cell office:value-type="float" office:value="0.0063">
            <text:p>0.0063</text:p>
          </table:table-cell>
          <table:table-cell office:value-type="float" office:value="0.122">
            <text:p>0.122</text:p>
          </table:table-cell>
          <table:table-cell/>
        </table:table-row>
        <table:table-row table:style-name="ro1">
          <table:table-cell office:value-type="float" office:value="12.1">
            <text:p>12.1</text:p>
          </table:table-cell>
          <table:table-cell office:value-type="float" office:value="-7">
            <text:p>-7</text:p>
          </table:table-cell>
          <table:table-cell office:value-type="float" office:value="0.23">
            <text:p>0.23</text:p>
          </table:table-cell>
          <table:table-cell office:value-type="float" office:value="-0.027">
            <text:p>-0.027</text:p>
          </table:table-cell>
          <table:table-cell office:value-type="float" office:value="0.512">
            <text:p>0.512</text:p>
          </table:table-cell>
          <table:table-cell office:value-type="float" office:value="-0.0078">
            <text:p>-0.0078</text:p>
          </table:table-cell>
          <table:table-cell office:value-type="float" office:value="-0.025">
            <text:p>-0.025</text:p>
          </table:table-cell>
          <table:table-cell office:value-type="float" office:value="0.0063">
            <text:p>0.0063</text:p>
          </table:table-cell>
          <table:table-cell office:value-type="float" office:value="0.122">
            <text:p>0.122</text:p>
          </table:table-cell>
          <table:table-cell/>
        </table:table-row>
        <table:table-row table:style-name="ro1">
          <table:table-cell office:value-type="float" office:value="12.15">
            <text:p>12.15</text:p>
          </table:table-cell>
          <table:table-cell office:value-type="float" office:value="-9.4">
            <text:p>-9.4</text:p>
          </table:table-cell>
          <table:table-cell office:value-type="float" office:value="0.16">
            <text:p>0.16</text:p>
          </table:table-cell>
          <table:table-cell office:value-type="float" office:value="-0.035">
            <text:p>-0.035</text:p>
          </table:table-cell>
          <table:table-cell office:value-type="float" office:value="0.508">
            <text:p>0.508</text:p>
          </table:table-cell>
          <table:table-cell office:value-type="float" office:value="-0.0063">
            <text:p>-0.0063</text:p>
          </table:table-cell>
          <table:table-cell office:value-type="float" office:value="-0.025">
            <text:p>-0.025</text:p>
          </table:table-cell>
          <table:table-cell office:value-type="float" office:value="-0.0016">
            <text:p>-0.0016</text:p>
          </table:table-cell>
          <table:table-cell office:value-type="float" office:value="0.0758">
            <text:p>0.0758</text:p>
          </table:table-cell>
          <table:table-cell/>
        </table:table-row>
        <table:table-row table:style-name="ro1">
          <table:table-cell office:value-type="float" office:value="12.2">
            <text:p>12.2</text:p>
          </table:table-cell>
          <table:table-cell office:value-type="float" office:value="-9.4">
            <text:p>-9.4</text:p>
          </table:table-cell>
          <table:table-cell office:value-type="float" office:value="0.16">
            <text:p>0.16</text:p>
          </table:table-cell>
          <table:table-cell office:value-type="float" office:value="-0.035">
            <text:p>-0.035</text:p>
          </table:table-cell>
          <table:table-cell office:value-type="float" office:value="0.508">
            <text:p>0.508</text:p>
          </table:table-cell>
          <table:table-cell office:value-type="float" office:value="-0.0063">
            <text:p>-0.0063</text:p>
          </table:table-cell>
          <table:table-cell office:value-type="float" office:value="-0.025">
            <text:p>-0.025</text:p>
          </table:table-cell>
          <table:table-cell office:value-type="float" office:value="-0.0016">
            <text:p>-0.0016</text:p>
          </table:table-cell>
          <table:table-cell office:value-type="float" office:value="0.0758">
            <text:p>0.0758</text:p>
          </table:table-cell>
          <table:table-cell/>
        </table:table-row>
        <table:table-row table:style-name="ro1">
          <table:table-cell office:value-type="float" office:value="12.25">
            <text:p>12.25</text:p>
          </table:table-cell>
          <table:table-cell office:value-type="float" office:value="-12">
            <text:p>-12</text:p>
          </table:table-cell>
          <table:table-cell office:value-type="float" office:value="0.07">
            <text:p>0.07</text:p>
          </table:table-cell>
          <table:table-cell office:value-type="float" office:value="-0.012">
            <text:p>-0.012</text:p>
          </table:table-cell>
          <table:table-cell office:value-type="float" office:value="0.508">
            <text:p>0.508</text:p>
          </table:table-cell>
          <table:table-cell office:value-type="float" office:value="-0.0031">
            <text:p>-0.0031</text:p>
          </table:table-cell>
          <table:table-cell office:value-type="float" office:value="-0.025">
            <text:p>-0.025</text:p>
          </table:table-cell>
          <table:table-cell office:value-type="float" office:value="0.018">
            <text:p>0.018</text:p>
          </table:table-cell>
          <table:table-cell office:value-type="float" office:value="0.0355">
            <text:p>0.0355</text:p>
          </table:table-cell>
          <table:table-cell/>
        </table:table-row>
        <table:table-row table:style-name="ro1">
          <table:table-cell office:value-type="float" office:value="12.3">
            <text:p>12.3</text:p>
          </table:table-cell>
          <table:table-cell office:value-type="float" office:value="-12">
            <text:p>-12</text:p>
          </table:table-cell>
          <table:table-cell office:value-type="float" office:value="0.07">
            <text:p>0.07</text:p>
          </table:table-cell>
          <table:table-cell office:value-type="float" office:value="-0.012">
            <text:p>-0.012</text:p>
          </table:table-cell>
          <table:table-cell office:value-type="float" office:value="0.508">
            <text:p>0.508</text:p>
          </table:table-cell>
          <table:table-cell office:value-type="float" office:value="-0.0031">
            <text:p>-0.0031</text:p>
          </table:table-cell>
          <table:table-cell office:value-type="float" office:value="-0.025">
            <text:p>-0.025</text:p>
          </table:table-cell>
          <table:table-cell office:value-type="float" office:value="0.018">
            <text:p>0.018</text:p>
          </table:table-cell>
          <table:table-cell office:value-type="float" office:value="0.0355">
            <text:p>0.0355</text:p>
          </table:table-cell>
          <table:table-cell/>
        </table:table-row>
        <table:table-row table:style-name="ro1">
          <table:table-cell office:value-type="float" office:value="12.35">
            <text:p>12.35</text:p>
          </table:table-cell>
          <table:table-cell office:value-type="float" office:value="-7.8">
            <text:p>-7.8</text:p>
          </table:table-cell>
          <table:table-cell office:value-type="float" office:value="-0.0061">
            <text:p>-0.0061</text:p>
          </table:table-cell>
          <table:table-cell office:value-type="float" office:value="-0.02">
            <text:p>-0.02</text:p>
          </table:table-cell>
          <table:table-cell office:value-type="float" office:value="0.508">
            <text:p>0.508</text:p>
          </table:table-cell>
          <table:table-cell office:value-type="float" office:value="0.00078">
            <text:p>0.00078</text:p>
          </table:table-cell>
          <table:table-cell office:value-type="float" office:value="-0.025">
            <text:p>-0.025</text:p>
          </table:table-cell>
          <table:table-cell office:value-type="float" office:value="0.0063">
            <text:p>0.0063</text:p>
          </table:table-cell>
          <table:table-cell office:value-type="float" office:value="0.00684">
            <text:p>0.00684</text:p>
          </table:table-cell>
          <table:table-cell/>
        </table:table-row>
        <table:table-row table:style-name="ro1">
          <table:table-cell office:value-type="float" office:value="12.4">
            <text:p>12.4</text:p>
          </table:table-cell>
          <table:table-cell office:value-type="float" office:value="-7.8">
            <text:p>-7.8</text:p>
          </table:table-cell>
          <table:table-cell office:value-type="float" office:value="-0.0061">
            <text:p>-0.0061</text:p>
          </table:table-cell>
          <table:table-cell office:value-type="float" office:value="-0.02">
            <text:p>-0.02</text:p>
          </table:table-cell>
          <table:table-cell office:value-type="float" office:value="0.508">
            <text:p>0.508</text:p>
          </table:table-cell>
          <table:table-cell office:value-type="float" office:value="0.00078">
            <text:p>0.00078</text:p>
          </table:table-cell>
          <table:table-cell office:value-type="float" office:value="-0.025">
            <text:p>-0.025</text:p>
          </table:table-cell>
          <table:table-cell office:value-type="float" office:value="0.0063">
            <text:p>0.0063</text:p>
          </table:table-cell>
          <table:table-cell office:value-type="float" office:value="0.00684">
            <text:p>0.00684</text:p>
          </table:table-cell>
          <table:table-cell/>
        </table:table-row>
        <table:table-row table:style-name="ro1">
          <table:table-cell office:value-type="float" office:value="12.45">
            <text:p>12.45</text:p>
          </table:table-cell>
          <table:table-cell office:value-type="float" office:value="-7">
            <text:p>-7</text:p>
          </table:table-cell>
          <table:table-cell office:value-type="float" office:value="-0.064">
            <text:p>-0.064</text:p>
          </table:table-cell>
          <table:table-cell office:value-type="float" office:value="-0.016">
            <text:p>-0.016</text:p>
          </table:table-cell>
          <table:table-cell office:value-type="float" office:value="0.508">
            <text:p>0.508</text:p>
          </table:table-cell>
          <table:table-cell office:value-type="float" office:value="0.0047">
            <text:p>0.0047</text:p>
          </table:table-cell>
          <table:table-cell office:value-type="float" office:value="-0.025">
            <text:p>-0.025</text:p>
          </table:table-cell>
          <table:table-cell office:value-type="float" office:value="0.0047">
            <text:p>0.0047</text:p>
          </table:table-cell>
          <table:table-cell office:value-type="float" office:value="0.00299">
            <text:p>0.00299</text:p>
          </table:table-cell>
          <table:table-cell/>
        </table:table-row>
        <table:table-row table:style-name="ro1">
          <table:table-cell office:value-type="float" office:value="12.5">
            <text:p>12.5</text:p>
          </table:table-cell>
          <table:table-cell office:value-type="float" office:value="-7">
            <text:p>-7</text:p>
          </table:table-cell>
          <table:table-cell office:value-type="float" office:value="-0.064">
            <text:p>-0.064</text:p>
          </table:table-cell>
          <table:table-cell office:value-type="float" office:value="-0.016">
            <text:p>-0.016</text:p>
          </table:table-cell>
          <table:table-cell office:value-type="float" office:value="0.508">
            <text:p>0.508</text:p>
          </table:table-cell>
          <table:table-cell office:value-type="float" office:value="0.0047">
            <text:p>0.0047</text:p>
          </table:table-cell>
          <table:table-cell office:value-type="float" office:value="-0.025">
            <text:p>-0.025</text:p>
          </table:table-cell>
          <table:table-cell office:value-type="float" office:value="0.0047">
            <text:p>0.0047</text:p>
          </table:table-cell>
          <table:table-cell office:value-type="float" office:value="0.00299">
            <text:p>0.00299</text:p>
          </table:table-cell>
          <table:table-cell/>
        </table:table-row>
        <table:table-row table:style-name="ro1">
          <table:table-cell office:value-type="float" office:value="12.55">
            <text:p>12.55</text:p>
          </table:table-cell>
          <table:table-cell office:value-type="float" office:value="-1.6">
            <text:p>-1.6</text:p>
          </table:table-cell>
          <table:table-cell office:value-type="float" office:value="-0.096">
            <text:p>-0.096</text:p>
          </table:table-cell>
          <table:table-cell office:value-type="float" office:value="-0.02">
            <text:p>-0.02</text:p>
          </table:table-cell>
          <table:table-cell office:value-type="float" office:value="0.504">
            <text:p>0.504</text:p>
          </table:table-cell>
          <table:table-cell office:value-type="float" office:value="0.007">
            <text:p>0.007</text:p>
          </table:table-cell>
          <table:table-cell office:value-type="float" office:value="-0.025">
            <text:p>-0.025</text:p>
          </table:table-cell>
          <table:table-cell office:value-type="float" office:value="0.0016">
            <text:p>0.0016</text:p>
          </table:table-cell>
          <table:table-cell office:value-type="float" office:value="0.00348">
            <text:p>0.00348</text:p>
          </table:table-cell>
          <table:table-cell/>
        </table:table-row>
        <table:table-row table:style-name="ro1">
          <table:table-cell office:value-type="float" office:value="12.6">
            <text:p>12.6</text:p>
          </table:table-cell>
          <table:table-cell office:value-type="float" office:value="-1.6">
            <text:p>-1.6</text:p>
          </table:table-cell>
          <table:table-cell office:value-type="float" office:value="-0.096">
            <text:p>-0.096</text:p>
          </table:table-cell>
          <table:table-cell office:value-type="float" office:value="-0.02">
            <text:p>-0.02</text:p>
          </table:table-cell>
          <table:table-cell office:value-type="float" office:value="0.504">
            <text:p>0.504</text:p>
          </table:table-cell>
          <table:table-cell office:value-type="float" office:value="0.007">
            <text:p>0.007</text:p>
          </table:table-cell>
          <table:table-cell office:value-type="float" office:value="-0.025">
            <text:p>-0.025</text:p>
          </table:table-cell>
          <table:table-cell office:value-type="float" office:value="0.0016">
            <text:p>0.0016</text:p>
          </table:table-cell>
          <table:table-cell office:value-type="float" office:value="0.00348">
            <text:p>0.00348</text:p>
          </table:table-cell>
          <table:table-cell/>
        </table:table-row>
        <table:table-row table:style-name="ro1">
          <table:table-cell office:value-type="float" office:value="12.65">
            <text:p>12.65</text:p>
          </table:table-cell>
          <table:table-cell office:value-type="float" office:value="-0.78">
            <text:p>-0.78</text:p>
          </table:table-cell>
          <table:table-cell office:value-type="float" office:value="-0.1">
            <text:p>-0.1</text:p>
          </table:table-cell>
          <table:table-cell office:value-type="float" office:value="-0.016">
            <text:p>-0.016</text:p>
          </table:table-cell>
          <table:table-cell office:value-type="float" office:value="0.508">
            <text:p>0.508</text:p>
          </table:table-cell>
          <table:table-cell office:value-type="float" office:value="0.007">
            <text:p>0.007</text:p>
          </table:table-cell>
          <table:table-cell office:value-type="float" office:value="-0.025">
            <text:p>-0.025</text:p>
          </table:table-cell>
          <table:table-cell office:value-type="float" office:value="0.00078">
            <text:p>0.00078</text:p>
          </table:table-cell>
          <table:table-cell office:value-type="float" office:value="0.00299">
            <text:p>0.00299</text:p>
          </table:table-cell>
          <table:table-cell/>
        </table:table-row>
        <table:table-row table:style-name="ro1">
          <table:table-cell office:value-type="float" office:value="12.7">
            <text:p>12.7</text:p>
          </table:table-cell>
          <table:table-cell office:value-type="float" office:value="-0.78">
            <text:p>-0.78</text:p>
          </table:table-cell>
          <table:table-cell office:value-type="float" office:value="-0.1">
            <text:p>-0.1</text:p>
          </table:table-cell>
          <table:table-cell office:value-type="float" office:value="-0.016">
            <text:p>-0.016</text:p>
          </table:table-cell>
          <table:table-cell office:value-type="float" office:value="0.508">
            <text:p>0.508</text:p>
          </table:table-cell>
          <table:table-cell office:value-type="float" office:value="0.007">
            <text:p>0.007</text:p>
          </table:table-cell>
          <table:table-cell office:value-type="float" office:value="-0.025">
            <text:p>-0.025</text:p>
          </table:table-cell>
          <table:table-cell office:value-type="float" office:value="0.00078">
            <text:p>0.00078</text:p>
          </table:table-cell>
          <table:table-cell office:value-type="float" office:value="0.00299">
            <text:p>0.00299</text:p>
          </table:table-cell>
          <table:table-cell/>
        </table:table-row>
        <table:table-row table:style-name="ro1">
          <table:table-cell office:value-type="float" office:value="12.75">
            <text:p>12.75</text:p>
          </table:table-cell>
          <table:table-cell office:value-type="float" office:value="1.6">
            <text:p>1.6</text:p>
          </table:table-cell>
          <table:table-cell office:value-type="float" office:value="-0.11">
            <text:p>-0.11</text:p>
          </table:table-cell>
          <table:table-cell office:value-type="float" office:value="-0.02">
            <text:p>-0.02</text:p>
          </table:table-cell>
          <table:table-cell office:value-type="float" office:value="0.504">
            <text:p>0.504</text:p>
          </table:table-cell>
          <table:table-cell office:value-type="float" office:value="0.0078">
            <text:p>0.0078</text:p>
          </table:table-cell>
          <table:table-cell office:value-type="float" office:value="-0.024">
            <text:p>-0.024</text:p>
          </table:table-cell>
          <table:table-cell office:value-type="float" office:value="0">
            <text:p>0</text:p>
          </table:table-cell>
          <table:table-cell office:value-type="float" office:value="0.00299">
            <text:p>0.0029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4-02-17T01:13:44</dc:date>
    <dc:creator>seriy </dc:creator>
    <meta:editing-duration>P0D</meta:editing-duration>
    <meta:editing-cycles>1</meta:editing-cycles>
    <meta:document-statistic meta:table-count="1" meta:cell-count="2178" meta:object-count="0"/>
  </office:meta>
</office:document-meta>
</file>